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>
            <text:p>ss cal</text:p>
          </table:table-cell>
          <table:table-cell table:number-columns-repeated="7"/>
          <table:table-cell office:value-type="string">
            <text:p>Average Intensity</text:p>
          </table:table-cell>
          <table:table-cell table:number-columns-repeated="5"/>
        </table:table-row>
        <table:table-row table:style-name="ro1">
          <table:table-cell office:value-type="string">
            <text:p>1,</text:p>
          </table:table-cell>
          <table:table-cell office:value-type="float" office:value="1399.31">
            <text:p>1399.31</text:p>
          </table:table-cell>
          <table:table-cell office:value-type="float" office:value="1267.31">
            <text:p>1267.31</text:p>
          </table:table-cell>
          <table:table-cell office:value-type="float" office:value="1398.33">
            <text:p>1398.33</text:p>
          </table:table-cell>
          <table:table-cell office:value-type="float" office:value="1230.41">
            <text:p>1230.41</text:p>
          </table:table-cell>
          <table:table-cell office:value-type="float" office:value="1186.18">
            <text:p>1186.18</text:p>
          </table:table-cell>
          <table:table-cell office:value-type="float" office:value="1040.89">
            <text:p>1040.89</text:p>
          </table:table-cell>
          <table:table-cell table:number-columns-repeated="2"/>
          <table:table-cell office:value-type="float" office:value="1409.62">
            <text:p>1409.62</text:p>
          </table:table-cell>
          <table:table-cell office:value-type="float" office:value="1280.77">
            <text:p>1280.77</text:p>
          </table:table-cell>
          <table:table-cell office:value-type="float" office:value="1408.23">
            <text:p>1408.23</text:p>
          </table:table-cell>
          <table:table-cell office:value-type="float" office:value="1274.17">
            <text:p>1274.17</text:p>
          </table:table-cell>
          <table:table-cell office:value-type="float" office:value="1262.4">
            <text:p>1262.4</text:p>
          </table:table-cell>
          <table:table-cell office:value-type="float" office:value="939.922">
            <text:p>939.922</text:p>
          </table:table-cell>
        </table:table-row>
        <table:table-row table:style-name="ro1">
          <table:table-cell office:value-type="string">
            <text:p>2,</text:p>
          </table:table-cell>
          <table:table-cell office:value-type="float" office:value="1397.78">
            <text:p>1397.78</text:p>
          </table:table-cell>
          <table:table-cell office:value-type="float" office:value="1266.93">
            <text:p>1266.93</text:p>
          </table:table-cell>
          <table:table-cell office:value-type="float" office:value="1397.7">
            <text:p>1397.7</text:p>
          </table:table-cell>
          <table:table-cell office:value-type="float" office:value="1230.34">
            <text:p>1230.34</text:p>
          </table:table-cell>
          <table:table-cell office:value-type="float" office:value="1186.07">
            <text:p>1186.07</text:p>
          </table:table-cell>
          <table:table-cell office:value-type="float" office:value="1041.09">
            <text:p>1041.09</text:p>
          </table:table-cell>
          <table:table-cell table:number-columns-repeated="2"/>
          <table:table-cell office:value-type="float" office:value="1407.1">
            <text:p>1407.1</text:p>
          </table:table-cell>
          <table:table-cell office:value-type="float" office:value="1280.21">
            <text:p>1280.21</text:p>
          </table:table-cell>
          <table:table-cell office:value-type="float" office:value="1407.57">
            <text:p>1407.57</text:p>
          </table:table-cell>
          <table:table-cell office:value-type="float" office:value="1273.8">
            <text:p>1273.8</text:p>
          </table:table-cell>
          <table:table-cell office:value-type="float" office:value="1262.06">
            <text:p>1262.06</text:p>
          </table:table-cell>
          <table:table-cell office:value-type="float" office:value="940.4">
            <text:p>940.4</text:p>
          </table:table-cell>
        </table:table-row>
        <table:table-row table:style-name="ro1">
          <table:table-cell office:value-type="string">
            <text:p>3,</text:p>
          </table:table-cell>
          <table:table-cell office:value-type="float" office:value="1397.01">
            <text:p>1397.01</text:p>
          </table:table-cell>
          <table:table-cell office:value-type="float" office:value="1266.6">
            <text:p>1266.6</text:p>
          </table:table-cell>
          <table:table-cell office:value-type="float" office:value="1397.24">
            <text:p>1397.24</text:p>
          </table:table-cell>
          <table:table-cell office:value-type="float" office:value="1230.06">
            <text:p>1230.06</text:p>
          </table:table-cell>
          <table:table-cell office:value-type="float" office:value="1185.59">
            <text:p>1185.59</text:p>
          </table:table-cell>
          <table:table-cell office:value-type="float" office:value="1041.15">
            <text:p>1041.15</text:p>
          </table:table-cell>
          <table:table-cell table:number-columns-repeated="2"/>
          <table:table-cell office:value-type="float" office:value="1406.53">
            <text:p>1406.53</text:p>
          </table:table-cell>
          <table:table-cell office:value-type="float" office:value="1280.12">
            <text:p>1280.12</text:p>
          </table:table-cell>
          <table:table-cell office:value-type="float" office:value="1407.12">
            <text:p>1407.12</text:p>
          </table:table-cell>
          <table:table-cell office:value-type="float" office:value="1273.42">
            <text:p>1273.42</text:p>
          </table:table-cell>
          <table:table-cell office:value-type="float" office:value="1261.78">
            <text:p>1261.78</text:p>
          </table:table-cell>
          <table:table-cell office:value-type="float" office:value="940.699">
            <text:p>940.699</text:p>
          </table:table-cell>
        </table:table-row>
        <table:table-row table:style-name="ro1">
          <table:table-cell office:value-type="string">
            <text:p>4,</text:p>
          </table:table-cell>
          <table:table-cell office:value-type="float" office:value="1396.01">
            <text:p>1396.01</text:p>
          </table:table-cell>
          <table:table-cell office:value-type="float" office:value="1265.97">
            <text:p>1265.97</text:p>
          </table:table-cell>
          <table:table-cell office:value-type="float" office:value="1396.37">
            <text:p>1396.37</text:p>
          </table:table-cell>
          <table:table-cell office:value-type="float" office:value="1229.75">
            <text:p>1229.75</text:p>
          </table:table-cell>
          <table:table-cell office:value-type="float" office:value="1185.25">
            <text:p>1185.25</text:p>
          </table:table-cell>
          <table:table-cell office:value-type="float" office:value="1042.68">
            <text:p>1042.68</text:p>
          </table:table-cell>
          <table:table-cell table:number-columns-repeated="2"/>
          <table:table-cell office:value-type="float" office:value="1406.09">
            <text:p>1406.09</text:p>
          </table:table-cell>
          <table:table-cell office:value-type="float" office:value="1279.86">
            <text:p>1279.86</text:p>
          </table:table-cell>
          <table:table-cell office:value-type="float" office:value="1406.67">
            <text:p>1406.67</text:p>
          </table:table-cell>
          <table:table-cell office:value-type="float" office:value="1273.18">
            <text:p>1273.18</text:p>
          </table:table-cell>
          <table:table-cell office:value-type="float" office:value="1261.51">
            <text:p>1261.51</text:p>
          </table:table-cell>
          <table:table-cell office:value-type="float" office:value="941.132">
            <text:p>941.132</text:p>
          </table:table-cell>
        </table:table-row>
        <table:table-row table:style-name="ro1">
          <table:table-cell office:value-type="string">
            <text:p>5,</text:p>
          </table:table-cell>
          <table:table-cell office:value-type="float" office:value="1395.57">
            <text:p>1395.57</text:p>
          </table:table-cell>
          <table:table-cell office:value-type="float" office:value="1265.48">
            <text:p>1265.48</text:p>
          </table:table-cell>
          <table:table-cell office:value-type="float" office:value="1395.56">
            <text:p>1395.56</text:p>
          </table:table-cell>
          <table:table-cell office:value-type="float" office:value="1229.27">
            <text:p>1229.27</text:p>
          </table:table-cell>
          <table:table-cell office:value-type="float" office:value="1184.7">
            <text:p>1184.7</text:p>
          </table:table-cell>
          <table:table-cell office:value-type="float" office:value="1042.73">
            <text:p>1042.73</text:p>
          </table:table-cell>
          <table:table-cell table:number-columns-repeated="2"/>
          <table:table-cell office:value-type="float" office:value="1405.7">
            <text:p>1405.7</text:p>
          </table:table-cell>
          <table:table-cell office:value-type="float" office:value="1279.53">
            <text:p>1279.53</text:p>
          </table:table-cell>
          <table:table-cell office:value-type="float" office:value="1405.83">
            <text:p>1405.83</text:p>
          </table:table-cell>
          <table:table-cell office:value-type="float" office:value="1272.88">
            <text:p>1272.88</text:p>
          </table:table-cell>
          <table:table-cell office:value-type="float" office:value="1261.17">
            <text:p>1261.17</text:p>
          </table:table-cell>
          <table:table-cell office:value-type="float" office:value="941.772">
            <text:p>941.772</text:p>
          </table:table-cell>
        </table:table-row>
        <table:table-row table:style-name="ro1">
          <table:table-cell office:value-type="string">
            <text:p>6,</text:p>
          </table:table-cell>
          <table:table-cell office:value-type="float" office:value="1394.94">
            <text:p>1394.94</text:p>
          </table:table-cell>
          <table:table-cell office:value-type="float" office:value="1264.93">
            <text:p>1264.93</text:p>
          </table:table-cell>
          <table:table-cell office:value-type="float" office:value="1395.2">
            <text:p>1395.2</text:p>
          </table:table-cell>
          <table:table-cell office:value-type="float" office:value="1228.95">
            <text:p>1228.95</text:p>
          </table:table-cell>
          <table:table-cell office:value-type="float" office:value="1184.37">
            <text:p>1184.37</text:p>
          </table:table-cell>
          <table:table-cell office:value-type="float" office:value="1042.72">
            <text:p>1042.72</text:p>
          </table:table-cell>
          <table:table-cell table:number-columns-repeated="2"/>
          <table:table-cell office:value-type="float" office:value="1405.12">
            <text:p>1405.12</text:p>
          </table:table-cell>
          <table:table-cell office:value-type="float" office:value="1279.51">
            <text:p>1279.51</text:p>
          </table:table-cell>
          <table:table-cell office:value-type="float" office:value="1405.33">
            <text:p>1405.33</text:p>
          </table:table-cell>
          <table:table-cell office:value-type="float" office:value="1272.49">
            <text:p>1272.49</text:p>
          </table:table-cell>
          <table:table-cell office:value-type="float" office:value="1260.99">
            <text:p>1260.99</text:p>
          </table:table-cell>
          <table:table-cell office:value-type="float" office:value="942.238">
            <text:p>942.238</text:p>
          </table:table-cell>
        </table:table-row>
        <table:table-row table:style-name="ro1">
          <table:table-cell office:value-type="string">
            <text:p>7,</text:p>
          </table:table-cell>
          <table:table-cell office:value-type="float" office:value="1394.36">
            <text:p>1394.36</text:p>
          </table:table-cell>
          <table:table-cell office:value-type="float" office:value="1264.39">
            <text:p>1264.39</text:p>
          </table:table-cell>
          <table:table-cell office:value-type="float" office:value="1394.56">
            <text:p>1394.56</text:p>
          </table:table-cell>
          <table:table-cell office:value-type="float" office:value="1228.6">
            <text:p>1228.6</text:p>
          </table:table-cell>
          <table:table-cell office:value-type="float" office:value="1184.06">
            <text:p>1184.06</text:p>
          </table:table-cell>
          <table:table-cell office:value-type="float" office:value="1042.46">
            <text:p>1042.46</text:p>
          </table:table-cell>
          <table:table-cell table:number-columns-repeated="2"/>
          <table:table-cell office:value-type="float" office:value="1404.73">
            <text:p>1404.73</text:p>
          </table:table-cell>
          <table:table-cell office:value-type="float" office:value="1279.26">
            <text:p>1279.26</text:p>
          </table:table-cell>
          <table:table-cell office:value-type="float" office:value="1404.91">
            <text:p>1404.91</text:p>
          </table:table-cell>
          <table:table-cell office:value-type="float" office:value="1272.34">
            <text:p>1272.34</text:p>
          </table:table-cell>
          <table:table-cell office:value-type="float" office:value="1260.84">
            <text:p>1260.84</text:p>
          </table:table-cell>
          <table:table-cell office:value-type="float" office:value="942.791">
            <text:p>942.791</text:p>
          </table:table-cell>
        </table:table-row>
        <table:table-row table:style-name="ro1">
          <table:table-cell office:value-type="string">
            <text:p>8,</text:p>
          </table:table-cell>
          <table:table-cell office:value-type="float" office:value="1393.79">
            <text:p>1393.79</text:p>
          </table:table-cell>
          <table:table-cell office:value-type="float" office:value="1263.85">
            <text:p>1263.85</text:p>
          </table:table-cell>
          <table:table-cell office:value-type="float" office:value="1393.88">
            <text:p>1393.88</text:p>
          </table:table-cell>
          <table:table-cell office:value-type="float" office:value="1228.05">
            <text:p>1228.05</text:p>
          </table:table-cell>
          <table:table-cell office:value-type="float" office:value="1183.63">
            <text:p>1183.63</text:p>
          </table:table-cell>
          <table:table-cell office:value-type="float" office:value="1042.27">
            <text:p>1042.27</text:p>
          </table:table-cell>
          <table:table-cell table:number-columns-repeated="2"/>
          <table:table-cell office:value-type="float" office:value="1404.41">
            <text:p>1404.41</text:p>
          </table:table-cell>
          <table:table-cell office:value-type="float" office:value="1278.98">
            <text:p>1278.98</text:p>
          </table:table-cell>
          <table:table-cell office:value-type="float" office:value="1404.42">
            <text:p>1404.42</text:p>
          </table:table-cell>
          <table:table-cell office:value-type="float" office:value="1272.35">
            <text:p>1272.35</text:p>
          </table:table-cell>
          <table:table-cell office:value-type="float" office:value="1260.67">
            <text:p>1260.67</text:p>
          </table:table-cell>
          <table:table-cell office:value-type="float" office:value="942.987">
            <text:p>942.987</text:p>
          </table:table-cell>
        </table:table-row>
        <table:table-row table:style-name="ro1">
          <table:table-cell office:value-type="string">
            <text:p>9,</text:p>
          </table:table-cell>
          <table:table-cell office:value-type="float" office:value="1393.34">
            <text:p>1393.34</text:p>
          </table:table-cell>
          <table:table-cell office:value-type="float" office:value="1263.44">
            <text:p>1263.44</text:p>
          </table:table-cell>
          <table:table-cell office:value-type="float" office:value="1393.82">
            <text:p>1393.82</text:p>
          </table:table-cell>
          <table:table-cell office:value-type="float" office:value="1227.82">
            <text:p>1227.82</text:p>
          </table:table-cell>
          <table:table-cell office:value-type="float" office:value="1183.23">
            <text:p>1183.23</text:p>
          </table:table-cell>
          <table:table-cell office:value-type="float" office:value="1041.93">
            <text:p>1041.93</text:p>
          </table:table-cell>
          <table:table-cell table:number-columns-repeated="2"/>
          <table:table-cell office:value-type="float" office:value="1403.82">
            <text:p>1403.82</text:p>
          </table:table-cell>
          <table:table-cell office:value-type="float" office:value="1278.95">
            <text:p>1278.95</text:p>
          </table:table-cell>
          <table:table-cell office:value-type="float" office:value="1404.38">
            <text:p>1404.38</text:p>
          </table:table-cell>
          <table:table-cell office:value-type="float" office:value="1272.07">
            <text:p>1272.07</text:p>
          </table:table-cell>
          <table:table-cell office:value-type="float" office:value="1260.66">
            <text:p>1260.66</text:p>
          </table:table-cell>
          <table:table-cell office:value-type="float" office:value="943.707">
            <text:p>943.707</text:p>
          </table:table-cell>
        </table:table-row>
        <table:table-row table:style-name="ro1">
          <table:table-cell office:value-type="string">
            <text:p>10,</text:p>
          </table:table-cell>
          <table:table-cell office:value-type="float" office:value="1393.03">
            <text:p>1393.03</text:p>
          </table:table-cell>
          <table:table-cell office:value-type="float" office:value="1262.84">
            <text:p>1262.84</text:p>
          </table:table-cell>
          <table:table-cell office:value-type="float" office:value="1393.15">
            <text:p>1393.15</text:p>
          </table:table-cell>
          <table:table-cell office:value-type="float" office:value="1227.45">
            <text:p>1227.45</text:p>
          </table:table-cell>
          <table:table-cell office:value-type="float" office:value="1182.8">
            <text:p>1182.8</text:p>
          </table:table-cell>
          <table:table-cell office:value-type="float" office:value="1041.52">
            <text:p>1041.52</text:p>
          </table:table-cell>
          <table:table-cell table:number-columns-repeated="2"/>
          <table:table-cell office:value-type="float" office:value="1403.5">
            <text:p>1403.5</text:p>
          </table:table-cell>
          <table:table-cell office:value-type="float" office:value="1278.84">
            <text:p>1278.84</text:p>
          </table:table-cell>
          <table:table-cell office:value-type="float" office:value="1403.88">
            <text:p>1403.88</text:p>
          </table:table-cell>
          <table:table-cell office:value-type="float" office:value="1272.04">
            <text:p>1272.04</text:p>
          </table:table-cell>
          <table:table-cell office:value-type="float" office:value="1260.65">
            <text:p>1260.65</text:p>
          </table:table-cell>
          <table:table-cell office:value-type="float" office:value="944.391">
            <text:p>944.391</text:p>
          </table:table-cell>
        </table:table-row>
        <table:table-row table:style-name="ro1">
          <table:table-cell office:value-type="string">
            <text:p>1,</text:p>
          </table:table-cell>
          <table:table-cell table:style-name="ce1" table:formula="of:=AVERAGE([.B4:.B13])" office:value-type="float" office:value="1395.514">
            <text:p>1395.514</text:p>
          </table:table-cell>
          <table:table-cell table:style-name="ce1" table:formula="of:=AVERAGE([.C4:.C13])" office:value-type="float" office:value="1265.174">
            <text:p>1265.174</text:p>
          </table:table-cell>
          <table:table-cell table:style-name="ce1" table:formula="of:=AVERAGE([.D4:.D13])" office:value-type="float" office:value="1395.581">
            <text:p>1395.581</text:p>
          </table:table-cell>
          <table:table-cell table:style-name="ce1" table:formula="of:=AVERAGE([.E4:.E13])" office:value-type="float" office:value="1229.07">
            <text:p>1229.07</text:p>
          </table:table-cell>
          <table:table-cell table:style-name="ce1" table:formula="of:=AVERAGE([.F4:.F13])" office:value-type="float" office:value="1184.588">
            <text:p>1184.588</text:p>
          </table:table-cell>
          <table:table-cell table:style-name="ce1" table:formula="of:=AVERAGE([.G4:.G13])" office:value-type="float" office:value="1041.944">
            <text:p>1041.944</text:p>
          </table:table-cell>
          <table:table-cell table:number-columns-repeated="8"/>
        </table:table-row>
        <table:table-row table:style-name="ro1">
          <table:table-cell office:value-type="string">
            <text:p>2,</text:p>
          </table:table-cell>
          <table:table-cell table:number-columns-repeated="6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3,</text:p>
          </table:table-cell>
          <table:table-cell table:style-name="ce1" table:formula="of:=AVERAGE([.B23:.B27])" office:value-type="float" office:value="441.9016">
            <text:p>441.9016</text:p>
          </table:table-cell>
          <table:table-cell table:style-name="ce1" table:formula="of:=AVERAGE([.C23:.C27])" office:value-type="float" office:value="411.3468">
            <text:p>411.3468</text:p>
          </table:table-cell>
          <table:table-cell table:style-name="ce1" table:formula="of:=AVERAGE([.D23:.D27])" office:value-type="float" office:value="441.6872">
            <text:p>441.6872</text:p>
          </table:table-cell>
          <table:table-cell table:style-name="ce1" table:formula="of:=AVERAGE([.E23:.E27])" office:value-type="float" office:value="396.8188">
            <text:p>396.8188</text:p>
          </table:table-cell>
          <table:table-cell table:style-name="ce1" table:formula="of:=AVERAGE([.F23:.F27])" office:value-type="float" office:value="414.185">
            <text:p>414.185</text:p>
          </table:table-cell>
          <table:table-cell table:style-name="ce1" table:formula="of:=AVERAGE([.G23:.G27])" office:value-type="float" office:value="361.9512">
            <text:p>361.9512</text:p>
          </table:table-cell>
          <table:table-cell table:number-columns-repeated="8"/>
        </table:table-row>
        <table:table-row table:style-name="ro1">
          <table:table-cell office:value-type="string">
            <text:p>4,</text:p>
          </table:table-cell>
          <table:table-cell table:number-columns-repeated="6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5,</text:p>
          </table:table-cell>
          <table:table-cell office:value-type="float" office:value="448.276">
            <text:p>448.276</text:p>
          </table:table-cell>
          <table:table-cell office:value-type="float" office:value="418.636">
            <text:p>418.636</text:p>
          </table:table-cell>
          <table:table-cell office:value-type="float" office:value="447.868">
            <text:p>447.868</text:p>
          </table:table-cell>
          <table:table-cell office:value-type="float" office:value="404.244">
            <text:p>404.244</text:p>
          </table:table-cell>
          <table:table-cell office:value-type="float" office:value="421.011">
            <text:p>421.011</text:p>
          </table:table-cell>
          <table:table-cell office:value-type="float" office:value="369.6">
            <text:p>369.6</text:p>
          </table:table-cell>
          <table:table-cell table:number-columns-repeated="8"/>
        </table:table-row>
        <table:table-row table:style-name="ro1">
          <table:table-cell office:value-type="string">
            <text:p>6,</text:p>
          </table:table-cell>
          <table:table-cell office:value-type="float" office:value="446.955">
            <text:p>446.955</text:p>
          </table:table-cell>
          <table:table-cell office:value-type="float" office:value="417.176">
            <text:p>417.176</text:p>
          </table:table-cell>
          <table:table-cell office:value-type="float" office:value="446.758">
            <text:p>446.758</text:p>
          </table:table-cell>
          <table:table-cell office:value-type="float" office:value="402.545">
            <text:p>402.545</text:p>
          </table:table-cell>
          <table:table-cell office:value-type="float" office:value="419.694">
            <text:p>419.694</text:p>
          </table:table-cell>
          <table:table-cell office:value-type="float" office:value="368.939">
            <text:p>368.939</text:p>
          </table:table-cell>
          <table:table-cell table:number-columns-repeated="8"/>
        </table:table-row>
        <table:table-row table:style-name="ro1">
          <table:table-cell office:value-type="string">
            <text:p>7,</text:p>
          </table:table-cell>
          <table:table-cell office:value-type="float" office:value="446.008">
            <text:p>446.008</text:p>
          </table:table-cell>
          <table:table-cell office:value-type="float" office:value="415.972">
            <text:p>415.972</text:p>
          </table:table-cell>
          <table:table-cell office:value-type="float" office:value="445.851">
            <text:p>445.851</text:p>
          </table:table-cell>
          <table:table-cell office:value-type="float" office:value="401.337">
            <text:p>401.337</text:p>
          </table:table-cell>
          <table:table-cell office:value-type="float" office:value="418.553">
            <text:p>418.553</text:p>
          </table:table-cell>
          <table:table-cell office:value-type="float" office:value="368.182">
            <text:p>368.182</text:p>
          </table:table-cell>
          <table:table-cell table:number-columns-repeated="8"/>
        </table:table-row>
        <table:table-row table:style-name="ro1">
          <table:table-cell office:value-type="string">
            <text:p>8,</text:p>
          </table:table-cell>
          <table:table-cell office:value-type="float" office:value="445.282">
            <text:p>445.282</text:p>
          </table:table-cell>
          <table:table-cell office:value-type="float" office:value="415.294">
            <text:p>415.294</text:p>
          </table:table-cell>
          <table:table-cell office:value-type="float" office:value="445.022">
            <text:p>445.022</text:p>
          </table:table-cell>
          <table:table-cell office:value-type="float" office:value="400.593">
            <text:p>400.593</text:p>
          </table:table-cell>
          <table:table-cell office:value-type="float" office:value="417.748">
            <text:p>417.748</text:p>
          </table:table-cell>
          <table:table-cell office:value-type="float" office:value="366.925">
            <text:p>366.925</text:p>
          </table:table-cell>
          <table:table-cell table:number-columns-repeated="8"/>
        </table:table-row>
        <table:table-row table:style-name="ro1">
          <table:table-cell office:value-type="string">
            <text:p>9,</text:p>
          </table:table-cell>
          <table:table-cell office:value-type="float" office:value="444.638">
            <text:p>444.638</text:p>
          </table:table-cell>
          <table:table-cell office:value-type="float" office:value="414.764">
            <text:p>414.764</text:p>
          </table:table-cell>
          <table:table-cell office:value-type="float" office:value="444.606">
            <text:p>444.606</text:p>
          </table:table-cell>
          <table:table-cell office:value-type="float" office:value="399.969">
            <text:p>399.969</text:p>
          </table:table-cell>
          <table:table-cell office:value-type="float" office:value="417.313">
            <text:p>417.313</text:p>
          </table:table-cell>
          <table:table-cell office:value-type="float" office:value="365.572">
            <text:p>365.572</text:p>
          </table:table-cell>
          <table:table-cell table:number-columns-repeated="8"/>
        </table:table-row>
        <table:table-row table:style-name="ro1">
          <table:table-cell office:value-type="string">
            <text:p>10,</text:p>
          </table:table-cell>
          <table:table-cell office:value-type="float" office:value="443.279">
            <text:p>443.279</text:p>
          </table:table-cell>
          <table:table-cell office:value-type="float" office:value="413.364">
            <text:p>413.364</text:p>
          </table:table-cell>
          <table:table-cell office:value-type="float" office:value="443.122">
            <text:p>443.122</text:p>
          </table:table-cell>
          <table:table-cell office:value-type="float" office:value="398.353">
            <text:p>398.353</text:p>
          </table:table-cell>
          <table:table-cell office:value-type="float" office:value="415.672">
            <text:p>415.672</text:p>
          </table:table-cell>
          <table:table-cell office:value-type="float" office:value="363.806">
            <text:p>363.806</text:p>
          </table:table-cell>
          <table:table-cell table:number-columns-repeated="8"/>
        </table:table-row>
        <table:table-row table:style-name="ro1">
          <table:table-cell office:value-type="string">
            <text:p>1,</text:p>
          </table:table-cell>
          <table:table-cell office:value-type="float" office:value="442.624">
            <text:p>442.624</text:p>
          </table:table-cell>
          <table:table-cell office:value-type="float" office:value="412.09">
            <text:p>412.09</text:p>
          </table:table-cell>
          <table:table-cell office:value-type="float" office:value="442.362">
            <text:p>442.362</text:p>
          </table:table-cell>
          <table:table-cell office:value-type="float" office:value="397.467">
            <text:p>397.467</text:p>
          </table:table-cell>
          <table:table-cell office:value-type="float" office:value="414.808">
            <text:p>414.808</text:p>
          </table:table-cell>
          <table:table-cell office:value-type="float" office:value="362.583">
            <text:p>362.583</text:p>
          </table:table-cell>
          <table:table-cell table:number-columns-repeated="8"/>
        </table:table-row>
        <table:table-row table:style-name="ro1">
          <table:table-cell office:value-type="string">
            <text:p>2,</text:p>
          </table:table-cell>
          <table:table-cell office:value-type="float" office:value="441.851">
            <text:p>441.851</text:p>
          </table:table-cell>
          <table:table-cell office:value-type="float" office:value="411.123">
            <text:p>411.123</text:p>
          </table:table-cell>
          <table:table-cell office:value-type="float" office:value="441.629">
            <text:p>441.629</text:p>
          </table:table-cell>
          <table:table-cell office:value-type="float" office:value="396.779">
            <text:p>396.779</text:p>
          </table:table-cell>
          <table:table-cell office:value-type="float" office:value="414.039">
            <text:p>414.039</text:p>
          </table:table-cell>
          <table:table-cell office:value-type="float" office:value="361.686">
            <text:p>361.686</text:p>
          </table:table-cell>
          <table:table-cell table:number-columns-repeated="8"/>
        </table:table-row>
        <table:table-row table:style-name="ro1">
          <table:table-cell office:value-type="string">
            <text:p>3,</text:p>
          </table:table-cell>
          <table:table-cell office:value-type="float" office:value="441.256">
            <text:p>441.256</text:p>
          </table:table-cell>
          <table:table-cell office:value-type="float" office:value="410.24">
            <text:p>410.24</text:p>
          </table:table-cell>
          <table:table-cell office:value-type="float" office:value="440.85">
            <text:p>440.85</text:p>
          </table:table-cell>
          <table:table-cell office:value-type="float" office:value="396.031">
            <text:p>396.031</text:p>
          </table:table-cell>
          <table:table-cell office:value-type="float" office:value="413.447">
            <text:p>413.447</text:p>
          </table:table-cell>
          <table:table-cell office:value-type="float" office:value="361.086">
            <text:p>361.086</text:p>
          </table:table-cell>
          <table:table-cell table:number-columns-repeated="8"/>
        </table:table-row>
        <table:table-row table:style-name="ro1">
          <table:table-cell office:value-type="string">
            <text:p>4,</text:p>
          </table:table-cell>
          <table:table-cell office:value-type="float" office:value="440.498">
            <text:p>440.498</text:p>
          </table:table-cell>
          <table:table-cell office:value-type="float" office:value="409.917">
            <text:p>409.917</text:p>
          </table:table-cell>
          <table:table-cell office:value-type="float" office:value="440.473">
            <text:p>440.473</text:p>
          </table:table-cell>
          <table:table-cell office:value-type="float" office:value="395.464">
            <text:p>395.464</text:p>
          </table:table-cell>
          <table:table-cell office:value-type="float" office:value="412.959">
            <text:p>412.959</text:p>
          </table:table-cell>
          <table:table-cell office:value-type="float" office:value="360.595">
            <text:p>360.595</text:p>
          </table:table-cell>
          <table:table-cell table:number-columns-repeated="8"/>
        </table:table-row>
        <table:table-row table:style-name="ro1">
          <table:table-cell office:value-type="string">
            <text:p>5,</text:p>
          </table:table-cell>
          <table:table-cell office:value-type="float" office:value="825.57">
            <text:p>825.57</text:p>
          </table:table-cell>
          <table:table-cell office:value-type="float" office:value="755.975">
            <text:p>755.975</text:p>
          </table:table-cell>
          <table:table-cell office:value-type="float" office:value="827.368">
            <text:p>827.368</text:p>
          </table:table-cell>
          <table:table-cell office:value-type="float" office:value="737.724">
            <text:p>737.724</text:p>
          </table:table-cell>
          <table:table-cell office:value-type="float" office:value="796.058">
            <text:p>796.058</text:p>
          </table:table-cell>
          <table:table-cell office:value-type="float" office:value="685.904">
            <text:p>685.904</text:p>
          </table:table-cell>
          <table:table-cell table:number-columns-repeated="8"/>
        </table:table-row>
        <table:table-row table:style-name="ro1">
          <table:table-cell office:value-type="string">
            <text:p>6,</text:p>
          </table:table-cell>
          <table:table-cell office:value-type="float" office:value="1002.49">
            <text:p>1002.49</text:p>
          </table:table-cell>
          <table:table-cell office:value-type="float" office:value="915.215">
            <text:p>915.215</text:p>
          </table:table-cell>
          <table:table-cell office:value-type="float" office:value="1003.98">
            <text:p>1003.98</text:p>
          </table:table-cell>
          <table:table-cell office:value-type="float" office:value="899.794">
            <text:p>899.794</text:p>
          </table:table-cell>
          <table:table-cell office:value-type="float" office:value="957.087">
            <text:p>957.087</text:p>
          </table:table-cell>
          <table:table-cell office:value-type="float" office:value="768.259">
            <text:p>768.259</text:p>
          </table:table-cell>
          <table:table-cell table:number-columns-repeated="8"/>
        </table:table-row>
        <table:table-row table:style-name="ro1">
          <table:table-cell office:value-type="string">
            <text:p>7,</text:p>
          </table:table-cell>
          <table:table-cell office:value-type="float" office:value="1097.89">
            <text:p>1097.89</text:p>
          </table:table-cell>
          <table:table-cell office:value-type="float" office:value="989.487">
            <text:p>989.487</text:p>
          </table:table-cell>
          <table:table-cell office:value-type="float" office:value="1098.86">
            <text:p>1098.86</text:p>
          </table:table-cell>
          <table:table-cell office:value-type="float" office:value="997.992">
            <text:p>997.992</text:p>
          </table:table-cell>
          <table:table-cell office:value-type="float" office:value="1050.5">
            <text:p>1050.5</text:p>
          </table:table-cell>
          <table:table-cell office:value-type="float" office:value="774.806">
            <text:p>774.806</text:p>
          </table:table-cell>
          <table:table-cell table:number-columns-repeated="8"/>
        </table:table-row>
        <table:table-row table:style-name="ro1">
          <table:table-cell office:value-type="string">
            <text:p>8,</text:p>
          </table:table-cell>
          <table:table-cell office:value-type="float" office:value="1153.53">
            <text:p>1153.53</text:p>
          </table:table-cell>
          <table:table-cell office:value-type="float" office:value="1025.33">
            <text:p>1025.33</text:p>
          </table:table-cell>
          <table:table-cell office:value-type="float" office:value="1153.91">
            <text:p>1153.91</text:p>
          </table:table-cell>
          <table:table-cell office:value-type="float" office:value="1059.01">
            <text:p>1059.01</text:p>
          </table:table-cell>
          <table:table-cell office:value-type="float" office:value="1104.62">
            <text:p>1104.62</text:p>
          </table:table-cell>
          <table:table-cell office:value-type="float" office:value="774.639">
            <text:p>774.639</text:p>
          </table:table-cell>
          <table:table-cell table:number-columns-repeated="8"/>
        </table:table-row>
        <table:table-row table:style-name="ro1">
          <table:table-cell office:value-type="string">
            <text:p>9,</text:p>
          </table:table-cell>
          <table:table-cell office:value-type="float" office:value="1194.93">
            <text:p>1194.93</text:p>
          </table:table-cell>
          <table:table-cell office:value-type="float" office:value="1050.87">
            <text:p>1050.87</text:p>
          </table:table-cell>
          <table:table-cell office:value-type="float" office:value="1195.36">
            <text:p>1195.36</text:p>
          </table:table-cell>
          <table:table-cell office:value-type="float" office:value="1097.84">
            <text:p>1097.84</text:p>
          </table:table-cell>
          <table:table-cell office:value-type="float" office:value="1135.18">
            <text:p>1135.18</text:p>
          </table:table-cell>
          <table:table-cell office:value-type="float" office:value="774.886">
            <text:p>774.886</text:p>
          </table:table-cell>
          <table:table-cell table:number-columns-repeated="8"/>
        </table:table-row>
        <table:table-row table:style-name="ro1">
          <table:table-cell office:value-type="string">
            <text:p>10,</text:p>
          </table:table-cell>
          <table:table-cell office:value-type="float" office:value="1226.65">
            <text:p>1226.65</text:p>
          </table:table-cell>
          <table:table-cell office:value-type="float" office:value="1075.29">
            <text:p>1075.29</text:p>
          </table:table-cell>
          <table:table-cell office:value-type="float" office:value="1227.24">
            <text:p>1227.24</text:p>
          </table:table-cell>
          <table:table-cell office:value-type="float" office:value="1124.48">
            <text:p>1124.48</text:p>
          </table:table-cell>
          <table:table-cell office:value-type="float" office:value="1149.3">
            <text:p>1149.3</text:p>
          </table:table-cell>
          <table:table-cell office:value-type="float" office:value="776.737">
            <text:p>776.737</text:p>
          </table:table-cell>
          <table:table-cell table:number-columns-repeated="8"/>
        </table:table-row>
        <table:table-row table:style-name="ro1">
          <table:table-cell office:value-type="string">
            <text:p>1,</text:p>
          </table:table-cell>
          <table:table-cell office:value-type="float" office:value="1252.9">
            <text:p>1252.9</text:p>
          </table:table-cell>
          <table:table-cell office:value-type="float" office:value="1102.2">
            <text:p>1102.2</text:p>
          </table:table-cell>
          <table:table-cell office:value-type="float" office:value="1253.67">
            <text:p>1253.67</text:p>
          </table:table-cell>
          <table:table-cell office:value-type="float" office:value="1142.99">
            <text:p>1142.99</text:p>
          </table:table-cell>
          <table:table-cell office:value-type="float" office:value="1151.01">
            <text:p>1151.01</text:p>
          </table:table-cell>
          <table:table-cell office:value-type="float" office:value="778.58">
            <text:p>778.58</text:p>
          </table:table-cell>
          <table:table-cell table:number-columns-repeated="8"/>
        </table:table-row>
        <table:table-row table:style-name="ro1">
          <table:table-cell office:value-type="string">
            <text:p>2,</text:p>
          </table:table-cell>
          <table:table-cell office:value-type="float" office:value="1271.37">
            <text:p>1271.37</text:p>
          </table:table-cell>
          <table:table-cell office:value-type="float" office:value="1121.13">
            <text:p>1121.13</text:p>
          </table:table-cell>
          <table:table-cell office:value-type="float" office:value="1271.78">
            <text:p>1271.78</text:p>
          </table:table-cell>
          <table:table-cell office:value-type="float" office:value="1156.42">
            <text:p>1156.42</text:p>
          </table:table-cell>
          <table:table-cell office:value-type="float" office:value="1149.91">
            <text:p>1149.91</text:p>
          </table:table-cell>
          <table:table-cell office:value-type="float" office:value="780.188">
            <text:p>780.188</text:p>
          </table:table-cell>
          <table:table-cell table:number-columns-repeated="8"/>
        </table:table-row>
        <table:table-row table:style-name="ro1">
          <table:table-cell office:value-type="string">
            <text:p>3,</text:p>
          </table:table-cell>
          <table:table-cell office:value-type="float" office:value="1284.34">
            <text:p>1284.34</text:p>
          </table:table-cell>
          <table:table-cell office:value-type="float" office:value="1130.71">
            <text:p>1130.71</text:p>
          </table:table-cell>
          <table:table-cell office:value-type="float" office:value="1284.8">
            <text:p>1284.8</text:p>
          </table:table-cell>
          <table:table-cell office:value-type="float" office:value="1166.24">
            <text:p>1166.24</text:p>
          </table:table-cell>
          <table:table-cell office:value-type="float" office:value="1141.42">
            <text:p>1141.42</text:p>
          </table:table-cell>
          <table:table-cell office:value-type="float" office:value="779.16">
            <text:p>779.16</text:p>
          </table:table-cell>
          <table:table-cell table:number-columns-repeated="8"/>
        </table:table-row>
        <table:table-row table:style-name="ro1">
          <table:table-cell office:value-type="string">
            <text:p>4,</text:p>
          </table:table-cell>
          <table:table-cell office:value-type="float" office:value="1293.67">
            <text:p>1293.67</text:p>
          </table:table-cell>
          <table:table-cell office:value-type="float" office:value="1136.14">
            <text:p>1136.14</text:p>
          </table:table-cell>
          <table:table-cell office:value-type="float" office:value="1293.89">
            <text:p>1293.89</text:p>
          </table:table-cell>
          <table:table-cell office:value-type="float" office:value="1173.62">
            <text:p>1173.62</text:p>
          </table:table-cell>
          <table:table-cell office:value-type="float" office:value="1131.16">
            <text:p>1131.16</text:p>
          </table:table-cell>
          <table:table-cell office:value-type="float" office:value="779.098">
            <text:p>779.098</text:p>
          </table:table-cell>
          <table:table-cell table:number-columns-repeated="8"/>
        </table:table-row>
        <table:table-row table:style-name="ro1">
          <table:table-cell office:value-type="string">
            <text:p>5,</text:p>
          </table:table-cell>
          <table:table-cell office:value-type="float" office:value="1300.92">
            <text:p>1300.92</text:p>
          </table:table-cell>
          <table:table-cell office:value-type="float" office:value="1142.27">
            <text:p>1142.27</text:p>
          </table:table-cell>
          <table:table-cell office:value-type="float" office:value="1301.2">
            <text:p>1301.2</text:p>
          </table:table-cell>
          <table:table-cell office:value-type="float" office:value="1179.59">
            <text:p>1179.59</text:p>
          </table:table-cell>
          <table:table-cell office:value-type="float" office:value="1127.74">
            <text:p>1127.74</text:p>
          </table:table-cell>
          <table:table-cell office:value-type="float" office:value="782.131">
            <text:p>782.131</text:p>
          </table:table-cell>
          <table:table-cell table:number-columns-repeated="8"/>
        </table:table-row>
        <table:table-row table:style-name="ro1">
          <table:table-cell office:value-type="string">
            <text:p>6,</text:p>
          </table:table-cell>
          <table:table-cell office:value-type="float" office:value="1306.35">
            <text:p>1306.35</text:p>
          </table:table-cell>
          <table:table-cell office:value-type="float" office:value="1150.65">
            <text:p>1150.65</text:p>
          </table:table-cell>
          <table:table-cell office:value-type="float" office:value="1306.7">
            <text:p>1306.7</text:p>
          </table:table-cell>
          <table:table-cell office:value-type="float" office:value="1183.8">
            <text:p>1183.8</text:p>
          </table:table-cell>
          <table:table-cell office:value-type="float" office:value="1128.13">
            <text:p>1128.13</text:p>
          </table:table-cell>
          <table:table-cell office:value-type="float" office:value="782.419">
            <text:p>782.419</text:p>
          </table:table-cell>
          <table:table-cell table:number-columns-repeated="8"/>
        </table:table-row>
        <table:table-row table:style-name="ro1">
          <table:table-cell office:value-type="string">
            <text:p>7,</text:p>
          </table:table-cell>
          <table:table-cell office:value-type="float" office:value="1311.2">
            <text:p>1311.2</text:p>
          </table:table-cell>
          <table:table-cell office:value-type="float" office:value="1156.07">
            <text:p>1156.07</text:p>
          </table:table-cell>
          <table:table-cell office:value-type="float" office:value="1311.59">
            <text:p>1311.59</text:p>
          </table:table-cell>
          <table:table-cell office:value-type="float" office:value="1188">
            <text:p>1188</text:p>
          </table:table-cell>
          <table:table-cell office:value-type="float" office:value="1132.19">
            <text:p>1132.19</text:p>
          </table:table-cell>
          <table:table-cell office:value-type="float" office:value="780.998">
            <text:p>780.998</text:p>
          </table:table-cell>
          <table:table-cell table:number-columns-repeated="8"/>
        </table:table-row>
        <table:table-row table:style-name="ro1">
          <table:table-cell office:value-type="string">
            <text:p>8,</text:p>
          </table:table-cell>
          <table:table-cell office:value-type="float" office:value="1314.61">
            <text:p>1314.61</text:p>
          </table:table-cell>
          <table:table-cell office:value-type="float" office:value="1159.23">
            <text:p>1159.23</text:p>
          </table:table-cell>
          <table:table-cell office:value-type="float" office:value="1314.84">
            <text:p>1314.84</text:p>
          </table:table-cell>
          <table:table-cell office:value-type="float" office:value="1191.59">
            <text:p>1191.59</text:p>
          </table:table-cell>
          <table:table-cell office:value-type="float" office:value="1142.44">
            <text:p>1142.44</text:p>
          </table:table-cell>
          <table:table-cell office:value-type="float" office:value="775.54">
            <text:p>775.54</text:p>
          </table:table-cell>
          <table:table-cell table:number-columns-repeated="8"/>
        </table:table-row>
        <table:table-row table:style-name="ro1">
          <table:table-cell office:value-type="string">
            <text:p>9,</text:p>
          </table:table-cell>
          <table:table-cell office:value-type="float" office:value="1317.37">
            <text:p>1317.37</text:p>
          </table:table-cell>
          <table:table-cell office:value-type="float" office:value="1160.59">
            <text:p>1160.59</text:p>
          </table:table-cell>
          <table:table-cell office:value-type="float" office:value="1317.88">
            <text:p>1317.88</text:p>
          </table:table-cell>
          <table:table-cell office:value-type="float" office:value="1194.64">
            <text:p>1194.64</text:p>
          </table:table-cell>
          <table:table-cell office:value-type="float" office:value="1147.15">
            <text:p>1147.15</text:p>
          </table:table-cell>
          <table:table-cell office:value-type="float" office:value="774.851">
            <text:p>774.851</text:p>
          </table:table-cell>
          <table:table-cell table:number-columns-repeated="8"/>
        </table:table-row>
        <table:table-row table:style-name="ro1">
          <table:table-cell office:value-type="string">
            <text:p>10,</text:p>
          </table:table-cell>
          <table:table-cell office:value-type="float" office:value="1319.87">
            <text:p>1319.87</text:p>
          </table:table-cell>
          <table:table-cell office:value-type="float" office:value="1149.55">
            <text:p>1149.55</text:p>
          </table:table-cell>
          <table:table-cell office:value-type="float" office:value="1320.36">
            <text:p>1320.36</text:p>
          </table:table-cell>
          <table:table-cell office:value-type="float" office:value="1197.8">
            <text:p>1197.8</text:p>
          </table:table-cell>
          <table:table-cell office:value-type="float" office:value="1150.24">
            <text:p>1150.24</text:p>
          </table:table-cell>
          <table:table-cell office:value-type="float" office:value="773.925">
            <text:p>773.925</text:p>
          </table:table-cell>
          <table:table-cell table:number-columns-repeated="8"/>
        </table:table-row>
        <table:table-row table:style-name="ro1">
          <table:table-cell office:value-type="string">
            <text:p>1,</text:p>
          </table:table-cell>
          <table:table-cell office:value-type="float" office:value="1323.38">
            <text:p>1323.38</text:p>
          </table:table-cell>
          <table:table-cell office:value-type="float" office:value="1111.9">
            <text:p>1111.9</text:p>
          </table:table-cell>
          <table:table-cell office:value-type="float" office:value="1323.67">
            <text:p>1323.67</text:p>
          </table:table-cell>
          <table:table-cell office:value-type="float" office:value="1200.53">
            <text:p>1200.53</text:p>
          </table:table-cell>
          <table:table-cell office:value-type="float" office:value="1152.95">
            <text:p>1152.95</text:p>
          </table:table-cell>
          <table:table-cell office:value-type="float" office:value="769.028">
            <text:p>769.028</text:p>
          </table:table-cell>
          <table:table-cell table:number-columns-repeated="8"/>
        </table:table-row>
        <table:table-row table:style-name="ro1">
          <table:table-cell office:value-type="string">
            <text:p>2,</text:p>
          </table:table-cell>
          <table:table-cell office:value-type="float" office:value="1325.82">
            <text:p>1325.82</text:p>
          </table:table-cell>
          <table:table-cell office:value-type="float" office:value="1075.38">
            <text:p>1075.38</text:p>
          </table:table-cell>
          <table:table-cell office:value-type="float" office:value="1326.28">
            <text:p>1326.28</text:p>
          </table:table-cell>
          <table:table-cell office:value-type="float" office:value="1202.81">
            <text:p>1202.81</text:p>
          </table:table-cell>
          <table:table-cell office:value-type="float" office:value="1152.76">
            <text:p>1152.76</text:p>
          </table:table-cell>
          <table:table-cell office:value-type="float" office:value="769.726">
            <text:p>769.726</text:p>
          </table:table-cell>
          <table:table-cell table:number-columns-repeated="8"/>
        </table:table-row>
        <table:table-row table:style-name="ro1">
          <table:table-cell office:value-type="string">
            <text:p>3,</text:p>
          </table:table-cell>
          <table:table-cell office:value-type="float" office:value="1326.9">
            <text:p>1326.9</text:p>
          </table:table-cell>
          <table:table-cell office:value-type="float" office:value="1055.57">
            <text:p>1055.57</text:p>
          </table:table-cell>
          <table:table-cell office:value-type="float" office:value="1327.24">
            <text:p>1327.24</text:p>
          </table:table-cell>
          <table:table-cell office:value-type="float" office:value="1204.17">
            <text:p>1204.17</text:p>
          </table:table-cell>
          <table:table-cell office:value-type="float" office:value="1150.67">
            <text:p>1150.67</text:p>
          </table:table-cell>
          <table:table-cell office:value-type="float" office:value="768.842">
            <text:p>768.842</text:p>
          </table:table-cell>
          <table:table-cell table:number-columns-repeated="8"/>
        </table:table-row>
        <table:table-row table:style-name="ro1">
          <table:table-cell office:value-type="string">
            <text:p>4,</text:p>
          </table:table-cell>
          <table:table-cell office:value-type="float" office:value="1319.59">
            <text:p>1319.59</text:p>
          </table:table-cell>
          <table:table-cell office:value-type="float" office:value="1060.44">
            <text:p>1060.44</text:p>
          </table:table-cell>
          <table:table-cell office:value-type="float" office:value="1319.59">
            <text:p>1319.59</text:p>
          </table:table-cell>
          <table:table-cell office:value-type="float" office:value="1205.27">
            <text:p>1205.27</text:p>
          </table:table-cell>
          <table:table-cell office:value-type="float" office:value="1149.67">
            <text:p>1149.67</text:p>
          </table:table-cell>
          <table:table-cell office:value-type="float" office:value="768.803">
            <text:p>768.803</text:p>
          </table:table-cell>
          <table:table-cell table:number-columns-repeated="8"/>
        </table:table-row>
        <table:table-row table:style-name="ro1">
          <table:table-cell office:value-type="string">
            <text:p>5,</text:p>
          </table:table-cell>
          <table:table-cell office:value-type="float" office:value="1262.52">
            <text:p>1262.52</text:p>
          </table:table-cell>
          <table:table-cell office:value-type="float" office:value="1100.99">
            <text:p>1100.99</text:p>
          </table:table-cell>
          <table:table-cell office:value-type="float" office:value="1261.72">
            <text:p>1261.72</text:p>
          </table:table-cell>
          <table:table-cell office:value-type="float" office:value="1206.13">
            <text:p>1206.13</text:p>
          </table:table-cell>
          <table:table-cell office:value-type="float" office:value="1153.62">
            <text:p>1153.62</text:p>
          </table:table-cell>
          <table:table-cell office:value-type="float" office:value="768.077">
            <text:p>768.077</text:p>
          </table:table-cell>
          <table:table-cell table:number-columns-repeated="8"/>
        </table:table-row>
        <table:table-row table:style-name="ro1">
          <table:table-cell office:value-type="string">
            <text:p>6,</text:p>
          </table:table-cell>
          <table:table-cell office:value-type="float" office:value="1189">
            <text:p>1189</text:p>
          </table:table-cell>
          <table:table-cell office:value-type="float" office:value="1127.39">
            <text:p>1127.39</text:p>
          </table:table-cell>
          <table:table-cell office:value-type="float" office:value="1188.54">
            <text:p>1188.54</text:p>
          </table:table-cell>
          <table:table-cell office:value-type="float" office:value="1208.1">
            <text:p>1208.1</text:p>
          </table:table-cell>
          <table:table-cell office:value-type="float" office:value="1147.06">
            <text:p>1147.06</text:p>
          </table:table-cell>
          <table:table-cell office:value-type="float" office:value="766.783">
            <text:p>766.783</text:p>
          </table:table-cell>
          <table:table-cell table:number-columns-repeated="8"/>
        </table:table-row>
        <table:table-row table:style-name="ro1">
          <table:table-cell office:value-type="string">
            <text:p>7,</text:p>
          </table:table-cell>
          <table:table-cell office:value-type="float" office:value="1146.72">
            <text:p>1146.72</text:p>
          </table:table-cell>
          <table:table-cell office:value-type="float" office:value="1145.24">
            <text:p>1145.24</text:p>
          </table:table-cell>
          <table:table-cell office:value-type="float" office:value="1146.42">
            <text:p>1146.42</text:p>
          </table:table-cell>
          <table:table-cell office:value-type="float" office:value="1206.69">
            <text:p>1206.69</text:p>
          </table:table-cell>
          <table:table-cell office:value-type="float" office:value="1137.11">
            <text:p>1137.11</text:p>
          </table:table-cell>
          <table:table-cell office:value-type="float" office:value="767.364">
            <text:p>767.364</text:p>
          </table:table-cell>
          <table:table-cell table:number-columns-repeated="8"/>
        </table:table-row>
        <table:table-row table:style-name="ro1">
          <table:table-cell office:value-type="string">
            <text:p>8,</text:p>
          </table:table-cell>
          <table:table-cell office:value-type="float" office:value="1197.64">
            <text:p>1197.64</text:p>
          </table:table-cell>
          <table:table-cell office:value-type="float" office:value="1157.87">
            <text:p>1157.87</text:p>
          </table:table-cell>
          <table:table-cell office:value-type="float" office:value="1198.78">
            <text:p>1198.78</text:p>
          </table:table-cell>
          <table:table-cell office:value-type="float" office:value="1211.95">
            <text:p>1211.95</text:p>
          </table:table-cell>
          <table:table-cell office:value-type="float" office:value="1182.62">
            <text:p>1182.62</text:p>
          </table:table-cell>
          <table:table-cell office:value-type="float" office:value="765.054">
            <text:p>765.054</text:p>
          </table:table-cell>
          <table:table-cell table:number-columns-repeated="8"/>
        </table:table-row>
        <table:table-row table:style-name="ro1">
          <table:table-cell office:value-type="string">
            <text:p>9,</text:p>
          </table:table-cell>
          <table:table-cell office:value-type="float" office:value="1276.37">
            <text:p>1276.37</text:p>
          </table:table-cell>
          <table:table-cell office:value-type="float" office:value="1177.38">
            <text:p>1177.38</text:p>
          </table:table-cell>
          <table:table-cell office:value-type="float" office:value="1277.43">
            <text:p>1277.43</text:p>
          </table:table-cell>
          <table:table-cell office:value-type="float" office:value="1212.79">
            <text:p>1212.79</text:p>
          </table:table-cell>
          <table:table-cell office:value-type="float" office:value="1217.79">
            <text:p>1217.79</text:p>
          </table:table-cell>
          <table:table-cell office:value-type="float" office:value="765.562">
            <text:p>765.562</text:p>
          </table:table-cell>
          <table:table-cell table:number-columns-repeated="8"/>
        </table:table-row>
        <table:table-row table:style-name="ro1">
          <table:table-cell office:value-type="string">
            <text:p>10,</text:p>
          </table:table-cell>
          <table:table-cell office:value-type="float" office:value="1312.74">
            <text:p>1312.74</text:p>
          </table:table-cell>
          <table:table-cell office:value-type="float" office:value="1210.3">
            <text:p>1210.3</text:p>
          </table:table-cell>
          <table:table-cell office:value-type="float" office:value="1313.16">
            <text:p>1313.16</text:p>
          </table:table-cell>
          <table:table-cell office:value-type="float" office:value="1212.94">
            <text:p>1212.94</text:p>
          </table:table-cell>
          <table:table-cell office:value-type="float" office:value="1161.58">
            <text:p>1161.58</text:p>
          </table:table-cell>
          <table:table-cell office:value-type="float" office:value="767.494">
            <text:p>767.494</text:p>
          </table:table-cell>
          <table:table-cell table:number-columns-repeated="8"/>
        </table:table-row>
        <table:table-row table:style-name="ro1">
          <table:table-cell office:value-type="string">
            <text:p>1,</text:p>
          </table:table-cell>
          <table:table-cell office:value-type="float" office:value="1302.37">
            <text:p>1302.37</text:p>
          </table:table-cell>
          <table:table-cell office:value-type="float" office:value="1212.95">
            <text:p>1212.95</text:p>
          </table:table-cell>
          <table:table-cell office:value-type="float" office:value="1302.42">
            <text:p>1302.42</text:p>
          </table:table-cell>
          <table:table-cell office:value-type="float" office:value="1213.98">
            <text:p>1213.98</text:p>
          </table:table-cell>
          <table:table-cell office:value-type="float" office:value="1125.11">
            <text:p>1125.11</text:p>
          </table:table-cell>
          <table:table-cell office:value-type="float" office:value="769.608">
            <text:p>769.608</text:p>
          </table:table-cell>
          <table:table-cell table:number-columns-repeated="8"/>
        </table:table-row>
        <table:table-row table:style-name="ro1">
          <table:table-cell office:value-type="string">
            <text:p>2,</text:p>
          </table:table-cell>
          <table:table-cell office:value-type="float" office:value="1275.36">
            <text:p>1275.36</text:p>
          </table:table-cell>
          <table:table-cell office:value-type="float" office:value="1222.63">
            <text:p>1222.63</text:p>
          </table:table-cell>
          <table:table-cell office:value-type="float" office:value="1275.34">
            <text:p>1275.34</text:p>
          </table:table-cell>
          <table:table-cell office:value-type="float" office:value="1214.91">
            <text:p>1214.91</text:p>
          </table:table-cell>
          <table:table-cell office:value-type="float" office:value="1111.49">
            <text:p>1111.49</text:p>
          </table:table-cell>
          <table:table-cell office:value-type="float" office:value="773.711">
            <text:p>773.711</text:p>
          </table:table-cell>
          <table:table-cell table:number-columns-repeated="8"/>
        </table:table-row>
        <table:table-row table:style-name="ro1">
          <table:table-cell office:value-type="string">
            <text:p>3,</text:p>
          </table:table-cell>
          <table:table-cell office:value-type="float" office:value="1272.87">
            <text:p>1272.87</text:p>
          </table:table-cell>
          <table:table-cell office:value-type="float" office:value="1230.92">
            <text:p>1230.92</text:p>
          </table:table-cell>
          <table:table-cell office:value-type="float" office:value="1272.94">
            <text:p>1272.94</text:p>
          </table:table-cell>
          <table:table-cell office:value-type="float" office:value="1215.91">
            <text:p>1215.91</text:p>
          </table:table-cell>
          <table:table-cell office:value-type="float" office:value="1162">
            <text:p>1162</text:p>
          </table:table-cell>
          <table:table-cell office:value-type="float" office:value="812.144">
            <text:p>812.144</text:p>
          </table:table-cell>
          <table:table-cell table:number-columns-repeated="8"/>
        </table:table-row>
        <table:table-row table:style-name="ro1">
          <table:table-cell office:value-type="string">
            <text:p>4,</text:p>
          </table:table-cell>
          <table:table-cell office:value-type="float" office:value="1285.22">
            <text:p>1285.22</text:p>
          </table:table-cell>
          <table:table-cell office:value-type="float" office:value="1228.95">
            <text:p>1228.95</text:p>
          </table:table-cell>
          <table:table-cell office:value-type="float" office:value="1285.82">
            <text:p>1285.82</text:p>
          </table:table-cell>
          <table:table-cell office:value-type="float" office:value="1216.51">
            <text:p>1216.51</text:p>
          </table:table-cell>
          <table:table-cell office:value-type="float" office:value="1213.41">
            <text:p>1213.41</text:p>
          </table:table-cell>
          <table:table-cell office:value-type="float" office:value="842.77">
            <text:p>842.77</text:p>
          </table:table-cell>
          <table:table-cell table:number-columns-repeated="8"/>
        </table:table-row>
        <table:table-row table:style-name="ro1">
          <table:table-cell office:value-type="string">
            <text:p>5,</text:p>
          </table:table-cell>
          <table:table-cell office:value-type="float" office:value="1296.24">
            <text:p>1296.24</text:p>
          </table:table-cell>
          <table:table-cell office:value-type="float" office:value="1217.69">
            <text:p>1217.69</text:p>
          </table:table-cell>
          <table:table-cell office:value-type="float" office:value="1296.24">
            <text:p>1296.24</text:p>
          </table:table-cell>
          <table:table-cell office:value-type="float" office:value="1216.76">
            <text:p>1216.76</text:p>
          </table:table-cell>
          <table:table-cell office:value-type="float" office:value="1235.7">
            <text:p>1235.7</text:p>
          </table:table-cell>
          <table:table-cell office:value-type="float" office:value="853.895">
            <text:p>853.895</text:p>
          </table:table-cell>
          <table:table-cell table:number-columns-repeated="8"/>
        </table:table-row>
        <table:table-row table:style-name="ro1">
          <table:table-cell office:value-type="string">
            <text:p>6,</text:p>
          </table:table-cell>
          <table:table-cell office:value-type="float" office:value="1303.58">
            <text:p>1303.58</text:p>
          </table:table-cell>
          <table:table-cell office:value-type="float" office:value="1208.23">
            <text:p>1208.23</text:p>
          </table:table-cell>
          <table:table-cell office:value-type="float" office:value="1303.95">
            <text:p>1303.95</text:p>
          </table:table-cell>
          <table:table-cell office:value-type="float" office:value="1217.06">
            <text:p>1217.06</text:p>
          </table:table-cell>
          <table:table-cell office:value-type="float" office:value="1242.65">
            <text:p>1242.65</text:p>
          </table:table-cell>
          <table:table-cell office:value-type="float" office:value="856.152">
            <text:p>856.152</text:p>
          </table:table-cell>
          <table:table-cell table:number-columns-repeated="8"/>
        </table:table-row>
        <table:table-row table:style-name="ro1">
          <table:table-cell office:value-type="string">
            <text:p>7,</text:p>
          </table:table-cell>
          <table:table-cell office:value-type="float" office:value="1309.46">
            <text:p>1309.46</text:p>
          </table:table-cell>
          <table:table-cell office:value-type="float" office:value="1205.87">
            <text:p>1205.87</text:p>
          </table:table-cell>
          <table:table-cell office:value-type="float" office:value="1309.63">
            <text:p>1309.63</text:p>
          </table:table-cell>
          <table:table-cell office:value-type="float" office:value="1217.31">
            <text:p>1217.31</text:p>
          </table:table-cell>
          <table:table-cell office:value-type="float" office:value="1243.34">
            <text:p>1243.34</text:p>
          </table:table-cell>
          <table:table-cell office:value-type="float" office:value="855.856">
            <text:p>855.856</text:p>
          </table:table-cell>
          <table:table-cell table:number-columns-repeated="8"/>
        </table:table-row>
        <table:table-row table:style-name="ro1">
          <table:table-cell office:value-type="string">
            <text:p>8,</text:p>
          </table:table-cell>
          <table:table-cell office:value-type="float" office:value="1314.41">
            <text:p>1314.41</text:p>
          </table:table-cell>
          <table:table-cell office:value-type="float" office:value="1207.58">
            <text:p>1207.58</text:p>
          </table:table-cell>
          <table:table-cell office:value-type="float" office:value="1314.75">
            <text:p>1314.75</text:p>
          </table:table-cell>
          <table:table-cell office:value-type="float" office:value="1217.11">
            <text:p>1217.11</text:p>
          </table:table-cell>
          <table:table-cell office:value-type="float" office:value="1240.14">
            <text:p>1240.14</text:p>
          </table:table-cell>
          <table:table-cell office:value-type="float" office:value="851.841">
            <text:p>851.841</text:p>
          </table:table-cell>
          <table:table-cell table:number-columns-repeated="8"/>
        </table:table-row>
        <table:table-row table:style-name="ro1">
          <table:table-cell office:value-type="string">
            <text:p>9,</text:p>
          </table:table-cell>
          <table:table-cell office:value-type="float" office:value="1317.18">
            <text:p>1317.18</text:p>
          </table:table-cell>
          <table:table-cell office:value-type="float" office:value="1209.5">
            <text:p>1209.5</text:p>
          </table:table-cell>
          <table:table-cell office:value-type="float" office:value="1317.51">
            <text:p>1317.51</text:p>
          </table:table-cell>
          <table:table-cell office:value-type="float" office:value="1215.78">
            <text:p>1215.78</text:p>
          </table:table-cell>
          <table:table-cell office:value-type="float" office:value="1235.35">
            <text:p>1235.35</text:p>
          </table:table-cell>
          <table:table-cell office:value-type="float" office:value="851.077">
            <text:p>851.077</text:p>
          </table:table-cell>
          <table:table-cell table:number-columns-repeated="8"/>
        </table:table-row>
        <table:table-row table:style-name="ro1">
          <table:table-cell office:value-type="string">
            <text:p>10,</text:p>
          </table:table-cell>
          <table:table-cell office:value-type="float" office:value="1319.74">
            <text:p>1319.74</text:p>
          </table:table-cell>
          <table:table-cell office:value-type="float" office:value="1210.1">
            <text:p>1210.1</text:p>
          </table:table-cell>
          <table:table-cell office:value-type="float" office:value="1320.04">
            <text:p>1320.04</text:p>
          </table:table-cell>
          <table:table-cell office:value-type="float" office:value="1214.99">
            <text:p>1214.99</text:p>
          </table:table-cell>
          <table:table-cell office:value-type="float" office:value="1230.83">
            <text:p>1230.83</text:p>
          </table:table-cell>
          <table:table-cell office:value-type="float" office:value="852.22">
            <text:p>852.22</text:p>
          </table:table-cell>
          <table:table-cell table:number-columns-repeated="8"/>
        </table:table-row>
        <table:table-row table:style-name="ro1">
          <table:table-cell office:value-type="string">
            <text:p>Image Plane,</text:p>
          </table:table-cell>
          <table:table-cell office:value-type="float" office:value="1321.75">
            <text:p>1321.75</text:p>
          </table:table-cell>
          <table:table-cell office:value-type="float" office:value="1209.57">
            <text:p>1209.57</text:p>
          </table:table-cell>
          <table:table-cell office:value-type="float" office:value="1322.05">
            <text:p>1322.05</text:p>
          </table:table-cell>
          <table:table-cell office:value-type="float" office:value="1215.03">
            <text:p>1215.03</text:p>
          </table:table-cell>
          <table:table-cell office:value-type="float" office:value="1228.35">
            <text:p>1228.35</text:p>
          </table:table-cell>
          <table:table-cell office:value-type="float" office:value="853.991">
            <text:p>853.991</text:p>
          </table:table-cell>
          <table:table-cell table:number-columns-repeated="8"/>
        </table:table-row>
        <table:table-row table:style-name="ro1">
          <table:table-cell office:value-type="string">
            <text:p>1,</text:p>
          </table:table-cell>
          <table:table-cell office:value-type="float" office:value="1323.16">
            <text:p>1323.16</text:p>
          </table:table-cell>
          <table:table-cell office:value-type="float" office:value="1207.16">
            <text:p>1207.16</text:p>
          </table:table-cell>
          <table:table-cell office:value-type="float" office:value="1323.18">
            <text:p>1323.18</text:p>
          </table:table-cell>
          <table:table-cell office:value-type="float" office:value="1214.51">
            <text:p>1214.51</text:p>
          </table:table-cell>
          <table:table-cell office:value-type="float" office:value="1226.3">
            <text:p>1226.3</text:p>
          </table:table-cell>
          <table:table-cell office:value-type="float" office:value="853.712">
            <text:p>853.712</text:p>
          </table:table-cell>
          <table:table-cell table:number-columns-repeated="8"/>
        </table:table-row>
        <table:table-row table:style-name="ro1">
          <table:table-cell office:value-type="string">
            <text:p>2,</text:p>
          </table:table-cell>
          <table:table-cell office:value-type="float" office:value="1324.52">
            <text:p>1324.52</text:p>
          </table:table-cell>
          <table:table-cell office:value-type="float" office:value="1203.86">
            <text:p>1203.86</text:p>
          </table:table-cell>
          <table:table-cell office:value-type="float" office:value="1324.88">
            <text:p>1324.88</text:p>
          </table:table-cell>
          <table:table-cell office:value-type="float" office:value="1214.51">
            <text:p>1214.51</text:p>
          </table:table-cell>
          <table:table-cell office:value-type="float" office:value="1225.37">
            <text:p>1225.37</text:p>
          </table:table-cell>
          <table:table-cell office:value-type="float" office:value="853.452">
            <text:p>853.452</text:p>
          </table:table-cell>
          <table:table-cell table:number-columns-repeated="8"/>
        </table:table-row>
        <table:table-row table:style-name="ro1">
          <table:table-cell office:value-type="string">
            <text:p>3,</text:p>
          </table:table-cell>
          <table:table-cell office:value-type="float" office:value="1326.04">
            <text:p>1326.04</text:p>
          </table:table-cell>
          <table:table-cell office:value-type="float" office:value="1196.19">
            <text:p>1196.19</text:p>
          </table:table-cell>
          <table:table-cell office:value-type="float" office:value="1326.08">
            <text:p>1326.08</text:p>
          </table:table-cell>
          <table:table-cell office:value-type="float" office:value="1214.62">
            <text:p>1214.62</text:p>
          </table:table-cell>
          <table:table-cell office:value-type="float" office:value="1224.27">
            <text:p>1224.27</text:p>
          </table:table-cell>
          <table:table-cell office:value-type="float" office:value="853.451">
            <text:p>853.451</text:p>
          </table:table-cell>
          <table:table-cell table:number-columns-repeated="8"/>
        </table:table-row>
        <table:table-row table:style-name="ro1">
          <table:table-cell office:value-type="string">
            <text:p>4,</text:p>
          </table:table-cell>
          <table:table-cell office:value-type="float" office:value="1326.18">
            <text:p>1326.18</text:p>
          </table:table-cell>
          <table:table-cell office:value-type="float" office:value="1185.01">
            <text:p>1185.01</text:p>
          </table:table-cell>
          <table:table-cell office:value-type="float" office:value="1326.67">
            <text:p>1326.67</text:p>
          </table:table-cell>
          <table:table-cell office:value-type="float" office:value="1214.53">
            <text:p>1214.53</text:p>
          </table:table-cell>
          <table:table-cell office:value-type="float" office:value="1222.74">
            <text:p>1222.74</text:p>
          </table:table-cell>
          <table:table-cell office:value-type="float" office:value="854.172">
            <text:p>854.172</text:p>
          </table:table-cell>
          <table:table-cell table:number-columns-repeated="8"/>
        </table:table-row>
        <table:table-row table:style-name="ro1">
          <table:table-cell office:value-type="string">
            <text:p>5,</text:p>
          </table:table-cell>
          <table:table-cell office:value-type="float" office:value="1327.64">
            <text:p>1327.64</text:p>
          </table:table-cell>
          <table:table-cell office:value-type="float" office:value="1177.36">
            <text:p>1177.36</text:p>
          </table:table-cell>
          <table:table-cell office:value-type="float" office:value="1328.08">
            <text:p>1328.08</text:p>
          </table:table-cell>
          <table:table-cell office:value-type="float" office:value="1214.78">
            <text:p>1214.78</text:p>
          </table:table-cell>
          <table:table-cell office:value-type="float" office:value="1222.61">
            <text:p>1222.61</text:p>
          </table:table-cell>
          <table:table-cell office:value-type="float" office:value="854.57">
            <text:p>854.57</text:p>
          </table:table-cell>
          <table:table-cell table:number-columns-repeated="8"/>
        </table:table-row>
        <table:table-row table:style-name="ro1">
          <table:table-cell office:value-type="string">
            <text:p>6,</text:p>
          </table:table-cell>
          <table:table-cell office:value-type="float" office:value="1329.42">
            <text:p>1329.42</text:p>
          </table:table-cell>
          <table:table-cell office:value-type="float" office:value="1173.87">
            <text:p>1173.87</text:p>
          </table:table-cell>
          <table:table-cell office:value-type="float" office:value="1329.11">
            <text:p>1329.11</text:p>
          </table:table-cell>
          <table:table-cell office:value-type="float" office:value="1214.83">
            <text:p>1214.83</text:p>
          </table:table-cell>
          <table:table-cell office:value-type="float" office:value="1221.24">
            <text:p>1221.24</text:p>
          </table:table-cell>
          <table:table-cell office:value-type="float" office:value="853.395">
            <text:p>853.395</text:p>
          </table:table-cell>
          <table:table-cell table:number-columns-repeated="8"/>
        </table:table-row>
        <table:table-row table:style-name="ro1">
          <table:table-cell office:value-type="string">
            <text:p>7,</text:p>
          </table:table-cell>
          <table:table-cell office:value-type="float" office:value="1330.5">
            <text:p>1330.5</text:p>
          </table:table-cell>
          <table:table-cell office:value-type="float" office:value="1172.24">
            <text:p>1172.24</text:p>
          </table:table-cell>
          <table:table-cell office:value-type="float" office:value="1330.69">
            <text:p>1330.69</text:p>
          </table:table-cell>
          <table:table-cell office:value-type="float" office:value="1214.87">
            <text:p>1214.87</text:p>
          </table:table-cell>
          <table:table-cell office:value-type="float" office:value="1219.62">
            <text:p>1219.62</text:p>
          </table:table-cell>
          <table:table-cell office:value-type="float" office:value="852.134">
            <text:p>852.134</text:p>
          </table:table-cell>
          <table:table-cell table:number-columns-repeated="8"/>
        </table:table-row>
        <table:table-row table:style-name="ro1">
          <table:table-cell office:value-type="string">
            <text:p>8,</text:p>
          </table:table-cell>
          <table:table-cell office:value-type="float" office:value="1332.01">
            <text:p>1332.01</text:p>
          </table:table-cell>
          <table:table-cell office:value-type="float" office:value="1172.38">
            <text:p>1172.38</text:p>
          </table:table-cell>
          <table:table-cell office:value-type="float" office:value="1332.22">
            <text:p>1332.22</text:p>
          </table:table-cell>
          <table:table-cell office:value-type="float" office:value="1215.01">
            <text:p>1215.01</text:p>
          </table:table-cell>
          <table:table-cell office:value-type="float" office:value="1218.19">
            <text:p>1218.19</text:p>
          </table:table-cell>
          <table:table-cell office:value-type="float" office:value="850.023">
            <text:p>850.023</text:p>
          </table:table-cell>
          <table:table-cell table:number-columns-repeated="8"/>
        </table:table-row>
        <table:table-row table:style-name="ro1">
          <table:table-cell office:value-type="string">
            <text:p>9,</text:p>
          </table:table-cell>
          <table:table-cell office:value-type="float" office:value="1333.39">
            <text:p>1333.39</text:p>
          </table:table-cell>
          <table:table-cell office:value-type="float" office:value="1172.24">
            <text:p>1172.24</text:p>
          </table:table-cell>
          <table:table-cell office:value-type="float" office:value="1333.3">
            <text:p>1333.3</text:p>
          </table:table-cell>
          <table:table-cell office:value-type="float" office:value="1215.23">
            <text:p>1215.23</text:p>
          </table:table-cell>
          <table:table-cell office:value-type="float" office:value="1216.79">
            <text:p>1216.79</text:p>
          </table:table-cell>
          <table:table-cell office:value-type="float" office:value="850.459">
            <text:p>850.459</text:p>
          </table:table-cell>
          <table:table-cell table:number-columns-repeated="8"/>
        </table:table-row>
        <table:table-row table:style-name="ro1">
          <table:table-cell office:value-type="string">
            <text:p>10,</text:p>
          </table:table-cell>
          <table:table-cell office:value-type="float" office:value="1333.79">
            <text:p>1333.79</text:p>
          </table:table-cell>
          <table:table-cell office:value-type="float" office:value="1172.89">
            <text:p>1172.89</text:p>
          </table:table-cell>
          <table:table-cell office:value-type="float" office:value="1334.03">
            <text:p>1334.03</text:p>
          </table:table-cell>
          <table:table-cell office:value-type="float" office:value="1215.46">
            <text:p>1215.46</text:p>
          </table:table-cell>
          <table:table-cell office:value-type="float" office:value="1215.65">
            <text:p>1215.65</text:p>
          </table:table-cell>
          <table:table-cell office:value-type="float" office:value="850.456">
            <text:p>850.456</text:p>
          </table:table-cell>
          <table:table-cell table:number-columns-repeated="8"/>
        </table:table-row>
        <table:table-row table:style-name="ro1">
          <table:table-cell office:value-type="string">
            <text:p>11,</text:p>
          </table:table-cell>
          <table:table-cell office:value-type="float" office:value="1334.45">
            <text:p>1334.45</text:p>
          </table:table-cell>
          <table:table-cell office:value-type="float" office:value="1175.37">
            <text:p>1175.37</text:p>
          </table:table-cell>
          <table:table-cell office:value-type="float" office:value="1334.54">
            <text:p>1334.54</text:p>
          </table:table-cell>
          <table:table-cell office:value-type="float" office:value="1216.01">
            <text:p>1216.01</text:p>
          </table:table-cell>
          <table:table-cell office:value-type="float" office:value="1216.39">
            <text:p>1216.39</text:p>
          </table:table-cell>
          <table:table-cell office:value-type="float" office:value="851.971">
            <text:p>851.971</text:p>
          </table:table-cell>
          <table:table-cell table:number-columns-repeated="8"/>
        </table:table-row>
        <table:table-row table:style-name="ro1">
          <table:table-cell office:value-type="string">
            <text:p>12,</text:p>
          </table:table-cell>
          <table:table-cell office:value-type="float" office:value="1334.8">
            <text:p>1334.8</text:p>
          </table:table-cell>
          <table:table-cell office:value-type="float" office:value="1180.41">
            <text:p>1180.41</text:p>
          </table:table-cell>
          <table:table-cell office:value-type="float" office:value="1334.75">
            <text:p>1334.75</text:p>
          </table:table-cell>
          <table:table-cell office:value-type="float" office:value="1216.69">
            <text:p>1216.69</text:p>
          </table:table-cell>
          <table:table-cell office:value-type="float" office:value="1216.76">
            <text:p>1216.76</text:p>
          </table:table-cell>
          <table:table-cell office:value-type="float" office:value="853.979">
            <text:p>853.979</text:p>
          </table:table-cell>
          <table:table-cell table:number-columns-repeated="8"/>
        </table:table-row>
        <table:table-row table:style-name="ro1">
          <table:table-cell office:value-type="string">
            <text:p>13,</text:p>
          </table:table-cell>
          <table:table-cell office:value-type="float" office:value="1335.21">
            <text:p>1335.21</text:p>
          </table:table-cell>
          <table:table-cell office:value-type="float" office:value="1185.77">
            <text:p>1185.77</text:p>
          </table:table-cell>
          <table:table-cell office:value-type="float" office:value="1335.4">
            <text:p>1335.4</text:p>
          </table:table-cell>
          <table:table-cell office:value-type="float" office:value="1216.72">
            <text:p>1216.72</text:p>
          </table:table-cell>
          <table:table-cell office:value-type="float" office:value="1215.8">
            <text:p>1215.8</text:p>
          </table:table-cell>
          <table:table-cell office:value-type="float" office:value="852.041">
            <text:p>852.041</text:p>
          </table:table-cell>
          <table:table-cell table:number-columns-repeated="8"/>
        </table:table-row>
        <table:table-row table:style-name="ro1">
          <table:table-cell office:value-type="string">
            <text:p>14,</text:p>
          </table:table-cell>
          <table:table-cell office:value-type="float" office:value="1335.45">
            <text:p>1335.45</text:p>
          </table:table-cell>
          <table:table-cell office:value-type="float" office:value="1190.21">
            <text:p>1190.21</text:p>
          </table:table-cell>
          <table:table-cell office:value-type="float" office:value="1335.65">
            <text:p>1335.65</text:p>
          </table:table-cell>
          <table:table-cell office:value-type="float" office:value="1216.81">
            <text:p>1216.81</text:p>
          </table:table-cell>
          <table:table-cell office:value-type="float" office:value="1214.5">
            <text:p>1214.5</text:p>
          </table:table-cell>
          <table:table-cell office:value-type="float" office:value="851.228">
            <text:p>851.228</text:p>
          </table:table-cell>
          <table:table-cell table:number-columns-repeated="8"/>
        </table:table-row>
        <table:table-row table:style-name="ro1">
          <table:table-cell office:value-type="string">
            <text:p>15,</text:p>
          </table:table-cell>
          <table:table-cell office:value-type="float" office:value="1335.07">
            <text:p>1335.07</text:p>
          </table:table-cell>
          <table:table-cell office:value-type="float" office:value="1192.83">
            <text:p>1192.83</text:p>
          </table:table-cell>
          <table:table-cell office:value-type="float" office:value="1335.28">
            <text:p>1335.28</text:p>
          </table:table-cell>
          <table:table-cell office:value-type="float" office:value="1217.07">
            <text:p>1217.07</text:p>
          </table:table-cell>
          <table:table-cell office:value-type="float" office:value="1212.99">
            <text:p>1212.99</text:p>
          </table:table-cell>
          <table:table-cell office:value-type="float" office:value="851.253">
            <text:p>851.253</text:p>
          </table:table-cell>
          <table:table-cell table:number-columns-repeated="8"/>
        </table:table-row>
        <table:table-row table:style-name="ro1">
          <table:table-cell office:value-type="string">
            <text:p>16,</text:p>
          </table:table-cell>
          <table:table-cell office:value-type="float" office:value="1334.37">
            <text:p>1334.37</text:p>
          </table:table-cell>
          <table:table-cell office:value-type="float" office:value="1194.77">
            <text:p>1194.77</text:p>
          </table:table-cell>
          <table:table-cell office:value-type="float" office:value="1334.56">
            <text:p>1334.56</text:p>
          </table:table-cell>
          <table:table-cell office:value-type="float" office:value="1217.16">
            <text:p>1217.16</text:p>
          </table:table-cell>
          <table:table-cell office:value-type="float" office:value="1211.15">
            <text:p>1211.15</text:p>
          </table:table-cell>
          <table:table-cell office:value-type="float" office:value="850.249">
            <text:p>850.249</text:p>
          </table:table-cell>
          <table:table-cell table:number-columns-repeated="8"/>
        </table:table-row>
        <table:table-row table:style-name="ro1">
          <table:table-cell office:value-type="string">
            <text:p>17,</text:p>
          </table:table-cell>
          <table:table-cell office:value-type="float" office:value="1334.75">
            <text:p>1334.75</text:p>
          </table:table-cell>
          <table:table-cell office:value-type="float" office:value="1196.98">
            <text:p>1196.98</text:p>
          </table:table-cell>
          <table:table-cell office:value-type="float" office:value="1335.29">
            <text:p>1335.29</text:p>
          </table:table-cell>
          <table:table-cell office:value-type="float" office:value="1217.99">
            <text:p>1217.99</text:p>
          </table:table-cell>
          <table:table-cell office:value-type="float" office:value="1212.06">
            <text:p>1212.06</text:p>
          </table:table-cell>
          <table:table-cell office:value-type="float" office:value="853.425">
            <text:p>853.425</text:p>
          </table:table-cell>
          <table:table-cell table:number-columns-repeated="8"/>
        </table:table-row>
        <table:table-row table:style-name="ro1">
          <table:table-cell office:value-type="string">
            <text:p>18,</text:p>
          </table:table-cell>
          <table:table-cell office:value-type="float" office:value="1334.63">
            <text:p>1334.63</text:p>
          </table:table-cell>
          <table:table-cell office:value-type="float" office:value="1198.3">
            <text:p>1198.3</text:p>
          </table:table-cell>
          <table:table-cell office:value-type="float" office:value="1335.09">
            <text:p>1335.09</text:p>
          </table:table-cell>
          <table:table-cell office:value-type="float" office:value="1218.2">
            <text:p>1218.2</text:p>
          </table:table-cell>
          <table:table-cell office:value-type="float" office:value="1212.65">
            <text:p>1212.65</text:p>
          </table:table-cell>
          <table:table-cell office:value-type="float" office:value="854.05">
            <text:p>854.05</text:p>
          </table:table-cell>
          <table:table-cell table:number-columns-repeated="8"/>
        </table:table-row>
        <table:table-row table:style-name="ro1">
          <table:table-cell office:value-type="string">
            <text:p>19,</text:p>
          </table:table-cell>
          <table:table-cell office:value-type="float" office:value="1335.58">
            <text:p>1335.58</text:p>
          </table:table-cell>
          <table:table-cell office:value-type="float" office:value="1199.72">
            <text:p>1199.72</text:p>
          </table:table-cell>
          <table:table-cell office:value-type="float" office:value="1335.62">
            <text:p>1335.62</text:p>
          </table:table-cell>
          <table:table-cell office:value-type="float" office:value="1218.68">
            <text:p>1218.68</text:p>
          </table:table-cell>
          <table:table-cell office:value-type="float" office:value="1213.39">
            <text:p>1213.39</text:p>
          </table:table-cell>
          <table:table-cell office:value-type="float" office:value="854.191">
            <text:p>854.191</text:p>
          </table:table-cell>
          <table:table-cell table:number-columns-repeated="8"/>
        </table:table-row>
        <table:table-row table:style-name="ro1">
          <table:table-cell office:value-type="string">
            <text:p>20,</text:p>
          </table:table-cell>
          <table:table-cell office:value-type="float" office:value="1336.14">
            <text:p>1336.14</text:p>
          </table:table-cell>
          <table:table-cell office:value-type="float" office:value="1200.88">
            <text:p>1200.88</text:p>
          </table:table-cell>
          <table:table-cell office:value-type="float" office:value="1336.2">
            <text:p>1336.2</text:p>
          </table:table-cell>
          <table:table-cell office:value-type="float" office:value="1218.94">
            <text:p>1218.94</text:p>
          </table:table-cell>
          <table:table-cell office:value-type="float" office:value="1213.53">
            <text:p>1213.53</text:p>
          </table:table-cell>
          <table:table-cell office:value-type="float" office:value="854.572">
            <text:p>854.572</text:p>
          </table:table-cell>
          <table:table-cell table:number-columns-repeated="8"/>
        </table:table-row>
        <table:table-row table:style-name="ro1">
          <table:table-cell office:value-type="string">
            <text:p>21,</text:p>
          </table:table-cell>
          <table:table-cell office:value-type="float" office:value="1336.87">
            <text:p>1336.87</text:p>
          </table:table-cell>
          <table:table-cell office:value-type="float" office:value="1202.03">
            <text:p>1202.03</text:p>
          </table:table-cell>
          <table:table-cell office:value-type="float" office:value="1336.81">
            <text:p>1336.81</text:p>
          </table:table-cell>
          <table:table-cell office:value-type="float" office:value="1219.35">
            <text:p>1219.35</text:p>
          </table:table-cell>
          <table:table-cell office:value-type="float" office:value="1213.13">
            <text:p>1213.13</text:p>
          </table:table-cell>
          <table:table-cell office:value-type="float" office:value="855.403">
            <text:p>855.403</text:p>
          </table:table-cell>
          <table:table-cell table:number-columns-repeated="8"/>
        </table:table-row>
        <table:table-row table:style-name="ro1">
          <table:table-cell office:value-type="string">
            <text:p>22,</text:p>
          </table:table-cell>
          <table:table-cell office:value-type="float" office:value="1336.97">
            <text:p>1336.97</text:p>
          </table:table-cell>
          <table:table-cell office:value-type="float" office:value="1202.95">
            <text:p>1202.95</text:p>
          </table:table-cell>
          <table:table-cell office:value-type="float" office:value="1337.52">
            <text:p>1337.52</text:p>
          </table:table-cell>
          <table:table-cell office:value-type="float" office:value="1219.53">
            <text:p>1219.53</text:p>
          </table:table-cell>
          <table:table-cell office:value-type="float" office:value="1212.25">
            <text:p>1212.25</text:p>
          </table:table-cell>
          <table:table-cell office:value-type="float" office:value="853.48">
            <text:p>853.48</text:p>
          </table:table-cell>
          <table:table-cell table:number-columns-repeated="8"/>
        </table:table-row>
        <table:table-row table:style-name="ro1">
          <table:table-cell office:value-type="string">
            <text:p>23,</text:p>
          </table:table-cell>
          <table:table-cell office:value-type="float" office:value="1336.85">
            <text:p>1336.85</text:p>
          </table:table-cell>
          <table:table-cell office:value-type="float" office:value="1203.19">
            <text:p>1203.19</text:p>
          </table:table-cell>
          <table:table-cell office:value-type="float" office:value="1337.04">
            <text:p>1337.04</text:p>
          </table:table-cell>
          <table:table-cell office:value-type="float" office:value="1219.6">
            <text:p>1219.6</text:p>
          </table:table-cell>
          <table:table-cell office:value-type="float" office:value="1211.6">
            <text:p>1211.6</text:p>
          </table:table-cell>
          <table:table-cell office:value-type="float" office:value="853.456">
            <text:p>853.456</text:p>
          </table:table-cell>
          <table:table-cell table:number-columns-repeated="8"/>
        </table:table-row>
        <table:table-row table:style-name="ro1">
          <table:table-cell office:value-type="string">
            <text:p>24,</text:p>
          </table:table-cell>
          <table:table-cell office:value-type="float" office:value="1336.77">
            <text:p>1336.77</text:p>
          </table:table-cell>
          <table:table-cell office:value-type="float" office:value="1203.32">
            <text:p>1203.32</text:p>
          </table:table-cell>
          <table:table-cell office:value-type="float" office:value="1336.99">
            <text:p>1336.99</text:p>
          </table:table-cell>
          <table:table-cell office:value-type="float" office:value="1220.11">
            <text:p>1220.11</text:p>
          </table:table-cell>
          <table:table-cell office:value-type="float" office:value="1212.84">
            <text:p>1212.84</text:p>
          </table:table-cell>
          <table:table-cell office:value-type="float" office:value="856.575">
            <text:p>856.575</text:p>
          </table:table-cell>
          <table:table-cell table:number-columns-repeated="8"/>
        </table:table-row>
        <table:table-row table:style-name="ro1">
          <table:table-cell office:value-type="string">
            <text:p>25,</text:p>
          </table:table-cell>
          <table:table-cell office:value-type="float" office:value="1338.12">
            <text:p>1338.12</text:p>
          </table:table-cell>
          <table:table-cell office:value-type="float" office:value="1204.78">
            <text:p>1204.78</text:p>
          </table:table-cell>
          <table:table-cell office:value-type="float" office:value="1338.29">
            <text:p>1338.29</text:p>
          </table:table-cell>
          <table:table-cell office:value-type="float" office:value="1221.32">
            <text:p>1221.32</text:p>
          </table:table-cell>
          <table:table-cell office:value-type="float" office:value="1214.17">
            <text:p>1214.17</text:p>
          </table:table-cell>
          <table:table-cell office:value-type="float" office:value="858.088">
            <text:p>858.088</text:p>
          </table:table-cell>
          <table:table-cell table:number-columns-repeated="8"/>
        </table:table-row>
        <table:table-row table:style-name="ro1">
          <table:table-cell office:value-type="string">
            <text:p>26,</text:p>
          </table:table-cell>
          <table:table-cell office:value-type="float" office:value="1338.27">
            <text:p>1338.27</text:p>
          </table:table-cell>
          <table:table-cell office:value-type="float" office:value="1205.39">
            <text:p>1205.39</text:p>
          </table:table-cell>
          <table:table-cell office:value-type="float" office:value="1338.22">
            <text:p>1338.22</text:p>
          </table:table-cell>
          <table:table-cell office:value-type="float" office:value="1221.74">
            <text:p>1221.74</text:p>
          </table:table-cell>
          <table:table-cell office:value-type="float" office:value="1214.5">
            <text:p>1214.5</text:p>
          </table:table-cell>
          <table:table-cell office:value-type="float" office:value="857.249">
            <text:p>857.249</text:p>
          </table:table-cell>
          <table:table-cell table:number-columns-repeated="8"/>
        </table:table-row>
        <table:table-row table:style-name="ro1">
          <table:table-cell office:value-type="string">
            <text:p>27,</text:p>
          </table:table-cell>
          <table:table-cell office:value-type="float" office:value="1337.22">
            <text:p>1337.22</text:p>
          </table:table-cell>
          <table:table-cell office:value-type="float" office:value="1204.99">
            <text:p>1204.99</text:p>
          </table:table-cell>
          <table:table-cell office:value-type="float" office:value="1337.45">
            <text:p>1337.45</text:p>
          </table:table-cell>
          <table:table-cell office:value-type="float" office:value="1221.71">
            <text:p>1221.71</text:p>
          </table:table-cell>
          <table:table-cell office:value-type="float" office:value="1213.96">
            <text:p>1213.96</text:p>
          </table:table-cell>
          <table:table-cell office:value-type="float" office:value="856.671">
            <text:p>856.671</text:p>
          </table:table-cell>
          <table:table-cell table:number-columns-repeated="8"/>
        </table:table-row>
        <table:table-row table:style-name="ro1">
          <table:table-cell office:value-type="string">
            <text:p>28,</text:p>
          </table:table-cell>
          <table:table-cell office:value-type="float" office:value="1336.94">
            <text:p>1336.94</text:p>
          </table:table-cell>
          <table:table-cell office:value-type="float" office:value="1204.93">
            <text:p>1204.93</text:p>
          </table:table-cell>
          <table:table-cell office:value-type="float" office:value="1337.16">
            <text:p>1337.16</text:p>
          </table:table-cell>
          <table:table-cell office:value-type="float" office:value="1221.84">
            <text:p>1221.84</text:p>
          </table:table-cell>
          <table:table-cell office:value-type="float" office:value="1213.43">
            <text:p>1213.43</text:p>
          </table:table-cell>
          <table:table-cell office:value-type="float" office:value="856.303">
            <text:p>856.303</text:p>
          </table:table-cell>
          <table:table-cell table:number-columns-repeated="8"/>
        </table:table-row>
        <table:table-row table:style-name="ro1">
          <table:table-cell office:value-type="string">
            <text:p>29,</text:p>
          </table:table-cell>
          <table:table-cell office:value-type="float" office:value="1338.25">
            <text:p>1338.25</text:p>
          </table:table-cell>
          <table:table-cell office:value-type="float" office:value="1205.8">
            <text:p>1205.8</text:p>
          </table:table-cell>
          <table:table-cell office:value-type="float" office:value="1338.25">
            <text:p>1338.25</text:p>
          </table:table-cell>
          <table:table-cell office:value-type="float" office:value="1222.3">
            <text:p>1222.3</text:p>
          </table:table-cell>
          <table:table-cell office:value-type="float" office:value="1215.48">
            <text:p>1215.48</text:p>
          </table:table-cell>
          <table:table-cell office:value-type="float" office:value="860.043">
            <text:p>860.043</text:p>
          </table:table-cell>
          <table:table-cell table:number-columns-repeated="8"/>
        </table:table-row>
        <table:table-row table:style-name="ro1">
          <table:table-cell office:value-type="string">
            <text:p>30,</text:p>
          </table:table-cell>
          <table:table-cell office:value-type="float" office:value="1341.46">
            <text:p>1341.46</text:p>
          </table:table-cell>
          <table:table-cell office:value-type="float" office:value="1208.47">
            <text:p>1208.47</text:p>
          </table:table-cell>
          <table:table-cell office:value-type="float" office:value="1341.48">
            <text:p>1341.48</text:p>
          </table:table-cell>
          <table:table-cell office:value-type="float" office:value="1223.45">
            <text:p>1223.45</text:p>
          </table:table-cell>
          <table:table-cell office:value-type="float" office:value="1218.05">
            <text:p>1218.05</text:p>
          </table:table-cell>
          <table:table-cell office:value-type="float" office:value="860.488">
            <text:p>860.488</text:p>
          </table:table-cell>
          <table:table-cell table:number-columns-repeated="8"/>
        </table:table-row>
        <table:table-row table:style-name="ro1">
          <table:table-cell office:value-type="string">
            <text:p>31,</text:p>
          </table:table-cell>
          <table:table-cell office:value-type="float" office:value="1342.82">
            <text:p>1342.82</text:p>
          </table:table-cell>
          <table:table-cell office:value-type="float" office:value="1209.77">
            <text:p>1209.77</text:p>
          </table:table-cell>
          <table:table-cell office:value-type="float" office:value="1343.27">
            <text:p>1343.27</text:p>
          </table:table-cell>
          <table:table-cell office:value-type="float" office:value="1223.97">
            <text:p>1223.97</text:p>
          </table:table-cell>
          <table:table-cell office:value-type="float" office:value="1218.39">
            <text:p>1218.39</text:p>
          </table:table-cell>
          <table:table-cell office:value-type="float" office:value="858.294">
            <text:p>858.294</text:p>
          </table:table-cell>
          <table:table-cell table:number-columns-repeated="8"/>
        </table:table-row>
        <table:table-row table:style-name="ro1">
          <table:table-cell office:value-type="string">
            <text:p>32,</text:p>
          </table:table-cell>
          <table:table-cell office:value-type="float" office:value="1344.18">
            <text:p>1344.18</text:p>
          </table:table-cell>
          <table:table-cell office:value-type="float" office:value="1210.22">
            <text:p>1210.22</text:p>
          </table:table-cell>
          <table:table-cell office:value-type="float" office:value="1344.23">
            <text:p>1344.23</text:p>
          </table:table-cell>
          <table:table-cell office:value-type="float" office:value="1224.32">
            <text:p>1224.32</text:p>
          </table:table-cell>
          <table:table-cell office:value-type="float" office:value="1217.69">
            <text:p>1217.69</text:p>
          </table:table-cell>
          <table:table-cell office:value-type="float" office:value="856.006">
            <text:p>856.006</text:p>
          </table:table-cell>
          <table:table-cell table:number-columns-repeated="8"/>
        </table:table-row>
        <table:table-row table:style-name="ro1">
          <table:table-cell office:value-type="string">
            <text:p>33,</text:p>
          </table:table-cell>
          <table:table-cell office:value-type="float" office:value="1344.55">
            <text:p>1344.55</text:p>
          </table:table-cell>
          <table:table-cell office:value-type="float" office:value="1210.58">
            <text:p>1210.58</text:p>
          </table:table-cell>
          <table:table-cell office:value-type="float" office:value="1344.64">
            <text:p>1344.64</text:p>
          </table:table-cell>
          <table:table-cell office:value-type="float" office:value="1223.71">
            <text:p>1223.71</text:p>
          </table:table-cell>
          <table:table-cell office:value-type="float" office:value="1215.95">
            <text:p>1215.95</text:p>
          </table:table-cell>
          <table:table-cell office:value-type="float" office:value="855.877">
            <text:p>855.877</text:p>
          </table:table-cell>
          <table:table-cell table:number-columns-repeated="8"/>
        </table:table-row>
        <table:table-row table:style-name="ro1">
          <table:table-cell office:value-type="string">
            <text:p>34,</text:p>
          </table:table-cell>
          <table:table-cell office:value-type="float" office:value="1345.03">
            <text:p>1345.03</text:p>
          </table:table-cell>
          <table:table-cell office:value-type="float" office:value="1211.48">
            <text:p>1211.48</text:p>
          </table:table-cell>
          <table:table-cell office:value-type="float" office:value="1345.1">
            <text:p>1345.1</text:p>
          </table:table-cell>
          <table:table-cell office:value-type="float" office:value="1224.27">
            <text:p>1224.27</text:p>
          </table:table-cell>
          <table:table-cell office:value-type="float" office:value="1215.84">
            <text:p>1215.84</text:p>
          </table:table-cell>
          <table:table-cell office:value-type="float" office:value="857.498">
            <text:p>857.498</text:p>
          </table:table-cell>
          <table:table-cell table:number-columns-repeated="8"/>
        </table:table-row>
        <table:table-row table:style-name="ro1">
          <table:table-cell office:value-type="string">
            <text:p>35,</text:p>
          </table:table-cell>
          <table:table-cell office:value-type="float" office:value="1345.54">
            <text:p>1345.54</text:p>
          </table:table-cell>
          <table:table-cell office:value-type="float" office:value="1212.22">
            <text:p>1212.22</text:p>
          </table:table-cell>
          <table:table-cell office:value-type="float" office:value="1345.8">
            <text:p>1345.8</text:p>
          </table:table-cell>
          <table:table-cell office:value-type="float" office:value="1224.55">
            <text:p>1224.55</text:p>
          </table:table-cell>
          <table:table-cell office:value-type="float" office:value="1216.22">
            <text:p>1216.22</text:p>
          </table:table-cell>
          <table:table-cell office:value-type="float" office:value="859.154">
            <text:p>859.154</text:p>
          </table:table-cell>
          <table:table-cell table:number-columns-repeated="8"/>
        </table:table-row>
        <table:table-row table:style-name="ro1">
          <table:table-cell office:value-type="string">
            <text:p>36,</text:p>
          </table:table-cell>
          <table:table-cell office:value-type="float" office:value="1345.3">
            <text:p>1345.3</text:p>
          </table:table-cell>
          <table:table-cell office:value-type="float" office:value="1212.16">
            <text:p>1212.16</text:p>
          </table:table-cell>
          <table:table-cell office:value-type="float" office:value="1345.61">
            <text:p>1345.61</text:p>
          </table:table-cell>
          <table:table-cell office:value-type="float" office:value="1224.67">
            <text:p>1224.67</text:p>
          </table:table-cell>
          <table:table-cell office:value-type="float" office:value="1216.66">
            <text:p>1216.66</text:p>
          </table:table-cell>
          <table:table-cell office:value-type="float" office:value="859.175">
            <text:p>859.175</text:p>
          </table:table-cell>
          <table:table-cell table:number-columns-repeated="8"/>
        </table:table-row>
        <table:table-row table:style-name="ro1">
          <table:table-cell office:value-type="string">
            <text:p>37,</text:p>
          </table:table-cell>
          <table:table-cell office:value-type="float" office:value="1346.43">
            <text:p>1346.43</text:p>
          </table:table-cell>
          <table:table-cell office:value-type="float" office:value="1213.73">
            <text:p>1213.73</text:p>
          </table:table-cell>
          <table:table-cell office:value-type="float" office:value="1346.85">
            <text:p>1346.85</text:p>
          </table:table-cell>
          <table:table-cell office:value-type="float" office:value="1225.1">
            <text:p>1225.1</text:p>
          </table:table-cell>
          <table:table-cell office:value-type="float" office:value="1216.74">
            <text:p>1216.74</text:p>
          </table:table-cell>
          <table:table-cell office:value-type="float" office:value="860.518">
            <text:p>860.518</text:p>
          </table:table-cell>
          <table:table-cell table:number-columns-repeated="8"/>
        </table:table-row>
        <table:table-row table:style-name="ro1">
          <table:table-cell office:value-type="string">
            <text:p>38,</text:p>
          </table:table-cell>
          <table:table-cell office:value-type="float" office:value="1347.74">
            <text:p>1347.74</text:p>
          </table:table-cell>
          <table:table-cell office:value-type="float" office:value="1215.1">
            <text:p>1215.1</text:p>
          </table:table-cell>
          <table:table-cell office:value-type="float" office:value="1347.83">
            <text:p>1347.83</text:p>
          </table:table-cell>
          <table:table-cell office:value-type="float" office:value="1225.47">
            <text:p>1225.47</text:p>
          </table:table-cell>
          <table:table-cell office:value-type="float" office:value="1217.49">
            <text:p>1217.49</text:p>
          </table:table-cell>
          <table:table-cell office:value-type="float" office:value="863.887">
            <text:p>863.887</text:p>
          </table:table-cell>
          <table:table-cell table:number-columns-repeated="8"/>
        </table:table-row>
        <table:table-row table:style-name="ro1">
          <table:table-cell office:value-type="string">
            <text:p>39,</text:p>
          </table:table-cell>
          <table:table-cell office:value-type="float" office:value="1349.1">
            <text:p>1349.1</text:p>
          </table:table-cell>
          <table:table-cell office:value-type="float" office:value="1216.53">
            <text:p>1216.53</text:p>
          </table:table-cell>
          <table:table-cell office:value-type="float" office:value="1349.18">
            <text:p>1349.18</text:p>
          </table:table-cell>
          <table:table-cell office:value-type="float" office:value="1226.34">
            <text:p>1226.34</text:p>
          </table:table-cell>
          <table:table-cell office:value-type="float" office:value="1219.32">
            <text:p>1219.32</text:p>
          </table:table-cell>
          <table:table-cell office:value-type="float" office:value="866.014">
            <text:p>866.014</text:p>
          </table:table-cell>
          <table:table-cell table:number-columns-repeated="8"/>
        </table:table-row>
        <table:table-row table:style-name="ro1">
          <table:table-cell office:value-type="string">
            <text:p>40,</text:p>
          </table:table-cell>
          <table:table-cell office:value-type="float" office:value="1348.68">
            <text:p>1348.68</text:p>
          </table:table-cell>
          <table:table-cell office:value-type="float" office:value="1216.2">
            <text:p>1216.2</text:p>
          </table:table-cell>
          <table:table-cell office:value-type="float" office:value="1348.75">
            <text:p>1348.75</text:p>
          </table:table-cell>
          <table:table-cell office:value-type="float" office:value="1225.81">
            <text:p>1225.81</text:p>
          </table:table-cell>
          <table:table-cell office:value-type="float" office:value="1217.65">
            <text:p>1217.65</text:p>
          </table:table-cell>
          <table:table-cell office:value-type="float" office:value="860.991">
            <text:p>860.991</text:p>
          </table:table-cell>
          <table:table-cell table:number-columns-repeated="8"/>
        </table:table-row>
        <table:table-row table:style-name="ro1">
          <table:table-cell office:value-type="string">
            <text:p>41,</text:p>
          </table:table-cell>
          <table:table-cell office:value-type="float" office:value="1347.61">
            <text:p>1347.61</text:p>
          </table:table-cell>
          <table:table-cell office:value-type="float" office:value="1215.49">
            <text:p>1215.49</text:p>
          </table:table-cell>
          <table:table-cell office:value-type="float" office:value="1347.84">
            <text:p>1347.84</text:p>
          </table:table-cell>
          <table:table-cell office:value-type="float" office:value="1225.79">
            <text:p>1225.79</text:p>
          </table:table-cell>
          <table:table-cell office:value-type="float" office:value="1215.77">
            <text:p>1215.77</text:p>
          </table:table-cell>
          <table:table-cell office:value-type="float" office:value="861.427">
            <text:p>861.427</text:p>
          </table:table-cell>
          <table:table-cell table:number-columns-repeated="8"/>
        </table:table-row>
        <table:table-row table:style-name="ro1">
          <table:table-cell office:value-type="string">
            <text:p>42,</text:p>
          </table:table-cell>
          <table:table-cell office:value-type="float" office:value="1347.69">
            <text:p>1347.69</text:p>
          </table:table-cell>
          <table:table-cell office:value-type="float" office:value="1215.28">
            <text:p>1215.28</text:p>
          </table:table-cell>
          <table:table-cell office:value-type="float" office:value="1347.26">
            <text:p>1347.26</text:p>
          </table:table-cell>
          <table:table-cell office:value-type="float" office:value="1226.14">
            <text:p>1226.14</text:p>
          </table:table-cell>
          <table:table-cell office:value-type="float" office:value="1216.56">
            <text:p>1216.56</text:p>
          </table:table-cell>
          <table:table-cell office:value-type="float" office:value="865.476">
            <text:p>865.476</text:p>
          </table:table-cell>
          <table:table-cell table:number-columns-repeated="8"/>
        </table:table-row>
        <table:table-row table:style-name="ro1">
          <table:table-cell office:value-type="string">
            <text:p>43,</text:p>
          </table:table-cell>
          <table:table-cell office:value-type="float" office:value="1347.38">
            <text:p>1347.38</text:p>
          </table:table-cell>
          <table:table-cell office:value-type="float" office:value="1215.79">
            <text:p>1215.79</text:p>
          </table:table-cell>
          <table:table-cell office:value-type="float" office:value="1347.26">
            <text:p>1347.26</text:p>
          </table:table-cell>
          <table:table-cell office:value-type="float" office:value="1226.54">
            <text:p>1226.54</text:p>
          </table:table-cell>
          <table:table-cell office:value-type="float" office:value="1217.9">
            <text:p>1217.9</text:p>
          </table:table-cell>
          <table:table-cell office:value-type="float" office:value="865.689">
            <text:p>865.689</text:p>
          </table:table-cell>
          <table:table-cell table:number-columns-repeated="8"/>
        </table:table-row>
        <table:table-row table:style-name="ro1">
          <table:table-cell office:value-type="string">
            <text:p>44,</text:p>
          </table:table-cell>
          <table:table-cell office:value-type="float" office:value="1346.96">
            <text:p>1346.96</text:p>
          </table:table-cell>
          <table:table-cell office:value-type="float" office:value="1215.79">
            <text:p>1215.79</text:p>
          </table:table-cell>
          <table:table-cell office:value-type="float" office:value="1347.3">
            <text:p>1347.3</text:p>
          </table:table-cell>
          <table:table-cell office:value-type="float" office:value="1226.69">
            <text:p>1226.69</text:p>
          </table:table-cell>
          <table:table-cell office:value-type="float" office:value="1218.7">
            <text:p>1218.7</text:p>
          </table:table-cell>
          <table:table-cell office:value-type="float" office:value="865.135">
            <text:p>865.135</text:p>
          </table:table-cell>
          <table:table-cell table:number-columns-repeated="8"/>
        </table:table-row>
        <table:table-row table:style-name="ro1">
          <table:table-cell office:value-type="string">
            <text:p>45,</text:p>
          </table:table-cell>
          <table:table-cell office:value-type="float" office:value="1347.74">
            <text:p>1347.74</text:p>
          </table:table-cell>
          <table:table-cell office:value-type="float" office:value="1216.29">
            <text:p>1216.29</text:p>
          </table:table-cell>
          <table:table-cell office:value-type="float" office:value="1347.72">
            <text:p>1347.72</text:p>
          </table:table-cell>
          <table:table-cell office:value-type="float" office:value="1227.27">
            <text:p>1227.27</text:p>
          </table:table-cell>
          <table:table-cell office:value-type="float" office:value="1220.21">
            <text:p>1220.21</text:p>
          </table:table-cell>
          <table:table-cell office:value-type="float" office:value="867.04">
            <text:p>867.04</text:p>
          </table:table-cell>
          <table:table-cell table:number-columns-repeated="8"/>
        </table:table-row>
        <table:table-row table:style-name="ro1">
          <table:table-cell office:value-type="string">
            <text:p>46,</text:p>
          </table:table-cell>
          <table:table-cell office:value-type="float" office:value="1348.43">
            <text:p>1348.43</text:p>
          </table:table-cell>
          <table:table-cell office:value-type="float" office:value="1216.64">
            <text:p>1216.64</text:p>
          </table:table-cell>
          <table:table-cell office:value-type="float" office:value="1348.17">
            <text:p>1348.17</text:p>
          </table:table-cell>
          <table:table-cell office:value-type="float" office:value="1227.49">
            <text:p>1227.49</text:p>
          </table:table-cell>
          <table:table-cell office:value-type="float" office:value="1220.65">
            <text:p>1220.65</text:p>
          </table:table-cell>
          <table:table-cell office:value-type="float" office:value="867.565">
            <text:p>867.565</text:p>
          </table:table-cell>
          <table:table-cell table:number-columns-repeated="8"/>
        </table:table-row>
        <table:table-row table:style-name="ro1">
          <table:table-cell office:value-type="string">
            <text:p>47,</text:p>
          </table:table-cell>
          <table:table-cell office:value-type="float" office:value="1348.15">
            <text:p>1348.15</text:p>
          </table:table-cell>
          <table:table-cell office:value-type="float" office:value="1216.26">
            <text:p>1216.26</text:p>
          </table:table-cell>
          <table:table-cell office:value-type="float" office:value="1348.42">
            <text:p>1348.42</text:p>
          </table:table-cell>
          <table:table-cell office:value-type="float" office:value="1227.86">
            <text:p>1227.86</text:p>
          </table:table-cell>
          <table:table-cell office:value-type="float" office:value="1220.26">
            <text:p>1220.26</text:p>
          </table:table-cell>
          <table:table-cell office:value-type="float" office:value="865.527">
            <text:p>865.527</text:p>
          </table:table-cell>
          <table:table-cell table:number-columns-repeated="8"/>
        </table:table-row>
        <table:table-row table:style-name="ro1">
          <table:table-cell office:value-type="string">
            <text:p>48,</text:p>
          </table:table-cell>
          <table:table-cell office:value-type="float" office:value="1348.01">
            <text:p>1348.01</text:p>
          </table:table-cell>
          <table:table-cell office:value-type="float" office:value="1216.46">
            <text:p>1216.46</text:p>
          </table:table-cell>
          <table:table-cell office:value-type="float" office:value="1348.19">
            <text:p>1348.19</text:p>
          </table:table-cell>
          <table:table-cell office:value-type="float" office:value="1227.83">
            <text:p>1227.83</text:p>
          </table:table-cell>
          <table:table-cell office:value-type="float" office:value="1219.12">
            <text:p>1219.12</text:p>
          </table:table-cell>
          <table:table-cell office:value-type="float" office:value="865.847">
            <text:p>865.847</text:p>
          </table:table-cell>
          <table:table-cell table:number-columns-repeated="8"/>
        </table:table-row>
        <table:table-row table:style-name="ro1">
          <table:table-cell office:value-type="string">
            <text:p>49,</text:p>
          </table:table-cell>
          <table:table-cell office:value-type="float" office:value="1347.31">
            <text:p>1347.31</text:p>
          </table:table-cell>
          <table:table-cell office:value-type="float" office:value="1216.49">
            <text:p>1216.49</text:p>
          </table:table-cell>
          <table:table-cell office:value-type="float" office:value="1347.46">
            <text:p>1347.46</text:p>
          </table:table-cell>
          <table:table-cell office:value-type="float" office:value="1227.81">
            <text:p>1227.81</text:p>
          </table:table-cell>
          <table:table-cell office:value-type="float" office:value="1217.58">
            <text:p>1217.58</text:p>
          </table:table-cell>
          <table:table-cell office:value-type="float" office:value="865.232">
            <text:p>865.232</text:p>
          </table:table-cell>
          <table:table-cell table:number-columns-repeated="8"/>
        </table:table-row>
        <table:table-row table:style-name="ro1">
          <table:table-cell office:value-type="string">
            <text:p>50,</text:p>
          </table:table-cell>
          <table:table-cell office:value-type="float" office:value="1346.4">
            <text:p>1346.4</text:p>
          </table:table-cell>
          <table:table-cell office:value-type="float" office:value="1216.18">
            <text:p>1216.18</text:p>
          </table:table-cell>
          <table:table-cell office:value-type="float" office:value="1346.48">
            <text:p>1346.48</text:p>
          </table:table-cell>
          <table:table-cell office:value-type="float" office:value="1227.6">
            <text:p>1227.6</text:p>
          </table:table-cell>
          <table:table-cell office:value-type="float" office:value="1216.74">
            <text:p>1216.74</text:p>
          </table:table-cell>
          <table:table-cell office:value-type="float" office:value="865.942">
            <text:p>865.942</text:p>
          </table:table-cell>
          <table:table-cell table:number-columns-repeated="8"/>
        </table:table-row>
        <table:table-row table:style-name="ro1">
          <table:table-cell office:value-type="string">
            <text:p>51,</text:p>
          </table:table-cell>
          <table:table-cell office:value-type="float" office:value="1344.82">
            <text:p>1344.82</text:p>
          </table:table-cell>
          <table:table-cell office:value-type="float" office:value="1215.96">
            <text:p>1215.96</text:p>
          </table:table-cell>
          <table:table-cell office:value-type="float" office:value="1345.04">
            <text:p>1345.04</text:p>
          </table:table-cell>
          <table:table-cell office:value-type="float" office:value="1227.42">
            <text:p>1227.42</text:p>
          </table:table-cell>
          <table:table-cell office:value-type="float" office:value="1214.88">
            <text:p>1214.88</text:p>
          </table:table-cell>
          <table:table-cell office:value-type="float" office:value="866.002">
            <text:p>866.002</text:p>
          </table:table-cell>
          <table:table-cell table:number-columns-repeated="8"/>
        </table:table-row>
        <table:table-row table:style-name="ro1">
          <table:table-cell office:value-type="string">
            <text:p>52,</text:p>
          </table:table-cell>
          <table:table-cell office:value-type="float" office:value="1344.92">
            <text:p>1344.92</text:p>
          </table:table-cell>
          <table:table-cell office:value-type="float" office:value="1216.59">
            <text:p>1216.59</text:p>
          </table:table-cell>
          <table:table-cell office:value-type="float" office:value="1345.1">
            <text:p>1345.1</text:p>
          </table:table-cell>
          <table:table-cell office:value-type="float" office:value="1227.94">
            <text:p>1227.94</text:p>
          </table:table-cell>
          <table:table-cell office:value-type="float" office:value="1216.21">
            <text:p>1216.21</text:p>
          </table:table-cell>
          <table:table-cell office:value-type="float" office:value="870.388">
            <text:p>870.388</text:p>
          </table:table-cell>
          <table:table-cell table:number-columns-repeated="8"/>
        </table:table-row>
        <table:table-row table:style-name="ro1">
          <table:table-cell office:value-type="string">
            <text:p>53,</text:p>
          </table:table-cell>
          <table:table-cell office:value-type="float" office:value="1346.79">
            <text:p>1346.79</text:p>
          </table:table-cell>
          <table:table-cell office:value-type="float" office:value="1218.14">
            <text:p>1218.14</text:p>
          </table:table-cell>
          <table:table-cell office:value-type="float" office:value="1346.98">
            <text:p>1346.98</text:p>
          </table:table-cell>
          <table:table-cell office:value-type="float" office:value="1228.76">
            <text:p>1228.76</text:p>
          </table:table-cell>
          <table:table-cell office:value-type="float" office:value="1218.69">
            <text:p>1218.69</text:p>
          </table:table-cell>
          <table:table-cell office:value-type="float" office:value="873.313">
            <text:p>873.313</text:p>
          </table:table-cell>
          <table:table-cell table:number-columns-repeated="8"/>
        </table:table-row>
        <table:table-row table:style-name="ro1">
          <table:table-cell office:value-type="string">
            <text:p>54,</text:p>
          </table:table-cell>
          <table:table-cell office:value-type="float" office:value="1349.19">
            <text:p>1349.19</text:p>
          </table:table-cell>
          <table:table-cell office:value-type="float" office:value="1219.91">
            <text:p>1219.91</text:p>
          </table:table-cell>
          <table:table-cell office:value-type="float" office:value="1349.46">
            <text:p>1349.46</text:p>
          </table:table-cell>
          <table:table-cell office:value-type="float" office:value="1229.84">
            <text:p>1229.84</text:p>
          </table:table-cell>
          <table:table-cell office:value-type="float" office:value="1221.57">
            <text:p>1221.57</text:p>
          </table:table-cell>
          <table:table-cell office:value-type="float" office:value="874.8">
            <text:p>874.8</text:p>
          </table:table-cell>
          <table:table-cell table:number-columns-repeated="8"/>
        </table:table-row>
        <table:table-row table:style-name="ro1">
          <table:table-cell office:value-type="string">
            <text:p>55,</text:p>
          </table:table-cell>
          <table:table-cell office:value-type="float" office:value="1352.19">
            <text:p>1352.19</text:p>
          </table:table-cell>
          <table:table-cell office:value-type="float" office:value="1222.27">
            <text:p>1222.27</text:p>
          </table:table-cell>
          <table:table-cell office:value-type="float" office:value="1352.34">
            <text:p>1352.34</text:p>
          </table:table-cell>
          <table:table-cell office:value-type="float" office:value="1230.88">
            <text:p>1230.88</text:p>
          </table:table-cell>
          <table:table-cell office:value-type="float" office:value="1225.06">
            <text:p>1225.06</text:p>
          </table:table-cell>
          <table:table-cell office:value-type="float" office:value="877.508">
            <text:p>877.508</text:p>
          </table:table-cell>
          <table:table-cell table:number-columns-repeated="8"/>
        </table:table-row>
        <table:table-row table:style-name="ro1">
          <table:table-cell office:value-type="string">
            <text:p>56,</text:p>
          </table:table-cell>
          <table:table-cell office:value-type="float" office:value="1354.08">
            <text:p>1354.08</text:p>
          </table:table-cell>
          <table:table-cell office:value-type="float" office:value="1223.37">
            <text:p>1223.37</text:p>
          </table:table-cell>
          <table:table-cell office:value-type="float" office:value="1354.29">
            <text:p>1354.29</text:p>
          </table:table-cell>
          <table:table-cell office:value-type="float" office:value="1231.33">
            <text:p>1231.33</text:p>
          </table:table-cell>
          <table:table-cell office:value-type="float" office:value="1226.53">
            <text:p>1226.53</text:p>
          </table:table-cell>
          <table:table-cell office:value-type="float" office:value="875.036">
            <text:p>875.036</text:p>
          </table:table-cell>
          <table:table-cell table:number-columns-repeated="8"/>
        </table:table-row>
        <table:table-row table:style-name="ro1">
          <table:table-cell office:value-type="string">
            <text:p>57,</text:p>
          </table:table-cell>
          <table:table-cell office:value-type="float" office:value="1354.95">
            <text:p>1354.95</text:p>
          </table:table-cell>
          <table:table-cell office:value-type="float" office:value="1223.57">
            <text:p>1223.57</text:p>
          </table:table-cell>
          <table:table-cell office:value-type="float" office:value="1354.92">
            <text:p>1354.92</text:p>
          </table:table-cell>
          <table:table-cell office:value-type="float" office:value="1231.5">
            <text:p>1231.5</text:p>
          </table:table-cell>
          <table:table-cell office:value-type="float" office:value="1226.42">
            <text:p>1226.42</text:p>
          </table:table-cell>
          <table:table-cell office:value-type="float" office:value="872.101">
            <text:p>872.101</text:p>
          </table:table-cell>
          <table:table-cell table:number-columns-repeated="8"/>
        </table:table-row>
        <table:table-row table:style-name="ro1">
          <table:table-cell office:value-type="string">
            <text:p>58,</text:p>
          </table:table-cell>
          <table:table-cell office:value-type="float" office:value="1355.35">
            <text:p>1355.35</text:p>
          </table:table-cell>
          <table:table-cell office:value-type="float" office:value="1223.91">
            <text:p>1223.91</text:p>
          </table:table-cell>
          <table:table-cell office:value-type="float" office:value="1355.45">
            <text:p>1355.45</text:p>
          </table:table-cell>
          <table:table-cell office:value-type="float" office:value="1231.79">
            <text:p>1231.79</text:p>
          </table:table-cell>
          <table:table-cell office:value-type="float" office:value="1225.91">
            <text:p>1225.91</text:p>
          </table:table-cell>
          <table:table-cell office:value-type="float" office:value="872.309">
            <text:p>872.309</text:p>
          </table:table-cell>
          <table:table-cell table:number-columns-repeated="8"/>
        </table:table-row>
        <table:table-row table:style-name="ro1">
          <table:table-cell office:value-type="string">
            <text:p>59,</text:p>
          </table:table-cell>
          <table:table-cell office:value-type="float" office:value="1356.16">
            <text:p>1356.16</text:p>
          </table:table-cell>
          <table:table-cell office:value-type="float" office:value="1225.04">
            <text:p>1225.04</text:p>
          </table:table-cell>
          <table:table-cell office:value-type="float" office:value="1356.44">
            <text:p>1356.44</text:p>
          </table:table-cell>
          <table:table-cell office:value-type="float" office:value="1231.94">
            <text:p>1231.94</text:p>
          </table:table-cell>
          <table:table-cell office:value-type="float" office:value="1225.91">
            <text:p>1225.91</text:p>
          </table:table-cell>
          <table:table-cell office:value-type="float" office:value="874.315">
            <text:p>874.315</text:p>
          </table:table-cell>
          <table:table-cell table:number-columns-repeated="8"/>
        </table:table-row>
        <table:table-row table:style-name="ro1">
          <table:table-cell office:value-type="string">
            <text:p>60,</text:p>
          </table:table-cell>
          <table:table-cell office:value-type="float" office:value="1357.76">
            <text:p>1357.76</text:p>
          </table:table-cell>
          <table:table-cell office:value-type="float" office:value="1226.48">
            <text:p>1226.48</text:p>
          </table:table-cell>
          <table:table-cell office:value-type="float" office:value="1358.08">
            <text:p>1358.08</text:p>
          </table:table-cell>
          <table:table-cell office:value-type="float" office:value="1232.71">
            <text:p>1232.71</text:p>
          </table:table-cell>
          <table:table-cell office:value-type="float" office:value="1225.4">
            <text:p>1225.4</text:p>
          </table:table-cell>
          <table:table-cell office:value-type="float" office:value="876.008">
            <text:p>876.008</text:p>
          </table:table-cell>
          <table:table-cell table:number-columns-repeated="8"/>
        </table:table-row>
        <table:table-row table:style-name="ro1">
          <table:table-cell office:value-type="string">
            <text:p>61,</text:p>
          </table:table-cell>
          <table:table-cell office:value-type="float" office:value="1358.26">
            <text:p>1358.26</text:p>
          </table:table-cell>
          <table:table-cell office:value-type="float" office:value="1226.56">
            <text:p>1226.56</text:p>
          </table:table-cell>
          <table:table-cell office:value-type="float" office:value="1358.04">
            <text:p>1358.04</text:p>
          </table:table-cell>
          <table:table-cell office:value-type="float" office:value="1231.93">
            <text:p>1231.93</text:p>
          </table:table-cell>
          <table:table-cell office:value-type="float" office:value="1222.68">
            <text:p>1222.68</text:p>
          </table:table-cell>
          <table:table-cell office:value-type="float" office:value="874.862">
            <text:p>874.862</text:p>
          </table:table-cell>
          <table:table-cell table:number-columns-repeated="8"/>
        </table:table-row>
        <table:table-row table:style-name="ro1">
          <table:table-cell office:value-type="string">
            <text:p>62,</text:p>
          </table:table-cell>
          <table:table-cell office:value-type="float" office:value="1356.37">
            <text:p>1356.37</text:p>
          </table:table-cell>
          <table:table-cell office:value-type="float" office:value="1225.42">
            <text:p>1225.42</text:p>
          </table:table-cell>
          <table:table-cell office:value-type="float" office:value="1356.62">
            <text:p>1356.62</text:p>
          </table:table-cell>
          <table:table-cell office:value-type="float" office:value="1231.77">
            <text:p>1231.77</text:p>
          </table:table-cell>
          <table:table-cell office:value-type="float" office:value="1219.68">
            <text:p>1219.68</text:p>
          </table:table-cell>
          <table:table-cell office:value-type="float" office:value="871.935">
            <text:p>871.935</text:p>
          </table:table-cell>
          <table:table-cell table:number-columns-repeated="8"/>
        </table:table-row>
        <table:table-row table:style-name="ro1">
          <table:table-cell office:value-type="string">
            <text:p>63,</text:p>
          </table:table-cell>
          <table:table-cell office:value-type="float" office:value="1354.8">
            <text:p>1354.8</text:p>
          </table:table-cell>
          <table:table-cell office:value-type="float" office:value="1224.91">
            <text:p>1224.91</text:p>
          </table:table-cell>
          <table:table-cell office:value-type="float" office:value="1354.84">
            <text:p>1354.84</text:p>
          </table:table-cell>
          <table:table-cell office:value-type="float" office:value="1231.15">
            <text:p>1231.15</text:p>
          </table:table-cell>
          <table:table-cell office:value-type="float" office:value="1217.51">
            <text:p>1217.51</text:p>
          </table:table-cell>
          <table:table-cell office:value-type="float" office:value="871.991">
            <text:p>871.991</text:p>
          </table:table-cell>
          <table:table-cell table:number-columns-repeated="8"/>
        </table:table-row>
        <table:table-row table:style-name="ro1">
          <table:table-cell office:value-type="string">
            <text:p>64,</text:p>
          </table:table-cell>
          <table:table-cell office:value-type="float" office:value="1353.3">
            <text:p>1353.3</text:p>
          </table:table-cell>
          <table:table-cell office:value-type="float" office:value="1224.82">
            <text:p>1224.82</text:p>
          </table:table-cell>
          <table:table-cell office:value-type="float" office:value="1353.3">
            <text:p>1353.3</text:p>
          </table:table-cell>
          <table:table-cell office:value-type="float" office:value="1230.94">
            <text:p>1230.94</text:p>
          </table:table-cell>
          <table:table-cell office:value-type="float" office:value="1215.59">
            <text:p>1215.59</text:p>
          </table:table-cell>
          <table:table-cell office:value-type="float" office:value="873.187">
            <text:p>873.187</text:p>
          </table:table-cell>
          <table:table-cell table:number-columns-repeated="8"/>
        </table:table-row>
        <table:table-row table:style-name="ro1">
          <table:table-cell office:value-type="string">
            <text:p>65,</text:p>
          </table:table-cell>
          <table:table-cell office:value-type="float" office:value="1352.74">
            <text:p>1352.74</text:p>
          </table:table-cell>
          <table:table-cell office:value-type="float" office:value="1225.14">
            <text:p>1225.14</text:p>
          </table:table-cell>
          <table:table-cell office:value-type="float" office:value="1352.96">
            <text:p>1352.96</text:p>
          </table:table-cell>
          <table:table-cell office:value-type="float" office:value="1231.04">
            <text:p>1231.04</text:p>
          </table:table-cell>
          <table:table-cell office:value-type="float" office:value="1213.57">
            <text:p>1213.57</text:p>
          </table:table-cell>
          <table:table-cell office:value-type="float" office:value="874.594">
            <text:p>874.594</text:p>
          </table:table-cell>
          <table:table-cell table:number-columns-repeated="8"/>
        </table:table-row>
        <table:table-row table:style-name="ro1">
          <table:table-cell office:value-type="string">
            <text:p>66,</text:p>
          </table:table-cell>
          <table:table-cell office:value-type="float" office:value="1352.6">
            <text:p>1352.6</text:p>
          </table:table-cell>
          <table:table-cell office:value-type="float" office:value="1225.91">
            <text:p>1225.91</text:p>
          </table:table-cell>
          <table:table-cell office:value-type="float" office:value="1352.55">
            <text:p>1352.55</text:p>
          </table:table-cell>
          <table:table-cell office:value-type="float" office:value="1231.12">
            <text:p>1231.12</text:p>
          </table:table-cell>
          <table:table-cell office:value-type="float" office:value="1213.06">
            <text:p>1213.06</text:p>
          </table:table-cell>
          <table:table-cell office:value-type="float" office:value="876.248">
            <text:p>876.248</text:p>
          </table:table-cell>
          <table:table-cell table:number-columns-repeated="8"/>
        </table:table-row>
        <table:table-row table:style-name="ro1">
          <table:table-cell office:value-type="string">
            <text:p>67,</text:p>
          </table:table-cell>
          <table:table-cell office:value-type="float" office:value="1350.5">
            <text:p>1350.5</text:p>
          </table:table-cell>
          <table:table-cell office:value-type="float" office:value="1225.12">
            <text:p>1225.12</text:p>
          </table:table-cell>
          <table:table-cell office:value-type="float" office:value="1350.96">
            <text:p>1350.96</text:p>
          </table:table-cell>
          <table:table-cell office:value-type="float" office:value="1230.83">
            <text:p>1230.83</text:p>
          </table:table-cell>
          <table:table-cell office:value-type="float" office:value="1212.74">
            <text:p>1212.74</text:p>
          </table:table-cell>
          <table:table-cell office:value-type="float" office:value="877.528">
            <text:p>877.528</text:p>
          </table:table-cell>
          <table:table-cell table:number-columns-repeated="8"/>
        </table:table-row>
        <table:table-row table:style-name="ro1">
          <table:table-cell office:value-type="string">
            <text:p>68,</text:p>
          </table:table-cell>
          <table:table-cell office:value-type="float" office:value="1347.28">
            <text:p>1347.28</text:p>
          </table:table-cell>
          <table:table-cell office:value-type="float" office:value="1223.18">
            <text:p>1223.18</text:p>
          </table:table-cell>
          <table:table-cell office:value-type="float" office:value="1347.49">
            <text:p>1347.49</text:p>
          </table:table-cell>
          <table:table-cell office:value-type="float" office:value="1229.64">
            <text:p>1229.64</text:p>
          </table:table-cell>
          <table:table-cell office:value-type="float" office:value="1211.33">
            <text:p>1211.33</text:p>
          </table:table-cell>
          <table:table-cell office:value-type="float" office:value="875.378">
            <text:p>875.378</text:p>
          </table:table-cell>
          <table:table-cell table:number-columns-repeated="8"/>
        </table:table-row>
        <table:table-row table:style-name="ro1">
          <table:table-cell office:value-type="string">
            <text:p>69,</text:p>
          </table:table-cell>
          <table:table-cell office:value-type="float" office:value="1344.68">
            <text:p>1344.68</text:p>
          </table:table-cell>
          <table:table-cell office:value-type="float" office:value="1220.51">
            <text:p>1220.51</text:p>
          </table:table-cell>
          <table:table-cell office:value-type="float" office:value="1344.74">
            <text:p>1344.74</text:p>
          </table:table-cell>
          <table:table-cell office:value-type="float" office:value="1228.92">
            <text:p>1228.92</text:p>
          </table:table-cell>
          <table:table-cell office:value-type="float" office:value="1209.38">
            <text:p>1209.38</text:p>
          </table:table-cell>
          <table:table-cell office:value-type="float" office:value="873.865">
            <text:p>873.865</text:p>
          </table:table-cell>
          <table:table-cell table:number-columns-repeated="8"/>
        </table:table-row>
        <table:table-row table:style-name="ro1">
          <table:table-cell office:value-type="string">
            <text:p>70,</text:p>
          </table:table-cell>
          <table:table-cell office:value-type="float" office:value="1341.83">
            <text:p>1341.83</text:p>
          </table:table-cell>
          <table:table-cell office:value-type="float" office:value="1218.3">
            <text:p>1218.3</text:p>
          </table:table-cell>
          <table:table-cell office:value-type="float" office:value="1342.12">
            <text:p>1342.12</text:p>
          </table:table-cell>
          <table:table-cell office:value-type="float" office:value="1228.49">
            <text:p>1228.49</text:p>
          </table:table-cell>
          <table:table-cell office:value-type="float" office:value="1208.14">
            <text:p>1208.14</text:p>
          </table:table-cell>
          <table:table-cell office:value-type="float" office:value="874.548">
            <text:p>874.548</text:p>
          </table:table-cell>
          <table:table-cell table:number-columns-repeated="8"/>
        </table:table-row>
        <table:table-row table:style-name="ro1">
          <table:table-cell office:value-type="string">
            <text:p>71,</text:p>
          </table:table-cell>
          <table:table-cell office:value-type="float" office:value="1342.38">
            <text:p>1342.38</text:p>
          </table:table-cell>
          <table:table-cell office:value-type="float" office:value="1219.07">
            <text:p>1219.07</text:p>
          </table:table-cell>
          <table:table-cell office:value-type="float" office:value="1342.59">
            <text:p>1342.59</text:p>
          </table:table-cell>
          <table:table-cell office:value-type="float" office:value="1228.58">
            <text:p>1228.58</text:p>
          </table:table-cell>
          <table:table-cell office:value-type="float" office:value="1208.87">
            <text:p>1208.87</text:p>
          </table:table-cell>
          <table:table-cell office:value-type="float" office:value="876.359">
            <text:p>876.359</text:p>
          </table:table-cell>
          <table:table-cell table:number-columns-repeated="8"/>
        </table:table-row>
        <table:table-row table:style-name="ro1">
          <table:table-cell office:value-type="string">
            <text:p>72,</text:p>
          </table:table-cell>
          <table:table-cell office:value-type="float" office:value="1342.83">
            <text:p>1342.83</text:p>
          </table:table-cell>
          <table:table-cell office:value-type="float" office:value="1220.47">
            <text:p>1220.47</text:p>
          </table:table-cell>
          <table:table-cell office:value-type="float" office:value="1342.86">
            <text:p>1342.86</text:p>
          </table:table-cell>
          <table:table-cell office:value-type="float" office:value="1228.64">
            <text:p>1228.64</text:p>
          </table:table-cell>
          <table:table-cell office:value-type="float" office:value="1208.94">
            <text:p>1208.94</text:p>
          </table:table-cell>
          <table:table-cell office:value-type="float" office:value="877.258">
            <text:p>877.258</text:p>
          </table:table-cell>
          <table:table-cell table:number-columns-repeated="8"/>
        </table:table-row>
        <table:table-row table:style-name="ro1">
          <table:table-cell office:value-type="string">
            <text:p>73,</text:p>
          </table:table-cell>
          <table:table-cell office:value-type="float" office:value="1343.93">
            <text:p>1343.93</text:p>
          </table:table-cell>
          <table:table-cell office:value-type="float" office:value="1221.78">
            <text:p>1221.78</text:p>
          </table:table-cell>
          <table:table-cell office:value-type="float" office:value="1344.13">
            <text:p>1344.13</text:p>
          </table:table-cell>
          <table:table-cell office:value-type="float" office:value="1229.38">
            <text:p>1229.38</text:p>
          </table:table-cell>
          <table:table-cell office:value-type="float" office:value="1210.85">
            <text:p>1210.85</text:p>
          </table:table-cell>
          <table:table-cell office:value-type="float" office:value="880.9">
            <text:p>880.9</text:p>
          </table:table-cell>
          <table:table-cell table:number-columns-repeated="8"/>
        </table:table-row>
        <table:table-row table:style-name="ro1">
          <table:table-cell office:value-type="string">
            <text:p>74,</text:p>
          </table:table-cell>
          <table:table-cell office:value-type="float" office:value="1345.11">
            <text:p>1345.11</text:p>
          </table:table-cell>
          <table:table-cell office:value-type="float" office:value="1222.99">
            <text:p>1222.99</text:p>
          </table:table-cell>
          <table:table-cell office:value-type="float" office:value="1345.14">
            <text:p>1345.14</text:p>
          </table:table-cell>
          <table:table-cell office:value-type="float" office:value="1230.18">
            <text:p>1230.18</text:p>
          </table:table-cell>
          <table:table-cell office:value-type="float" office:value="1212.44">
            <text:p>1212.44</text:p>
          </table:table-cell>
          <table:table-cell office:value-type="float" office:value="882.624">
            <text:p>882.624</text:p>
          </table:table-cell>
          <table:table-cell table:number-columns-repeated="8"/>
        </table:table-row>
        <table:table-row table:style-name="ro1">
          <table:table-cell office:value-type="string">
            <text:p>75,</text:p>
          </table:table-cell>
          <table:table-cell office:value-type="float" office:value="1345.97">
            <text:p>1345.97</text:p>
          </table:table-cell>
          <table:table-cell office:value-type="float" office:value="1223.33">
            <text:p>1223.33</text:p>
          </table:table-cell>
          <table:table-cell office:value-type="float" office:value="1346.1">
            <text:p>1346.1</text:p>
          </table:table-cell>
          <table:table-cell office:value-type="float" office:value="1230.42">
            <text:p>1230.42</text:p>
          </table:table-cell>
          <table:table-cell office:value-type="float" office:value="1212.28">
            <text:p>1212.28</text:p>
          </table:table-cell>
          <table:table-cell office:value-type="float" office:value="879.464">
            <text:p>879.464</text:p>
          </table:table-cell>
          <table:table-cell table:number-columns-repeated="8"/>
        </table:table-row>
        <table:table-row table:style-name="ro1">
          <table:table-cell office:value-type="string">
            <text:p>76,</text:p>
          </table:table-cell>
          <table:table-cell office:value-type="float" office:value="1345.84">
            <text:p>1345.84</text:p>
          </table:table-cell>
          <table:table-cell office:value-type="float" office:value="1223.87">
            <text:p>1223.87</text:p>
          </table:table-cell>
          <table:table-cell office:value-type="float" office:value="1346.19">
            <text:p>1346.19</text:p>
          </table:table-cell>
          <table:table-cell office:value-type="float" office:value="1230.25">
            <text:p>1230.25</text:p>
          </table:table-cell>
          <table:table-cell office:value-type="float" office:value="1212.07">
            <text:p>1212.07</text:p>
          </table:table-cell>
          <table:table-cell office:value-type="float" office:value="879.001">
            <text:p>879.001</text:p>
          </table:table-cell>
          <table:table-cell table:number-columns-repeated="8"/>
        </table:table-row>
        <table:table-row table:style-name="ro1">
          <table:table-cell office:value-type="string">
            <text:p>77,</text:p>
          </table:table-cell>
          <table:table-cell office:value-type="float" office:value="1346.08">
            <text:p>1346.08</text:p>
          </table:table-cell>
          <table:table-cell office:value-type="float" office:value="1223.68">
            <text:p>1223.68</text:p>
          </table:table-cell>
          <table:table-cell office:value-type="float" office:value="1346.17">
            <text:p>1346.17</text:p>
          </table:table-cell>
          <table:table-cell office:value-type="float" office:value="1230.69">
            <text:p>1230.69</text:p>
          </table:table-cell>
          <table:table-cell office:value-type="float" office:value="1213.05">
            <text:p>1213.05</text:p>
          </table:table-cell>
          <table:table-cell office:value-type="float" office:value="879.858">
            <text:p>879.858</text:p>
          </table:table-cell>
          <table:table-cell table:number-columns-repeated="8"/>
        </table:table-row>
        <table:table-row table:style-name="ro1">
          <table:table-cell office:value-type="string">
            <text:p>78,</text:p>
          </table:table-cell>
          <table:table-cell office:value-type="float" office:value="1347.52">
            <text:p>1347.52</text:p>
          </table:table-cell>
          <table:table-cell office:value-type="float" office:value="1224.85">
            <text:p>1224.85</text:p>
          </table:table-cell>
          <table:table-cell office:value-type="float" office:value="1347.76">
            <text:p>1347.76</text:p>
          </table:table-cell>
          <table:table-cell office:value-type="float" office:value="1231.97">
            <text:p>1231.97</text:p>
          </table:table-cell>
          <table:table-cell office:value-type="float" office:value="1214.73">
            <text:p>1214.73</text:p>
          </table:table-cell>
          <table:table-cell office:value-type="float" office:value="879.347">
            <text:p>879.347</text:p>
          </table:table-cell>
          <table:table-cell table:number-columns-repeated="8"/>
        </table:table-row>
        <table:table-row table:style-name="ro1">
          <table:table-cell office:value-type="string">
            <text:p>79,</text:p>
          </table:table-cell>
          <table:table-cell office:value-type="float" office:value="1350.79">
            <text:p>1350.79</text:p>
          </table:table-cell>
          <table:table-cell office:value-type="float" office:value="1227.4">
            <text:p>1227.4</text:p>
          </table:table-cell>
          <table:table-cell office:value-type="float" office:value="1350.91">
            <text:p>1350.91</text:p>
          </table:table-cell>
          <table:table-cell office:value-type="float" office:value="1233.12">
            <text:p>1233.12</text:p>
          </table:table-cell>
          <table:table-cell office:value-type="float" office:value="1216.6">
            <text:p>1216.6</text:p>
          </table:table-cell>
          <table:table-cell office:value-type="float" office:value="882.077">
            <text:p>882.077</text:p>
          </table:table-cell>
          <table:table-cell table:number-columns-repeated="8"/>
        </table:table-row>
        <table:table-row table:style-name="ro1">
          <table:table-cell office:value-type="string">
            <text:p>80,</text:p>
          </table:table-cell>
          <table:table-cell office:value-type="float" office:value="1352.27">
            <text:p>1352.27</text:p>
          </table:table-cell>
          <table:table-cell office:value-type="float" office:value="1228.37">
            <text:p>1228.37</text:p>
          </table:table-cell>
          <table:table-cell office:value-type="float" office:value="1352.56">
            <text:p>1352.56</text:p>
          </table:table-cell>
          <table:table-cell office:value-type="float" office:value="1233.56">
            <text:p>1233.56</text:p>
          </table:table-cell>
          <table:table-cell office:value-type="float" office:value="1217.49">
            <text:p>1217.49</text:p>
          </table:table-cell>
          <table:table-cell office:value-type="float" office:value="883.116">
            <text:p>883.116</text:p>
          </table:table-cell>
          <table:table-cell table:number-columns-repeated="8"/>
        </table:table-row>
        <table:table-row table:style-name="ro1">
          <table:table-cell office:value-type="string">
            <text:p>81,</text:p>
          </table:table-cell>
          <table:table-cell office:value-type="float" office:value="1352.74">
            <text:p>1352.74</text:p>
          </table:table-cell>
          <table:table-cell office:value-type="float" office:value="1228.45">
            <text:p>1228.45</text:p>
          </table:table-cell>
          <table:table-cell office:value-type="float" office:value="1353.04">
            <text:p>1353.04</text:p>
          </table:table-cell>
          <table:table-cell office:value-type="float" office:value="1233.93">
            <text:p>1233.93</text:p>
          </table:table-cell>
          <table:table-cell office:value-type="float" office:value="1217.13">
            <text:p>1217.13</text:p>
          </table:table-cell>
          <table:table-cell office:value-type="float" office:value="883.375">
            <text:p>883.375</text:p>
          </table:table-cell>
          <table:table-cell table:number-columns-repeated="8"/>
        </table:table-row>
        <table:table-row table:style-name="ro1">
          <table:table-cell office:value-type="string">
            <text:p>82,</text:p>
          </table:table-cell>
          <table:table-cell office:value-type="float" office:value="1352.61">
            <text:p>1352.61</text:p>
          </table:table-cell>
          <table:table-cell office:value-type="float" office:value="1228.03">
            <text:p>1228.03</text:p>
          </table:table-cell>
          <table:table-cell office:value-type="float" office:value="1352.85">
            <text:p>1352.85</text:p>
          </table:table-cell>
          <table:table-cell office:value-type="float" office:value="1233.96">
            <text:p>1233.96</text:p>
          </table:table-cell>
          <table:table-cell office:value-type="float" office:value="1217.53">
            <text:p>1217.53</text:p>
          </table:table-cell>
          <table:table-cell office:value-type="float" office:value="884.844">
            <text:p>884.844</text:p>
          </table:table-cell>
          <table:table-cell table:number-columns-repeated="8"/>
        </table:table-row>
        <table:table-row table:style-name="ro1">
          <table:table-cell office:value-type="string">
            <text:p>83,</text:p>
          </table:table-cell>
          <table:table-cell office:value-type="float" office:value="1353.09">
            <text:p>1353.09</text:p>
          </table:table-cell>
          <table:table-cell office:value-type="float" office:value="1228.49">
            <text:p>1228.49</text:p>
          </table:table-cell>
          <table:table-cell office:value-type="float" office:value="1353.12">
            <text:p>1353.12</text:p>
          </table:table-cell>
          <table:table-cell office:value-type="float" office:value="1234.67">
            <text:p>1234.67</text:p>
          </table:table-cell>
          <table:table-cell office:value-type="float" office:value="1218.84">
            <text:p>1218.84</text:p>
          </table:table-cell>
          <table:table-cell office:value-type="float" office:value="885.491">
            <text:p>885.491</text:p>
          </table:table-cell>
          <table:table-cell table:number-columns-repeated="8"/>
        </table:table-row>
        <table:table-row table:style-name="ro1">
          <table:table-cell office:value-type="string">
            <text:p>84,</text:p>
          </table:table-cell>
          <table:table-cell office:value-type="float" office:value="1353.62">
            <text:p>1353.62</text:p>
          </table:table-cell>
          <table:table-cell office:value-type="float" office:value="1228.99">
            <text:p>1228.99</text:p>
          </table:table-cell>
          <table:table-cell office:value-type="float" office:value="1353.73">
            <text:p>1353.73</text:p>
          </table:table-cell>
          <table:table-cell office:value-type="float" office:value="1235.55">
            <text:p>1235.55</text:p>
          </table:table-cell>
          <table:table-cell office:value-type="float" office:value="1219.54">
            <text:p>1219.54</text:p>
          </table:table-cell>
          <table:table-cell office:value-type="float" office:value="885.228">
            <text:p>885.228</text:p>
          </table:table-cell>
          <table:table-cell table:number-columns-repeated="8"/>
        </table:table-row>
        <table:table-row table:style-name="ro1">
          <table:table-cell office:value-type="string">
            <text:p>85,</text:p>
          </table:table-cell>
          <table:table-cell office:value-type="float" office:value="1355.27">
            <text:p>1355.27</text:p>
          </table:table-cell>
          <table:table-cell office:value-type="float" office:value="1230.72">
            <text:p>1230.72</text:p>
          </table:table-cell>
          <table:table-cell office:value-type="float" office:value="1355.4">
            <text:p>1355.4</text:p>
          </table:table-cell>
          <table:table-cell office:value-type="float" office:value="1237.05">
            <text:p>1237.05</text:p>
          </table:table-cell>
          <table:table-cell office:value-type="float" office:value="1221.37">
            <text:p>1221.37</text:p>
          </table:table-cell>
          <table:table-cell office:value-type="float" office:value="886.723">
            <text:p>886.723</text:p>
          </table:table-cell>
          <table:table-cell table:number-columns-repeated="8"/>
        </table:table-row>
        <table:table-row table:style-name="ro1">
          <table:table-cell office:value-type="string">
            <text:p>86,</text:p>
          </table:table-cell>
          <table:table-cell office:value-type="float" office:value="1358.63">
            <text:p>1358.63</text:p>
          </table:table-cell>
          <table:table-cell office:value-type="float" office:value="1232.83">
            <text:p>1232.83</text:p>
          </table:table-cell>
          <table:table-cell office:value-type="float" office:value="1358.78">
            <text:p>1358.78</text:p>
          </table:table-cell>
          <table:table-cell office:value-type="float" office:value="1238.28">
            <text:p>1238.28</text:p>
          </table:table-cell>
          <table:table-cell office:value-type="float" office:value="1222.66">
            <text:p>1222.66</text:p>
          </table:table-cell>
          <table:table-cell office:value-type="float" office:value="887.782">
            <text:p>887.782</text:p>
          </table:table-cell>
          <table:table-cell table:number-columns-repeated="8"/>
        </table:table-row>
        <table:table-row table:style-name="ro1">
          <table:table-cell office:value-type="string">
            <text:p>87,</text:p>
          </table:table-cell>
          <table:table-cell office:value-type="float" office:value="1360.56">
            <text:p>1360.56</text:p>
          </table:table-cell>
          <table:table-cell office:value-type="float" office:value="1233.94">
            <text:p>1233.94</text:p>
          </table:table-cell>
          <table:table-cell office:value-type="float" office:value="1360.61">
            <text:p>1360.61</text:p>
          </table:table-cell>
          <table:table-cell office:value-type="float" office:value="1238.91">
            <text:p>1238.91</text:p>
          </table:table-cell>
          <table:table-cell office:value-type="float" office:value="1221.85">
            <text:p>1221.85</text:p>
          </table:table-cell>
          <table:table-cell office:value-type="float" office:value="886.185">
            <text:p>886.185</text:p>
          </table:table-cell>
          <table:table-cell table:number-columns-repeated="8"/>
        </table:table-row>
        <table:table-row table:style-name="ro1">
          <table:table-cell office:value-type="string">
            <text:p>88,</text:p>
          </table:table-cell>
          <table:table-cell office:value-type="float" office:value="1360.65">
            <text:p>1360.65</text:p>
          </table:table-cell>
          <table:table-cell office:value-type="float" office:value="1233.8">
            <text:p>1233.8</text:p>
          </table:table-cell>
          <table:table-cell office:value-type="float" office:value="1360.64">
            <text:p>1360.64</text:p>
          </table:table-cell>
          <table:table-cell office:value-type="float" office:value="1239.07">
            <text:p>1239.07</text:p>
          </table:table-cell>
          <table:table-cell office:value-type="float" office:value="1221.82">
            <text:p>1221.82</text:p>
          </table:table-cell>
          <table:table-cell office:value-type="float" office:value="885.321">
            <text:p>885.321</text:p>
          </table:table-cell>
          <table:table-cell table:number-columns-repeated="8"/>
        </table:table-row>
        <table:table-row table:style-name="ro1">
          <table:table-cell office:value-type="string">
            <text:p>89,</text:p>
          </table:table-cell>
          <table:table-cell office:value-type="float" office:value="1360.58">
            <text:p>1360.58</text:p>
          </table:table-cell>
          <table:table-cell office:value-type="float" office:value="1233.93">
            <text:p>1233.93</text:p>
          </table:table-cell>
          <table:table-cell office:value-type="float" office:value="1360.85">
            <text:p>1360.85</text:p>
          </table:table-cell>
          <table:table-cell office:value-type="float" office:value="1238.92">
            <text:p>1238.92</text:p>
          </table:table-cell>
          <table:table-cell office:value-type="float" office:value="1221.28">
            <text:p>1221.28</text:p>
          </table:table-cell>
          <table:table-cell office:value-type="float" office:value="886.585">
            <text:p>886.585</text:p>
          </table:table-cell>
          <table:table-cell table:number-columns-repeated="8"/>
        </table:table-row>
        <table:table-row table:style-name="ro1">
          <table:table-cell office:value-type="string">
            <text:p>90,</text:p>
          </table:table-cell>
          <table:table-cell office:value-type="float" office:value="1361.24">
            <text:p>1361.24</text:p>
          </table:table-cell>
          <table:table-cell office:value-type="float" office:value="1234.47">
            <text:p>1234.47</text:p>
          </table:table-cell>
          <table:table-cell office:value-type="float" office:value="1361.4">
            <text:p>1361.4</text:p>
          </table:table-cell>
          <table:table-cell office:value-type="float" office:value="1239.41">
            <text:p>1239.41</text:p>
          </table:table-cell>
          <table:table-cell office:value-type="float" office:value="1221.39">
            <text:p>1221.39</text:p>
          </table:table-cell>
          <table:table-cell office:value-type="float" office:value="885.155">
            <text:p>885.155</text:p>
          </table:table-cell>
          <table:table-cell table:number-columns-repeated="8"/>
        </table:table-row>
        <table:table-row table:style-name="ro1">
          <table:table-cell office:value-type="string">
            <text:p>91,</text:p>
          </table:table-cell>
          <table:table-cell office:value-type="float" office:value="1362.33">
            <text:p>1362.33</text:p>
          </table:table-cell>
          <table:table-cell office:value-type="float" office:value="1235.79">
            <text:p>1235.79</text:p>
          </table:table-cell>
          <table:table-cell office:value-type="float" office:value="1362.44">
            <text:p>1362.44</text:p>
          </table:table-cell>
          <table:table-cell office:value-type="float" office:value="1240.3">
            <text:p>1240.3</text:p>
          </table:table-cell>
          <table:table-cell office:value-type="float" office:value="1223.65">
            <text:p>1223.65</text:p>
          </table:table-cell>
          <table:table-cell office:value-type="float" office:value="888.694">
            <text:p>888.694</text:p>
          </table:table-cell>
          <table:table-cell table:number-columns-repeated="8"/>
        </table:table-row>
        <table:table-row table:style-name="ro1">
          <table:table-cell office:value-type="string">
            <text:p>92,</text:p>
          </table:table-cell>
          <table:table-cell office:value-type="float" office:value="1363.81">
            <text:p>1363.81</text:p>
          </table:table-cell>
          <table:table-cell office:value-type="float" office:value="1237.01">
            <text:p>1237.01</text:p>
          </table:table-cell>
          <table:table-cell office:value-type="float" office:value="1363.66">
            <text:p>1363.66</text:p>
          </table:table-cell>
          <table:table-cell office:value-type="float" office:value="1241.05">
            <text:p>1241.05</text:p>
          </table:table-cell>
          <table:table-cell office:value-type="float" office:value="1225.73">
            <text:p>1225.73</text:p>
          </table:table-cell>
          <table:table-cell office:value-type="float" office:value="889.972">
            <text:p>889.972</text:p>
          </table:table-cell>
          <table:table-cell table:number-columns-repeated="8"/>
        </table:table-row>
        <table:table-row table:style-name="ro1">
          <table:table-cell office:value-type="string">
            <text:p>93,</text:p>
          </table:table-cell>
          <table:table-cell office:value-type="float" office:value="1364.92">
            <text:p>1364.92</text:p>
          </table:table-cell>
          <table:table-cell office:value-type="float" office:value="1237.72">
            <text:p>1237.72</text:p>
          </table:table-cell>
          <table:table-cell office:value-type="float" office:value="1364.76">
            <text:p>1364.76</text:p>
          </table:table-cell>
          <table:table-cell office:value-type="float" office:value="1241.61">
            <text:p>1241.61</text:p>
          </table:table-cell>
          <table:table-cell office:value-type="float" office:value="1227.52">
            <text:p>1227.52</text:p>
          </table:table-cell>
          <table:table-cell office:value-type="float" office:value="890.511">
            <text:p>890.511</text:p>
          </table:table-cell>
          <table:table-cell table:number-columns-repeated="8"/>
        </table:table-row>
        <table:table-row table:style-name="ro1">
          <table:table-cell office:value-type="string">
            <text:p>94,</text:p>
          </table:table-cell>
          <table:table-cell office:value-type="float" office:value="1365.35">
            <text:p>1365.35</text:p>
          </table:table-cell>
          <table:table-cell office:value-type="float" office:value="1238.59">
            <text:p>1238.59</text:p>
          </table:table-cell>
          <table:table-cell office:value-type="float" office:value="1365.71">
            <text:p>1365.71</text:p>
          </table:table-cell>
          <table:table-cell office:value-type="float" office:value="1241.99">
            <text:p>1241.99</text:p>
          </table:table-cell>
          <table:table-cell office:value-type="float" office:value="1227.59">
            <text:p>1227.59</text:p>
          </table:table-cell>
          <table:table-cell office:value-type="float" office:value="888.469">
            <text:p>888.469</text:p>
          </table:table-cell>
          <table:table-cell table:number-columns-repeated="8"/>
        </table:table-row>
        <table:table-row table:style-name="ro1">
          <table:table-cell office:value-type="string">
            <text:p>95,</text:p>
          </table:table-cell>
          <table:table-cell office:value-type="float" office:value="1365.72">
            <text:p>1365.72</text:p>
          </table:table-cell>
          <table:table-cell office:value-type="float" office:value="1238.96">
            <text:p>1238.96</text:p>
          </table:table-cell>
          <table:table-cell office:value-type="float" office:value="1365.88">
            <text:p>1365.88</text:p>
          </table:table-cell>
          <table:table-cell office:value-type="float" office:value="1242.17">
            <text:p>1242.17</text:p>
          </table:table-cell>
          <table:table-cell office:value-type="float" office:value="1226.62">
            <text:p>1226.62</text:p>
          </table:table-cell>
          <table:table-cell office:value-type="float" office:value="886.898">
            <text:p>886.898</text:p>
          </table:table-cell>
          <table:table-cell table:number-columns-repeated="8"/>
        </table:table-row>
        <table:table-row table:style-name="ro1">
          <table:table-cell office:value-type="string">
            <text:p>96,</text:p>
          </table:table-cell>
          <table:table-cell office:value-type="float" office:value="1365.83">
            <text:p>1365.83</text:p>
          </table:table-cell>
          <table:table-cell office:value-type="float" office:value="1238.89">
            <text:p>1238.89</text:p>
          </table:table-cell>
          <table:table-cell office:value-type="float" office:value="1366">
            <text:p>1366</text:p>
          </table:table-cell>
          <table:table-cell office:value-type="float" office:value="1242.2">
            <text:p>1242.2</text:p>
          </table:table-cell>
          <table:table-cell office:value-type="float" office:value="1226.72">
            <text:p>1226.72</text:p>
          </table:table-cell>
          <table:table-cell office:value-type="float" office:value="888.906">
            <text:p>888.906</text:p>
          </table:table-cell>
          <table:table-cell table:number-columns-repeated="8"/>
        </table:table-row>
        <table:table-row table:style-name="ro1">
          <table:table-cell office:value-type="string">
            <text:p>97,</text:p>
          </table:table-cell>
          <table:table-cell office:value-type="float" office:value="1366.9">
            <text:p>1366.9</text:p>
          </table:table-cell>
          <table:table-cell office:value-type="float" office:value="1240.33">
            <text:p>1240.33</text:p>
          </table:table-cell>
          <table:table-cell office:value-type="float" office:value="1367.17">
            <text:p>1367.17</text:p>
          </table:table-cell>
          <table:table-cell office:value-type="float" office:value="1242.75">
            <text:p>1242.75</text:p>
          </table:table-cell>
          <table:table-cell office:value-type="float" office:value="1228.08">
            <text:p>1228.08</text:p>
          </table:table-cell>
          <table:table-cell office:value-type="float" office:value="890.394">
            <text:p>890.394</text:p>
          </table:table-cell>
          <table:table-cell table:number-columns-repeated="8"/>
        </table:table-row>
        <table:table-row table:style-name="ro1">
          <table:table-cell office:value-type="string">
            <text:p>98,</text:p>
          </table:table-cell>
          <table:table-cell office:value-type="float" office:value="1367.7">
            <text:p>1367.7</text:p>
          </table:table-cell>
          <table:table-cell office:value-type="float" office:value="1241.03">
            <text:p>1241.03</text:p>
          </table:table-cell>
          <table:table-cell office:value-type="float" office:value="1367.73">
            <text:p>1367.73</text:p>
          </table:table-cell>
          <table:table-cell office:value-type="float" office:value="1243.08">
            <text:p>1243.08</text:p>
          </table:table-cell>
          <table:table-cell office:value-type="float" office:value="1228.76">
            <text:p>1228.76</text:p>
          </table:table-cell>
          <table:table-cell office:value-type="float" office:value="891.252">
            <text:p>891.252</text:p>
          </table:table-cell>
          <table:table-cell table:number-columns-repeated="8"/>
        </table:table-row>
        <table:table-row table:style-name="ro1">
          <table:table-cell office:value-type="string">
            <text:p>99,</text:p>
          </table:table-cell>
          <table:table-cell table:number-columns-repeated="14"/>
        </table:table-row>
        <table:table-row table:style-name="ro1">
          <table:table-cell office:value-type="string">
            <text:p>100,</text:p>
          </table:table-cell>
          <table:table-cell table:number-columns-repeated="14"/>
        </table:table-row>
        <table:table-row table:style-name="ro1">
          <table:table-cell office:value-type="string">
            <text:p>101,</text:p>
          </table:table-cell>
          <table:table-cell table:number-columns-repeated="14"/>
        </table:table-row>
        <table:table-row table:style-name="ro1">
          <table:table-cell office:value-type="string">
            <text:p>102,</text:p>
          </table:table-cell>
          <table:table-cell table:number-columns-repeated="14"/>
        </table:table-row>
        <table:table-row table:style-name="ro1">
          <table:table-cell office:value-type="string">
            <text:p>103,</text:p>
          </table:table-cell>
          <table:table-cell table:number-columns-repeated="14"/>
        </table:table-row>
        <table:table-row table:style-name="ro1">
          <table:table-cell office:value-type="string">
            <text:p>104,</text:p>
          </table:table-cell>
          <table:table-cell table:number-columns-repeated="14"/>
        </table:table-row>
        <table:table-row table:style-name="ro1">
          <table:table-cell office:value-type="string">
            <text:p>105,</text:p>
          </table:table-cell>
          <table:table-cell table:number-columns-repeated="14"/>
        </table:table-row>
        <table:table-row table:style-name="ro1">
          <table:table-cell office:value-type="string">
            <text:p>106,</text:p>
          </table:table-cell>
          <table:table-cell table:number-columns-repeated="14"/>
        </table:table-row>
        <table:table-row table:style-name="ro1">
          <table:table-cell office:value-type="string">
            <text:p>107,</text:p>
          </table:table-cell>
          <table:table-cell table:number-columns-repeated="14"/>
        </table:table-row>
        <table:table-row table:style-name="ro1">
          <table:table-cell office:value-type="string">
            <text:p>108,</text:p>
          </table:table-cell>
          <table:table-cell table:number-columns-repeated="14"/>
        </table:table-row>
        <table:table-row table:style-name="ro1">
          <table:table-cell office:value-type="string">
            <text:p>109,</text:p>
          </table:table-cell>
          <table:table-cell table:number-columns-repeated="14"/>
        </table:table-row>
        <table:table-row table:style-name="ro1">
          <table:table-cell office:value-type="string">
            <text:p>110,</text:p>
          </table:table-cell>
          <table:table-cell table:number-columns-repeated="14"/>
        </table:table-row>
        <table:table-row table:style-name="ro1">
          <table:table-cell office:value-type="string">
            <text:p>111,</text:p>
          </table:table-cell>
          <table:table-cell table:number-columns-repeated="14"/>
        </table:table-row>
        <table:table-row table:style-name="ro1">
          <table:table-cell office:value-type="string">
            <text:p>112,</text:p>
          </table:table-cell>
          <table:table-cell table:number-columns-repeated="14"/>
        </table:table-row>
        <table:table-row table:style-name="ro1">
          <table:table-cell office:value-type="string">
            <text:p>113,</text:p>
          </table:table-cell>
          <table:table-cell table:number-columns-repeated="14"/>
        </table:table-row>
        <table:table-row table:style-name="ro1">
          <table:table-cell office:value-type="string">
            <text:p>114,</text:p>
          </table:table-cell>
          <table:table-cell table:number-columns-repeated="14"/>
        </table:table-row>
        <table:table-row table:style-name="ro1">
          <table:table-cell office:value-type="string">
            <text:p>115,</text:p>
          </table:table-cell>
          <table:table-cell table:number-columns-repeated="14"/>
        </table:table-row>
        <table:table-row table:style-name="ro1">
          <table:table-cell office:value-type="string">
            <text:p>116,</text:p>
          </table:table-cell>
          <table:table-cell table:number-columns-repeated="14"/>
        </table:table-row>
        <table:table-row table:style-name="ro1">
          <table:table-cell office:value-type="string">
            <text:p>117,</text:p>
          </table:table-cell>
          <table:table-cell table:number-columns-repeated="14"/>
        </table:table-row>
        <table:table-row table:style-name="ro1">
          <table:table-cell office:value-type="string">
            <text:p>118,</text:p>
          </table:table-cell>
          <table:table-cell table:number-columns-repeated="14"/>
        </table:table-row>
        <table:table-row table:style-name="ro1">
          <table:table-cell office:value-type="string">
            <text:p>119,</text:p>
          </table:table-cell>
          <table:table-cell table:number-columns-repeated="14"/>
        </table:table-row>
        <table:table-row table:style-name="ro1">
          <table:table-cell office:value-type="string">
            <text:p>120,</text:p>
          </table:table-cell>
          <table:table-cell table:number-columns-repeated="14"/>
        </table:table-row>
        <table:table-row table:style-name="ro1">
          <table:table-cell office:value-type="string">
            <text:p>121,</text:p>
          </table:table-cell>
          <table:table-cell table:number-columns-repeated="14"/>
        </table:table-row>
        <table:table-row table:style-name="ro1">
          <table:table-cell office:value-type="string">
            <text:p>122,</text:p>
          </table:table-cell>
          <table:table-cell table:number-columns-repeated="14"/>
        </table:table-row>
        <table:table-row table:style-name="ro1">
          <table:table-cell office:value-type="string">
            <text:p>123,</text:p>
          </table:table-cell>
          <table:table-cell table:number-columns-repeated="14"/>
        </table:table-row>
        <table:table-row table:style-name="ro1">
          <table:table-cell office:value-type="string">
            <text:p>124,</text:p>
          </table:table-cell>
          <table:table-cell table:number-columns-repeated="14"/>
        </table:table-row>
        <table:table-row table:style-name="ro1">
          <table:table-cell office:value-type="string">
            <text:p>125,</text:p>
          </table:table-cell>
          <table:table-cell table:number-columns-repeated="14"/>
        </table:table-row>
        <table:table-row table:style-name="ro1">
          <table:table-cell office:value-type="string">
            <text:p>126,</text:p>
          </table:table-cell>
          <table:table-cell table:number-columns-repeated="14"/>
        </table:table-row>
        <table:table-row table:style-name="ro1">
          <table:table-cell office:value-type="string">
            <text:p>127,</text:p>
          </table:table-cell>
          <table:table-cell table:number-columns-repeated="14"/>
        </table:table-row>
        <table:table-row table:style-name="ro1">
          <table:table-cell office:value-type="string">
            <text:p>128,</text:p>
          </table:table-cell>
          <table:table-cell table:number-columns-repeated="14"/>
        </table:table-row>
        <table:table-row table:style-name="ro1">
          <table:table-cell office:value-type="string">
            <text:p>129,</text:p>
          </table:table-cell>
          <table:table-cell table:number-columns-repeated="14"/>
        </table:table-row>
        <table:table-row table:style-name="ro1">
          <table:table-cell office:value-type="string">
            <text:p>130,</text:p>
          </table:table-cell>
          <table:table-cell table:number-columns-repeated="14"/>
        </table:table-row>
        <table:table-row table:style-name="ro1">
          <table:table-cell office:value-type="string">
            <text:p>131,</text:p>
          </table:table-cell>
          <table:table-cell table:number-columns-repeated="14"/>
        </table:table-row>
        <table:table-row table:style-name="ro1">
          <table:table-cell office:value-type="string">
            <text:p>132,</text:p>
          </table:table-cell>
          <table:table-cell table:number-columns-repeated="14"/>
        </table:table-row>
        <table:table-row table:style-name="ro1">
          <table:table-cell office:value-type="string">
            <text:p>133,</text:p>
          </table:table-cell>
          <table:table-cell table:number-columns-repeated="14"/>
        </table:table-row>
        <table:table-row table:style-name="ro1">
          <table:table-cell office:value-type="string">
            <text:p>134,</text:p>
          </table:table-cell>
          <table:table-cell table:number-columns-repeated="14"/>
        </table:table-row>
        <table:table-row table:style-name="ro1">
          <table:table-cell office:value-type="string">
            <text:p>135,</text:p>
          </table:table-cell>
          <table:table-cell table:number-columns-repeated="14"/>
        </table:table-row>
        <table:table-row table:style-name="ro1">
          <table:table-cell office:value-type="string">
            <text:p>136,</text:p>
          </table:table-cell>
          <table:table-cell table:number-columns-repeated="14"/>
        </table:table-row>
        <table:table-row table:style-name="ro1">
          <table:table-cell office:value-type="string">
            <text:p>137,</text:p>
          </table:table-cell>
          <table:table-cell table:number-columns-repeated="14"/>
        </table:table-row>
        <table:table-row table:style-name="ro1">
          <table:table-cell office:value-type="string">
            <text:p>138,</text:p>
          </table:table-cell>
          <table:table-cell table:number-columns-repeated="14"/>
        </table:table-row>
        <table:table-row table:style-name="ro1">
          <table:table-cell office:value-type="string">
            <text:p>139,</text:p>
          </table:table-cell>
          <table:table-cell table:number-columns-repeated="14"/>
        </table:table-row>
        <table:table-row table:style-name="ro1">
          <table:table-cell office:value-type="string">
            <text:p>140,</text:p>
          </table:table-cell>
          <table:table-cell table:number-columns-repeated="14"/>
        </table:table-row>
        <table:table-row table:style-name="ro1">
          <table:table-cell office:value-type="string">
            <text:p>141,</text:p>
          </table:table-cell>
          <table:table-cell table:number-columns-repeated="14"/>
        </table:table-row>
        <table:table-row table:style-name="ro1">
          <table:table-cell office:value-type="string">
            <text:p>142,</text:p>
          </table:table-cell>
          <table:table-cell table:number-columns-repeated="14"/>
        </table:table-row>
        <table:table-row table:style-name="ro1">
          <table:table-cell office:value-type="string">
            <text:p>143,</text:p>
          </table:table-cell>
          <table:table-cell table:number-columns-repeated="14"/>
        </table:table-row>
        <table:table-row table:style-name="ro1">
          <table:table-cell office:value-type="string">
            <text:p>144,</text:p>
          </table:table-cell>
          <table:table-cell table:number-columns-repeated="14"/>
        </table:table-row>
        <table:table-row table:style-name="ro1">
          <table:table-cell office:value-type="string">
            <text:p>145,</text:p>
          </table:table-cell>
          <table:table-cell table:number-columns-repeated="14"/>
        </table:table-row>
        <table:table-row table:style-name="ro1">
          <table:table-cell office:value-type="string">
            <text:p>1,</text:p>
          </table:table-cell>
          <table:table-cell table:number-columns-repeated="14"/>
        </table:table-row>
        <table:table-row table:style-name="ro1">
          <table:table-cell office:value-type="string">
            <text:p>2,</text:p>
          </table:table-cell>
          <table:table-cell table:number-columns-repeated="14"/>
        </table:table-row>
        <table:table-row table:style-name="ro1">
          <table:table-cell office:value-type="string">
            <text:p>3,</text:p>
          </table:table-cell>
          <table:table-cell table:number-columns-repeated="14"/>
        </table:table-row>
        <table:table-row table:style-name="ro1">
          <table:table-cell office:value-type="string">
            <text:p>4,</text:p>
          </table:table-cell>
          <table:table-cell table:number-columns-repeated="14"/>
        </table:table-row>
        <table:table-row table:style-name="ro1">
          <table:table-cell office:value-type="string">
            <text:p>5,</text:p>
          </table:table-cell>
          <table:table-cell table:number-columns-repeated="14"/>
        </table:table-row>
        <table:table-row table:style-name="ro1">
          <table:table-cell office:value-type="string">
            <text:p>6,</text:p>
          </table:table-cell>
          <table:table-cell table:number-columns-repeated="14"/>
        </table:table-row>
        <table:table-row table:style-name="ro1">
          <table:table-cell office:value-type="string">
            <text:p>7,</text:p>
          </table:table-cell>
          <table:table-cell table:number-columns-repeated="14"/>
        </table:table-row>
        <table:table-row table:style-name="ro1">
          <table:table-cell office:value-type="string">
            <text:p>8,</text:p>
          </table:table-cell>
          <table:table-cell table:number-columns-repeated="14"/>
        </table:table-row>
        <table:table-row table:style-name="ro1">
          <table:table-cell office:value-type="string">
            <text:p>9,</text:p>
          </table:table-cell>
          <table:table-cell table:number-columns-repeated="14"/>
        </table:table-row>
        <table:table-row table:style-name="ro1">
          <table:table-cell office:value-type="string">
            <text:p>10,</text:p>
          </table:table-cell>
          <table:table-cell table:number-columns-repeated="14"/>
        </table:table-row>
        <table:table-row table:style-name="ro1">
          <table:table-cell office:value-type="string">
            <text:p>11,</text:p>
          </table:table-cell>
          <table:table-cell table:number-columns-repeated="14"/>
        </table:table-row>
        <table:table-row table:style-name="ro1">
          <table:table-cell office:value-type="string">
            <text:p>12,</text:p>
          </table:table-cell>
          <table:table-cell table:number-columns-repeated="14"/>
        </table:table-row>
        <table:table-row table:style-name="ro1">
          <table:table-cell office:value-type="string">
            <text:p>13,</text:p>
          </table:table-cell>
          <table:table-cell table:number-columns-repeated="14"/>
        </table:table-row>
        <table:table-row table:style-name="ro1">
          <table:table-cell office:value-type="string">
            <text:p>14,</text:p>
          </table:table-cell>
          <table:table-cell table:number-columns-repeated="14"/>
        </table:table-row>
        <table:table-row table:style-name="ro1">
          <table:table-cell office:value-type="string">
            <text:p>15,</text:p>
          </table:table-cell>
          <table:table-cell table:number-columns-repeated="14"/>
        </table:table-row>
        <table:table-row table:style-name="ro1">
          <table:table-cell office:value-type="string">
            <text:p>16,</text:p>
          </table:table-cell>
          <table:table-cell table:number-columns-repeated="14"/>
        </table:table-row>
        <table:table-row table:style-name="ro1">
          <table:table-cell office:value-type="string">
            <text:p>17,</text:p>
          </table:table-cell>
          <table:table-cell table:number-columns-repeated="14"/>
        </table:table-row>
        <table:table-row table:style-name="ro1">
          <table:table-cell office:value-type="string">
            <text:p>18,</text:p>
          </table:table-cell>
          <table:table-cell table:number-columns-repeated="14"/>
        </table:table-row>
        <table:table-row table:style-name="ro1">
          <table:table-cell office:value-type="string">
            <text:p>19,</text:p>
          </table:table-cell>
          <table:table-cell table:number-columns-repeated="14"/>
        </table:table-row>
        <table:table-row table:style-name="ro1">
          <table:table-cell office:value-type="string">
            <text:p>20,</text:p>
          </table:table-cell>
          <table:table-cell table:number-columns-repeated="14"/>
        </table:table-row>
        <table:table-row table:style-name="ro1">
          <table:table-cell office:value-type="string">
            <text:p>21,</text:p>
          </table:table-cell>
          <table:table-cell table:number-columns-repeated="14"/>
        </table:table-row>
        <table:table-row table:style-name="ro1">
          <table:table-cell office:value-type="string">
            <text:p>22,</text:p>
          </table:table-cell>
          <table:table-cell table:number-columns-repeated="14"/>
        </table:table-row>
        <table:table-row table:style-name="ro1">
          <table:table-cell office:value-type="string">
            <text:p>23,</text:p>
          </table:table-cell>
          <table:table-cell table:number-columns-repeated="14"/>
        </table:table-row>
        <table:table-row table:style-name="ro1">
          <table:table-cell office:value-type="string">
            <text:p>24,</text:p>
          </table:table-cell>
          <table:table-cell table:number-columns-repeated="14"/>
        </table:table-row>
        <table:table-row table:style-name="ro1">
          <table:table-cell office:value-type="string">
            <text:p>25,</text:p>
          </table:table-cell>
          <table:table-cell table:number-columns-repeated="14"/>
        </table:table-row>
        <table:table-row table:style-name="ro1">
          <table:table-cell office:value-type="string">
            <text:p>26,</text:p>
          </table:table-cell>
          <table:table-cell table:number-columns-repeated="14"/>
        </table:table-row>
        <table:table-row table:style-name="ro1">
          <table:table-cell office:value-type="string">
            <text:p>27,</text:p>
          </table:table-cell>
          <table:table-cell table:number-columns-repeated="14"/>
        </table:table-row>
        <table:table-row table:style-name="ro1">
          <table:table-cell office:value-type="string">
            <text:p>28,</text:p>
          </table:table-cell>
          <table:table-cell table:number-columns-repeated="14"/>
        </table:table-row>
        <table:table-row table:style-name="ro1">
          <table:table-cell office:value-type="string">
            <text:p>29,</text:p>
          </table:table-cell>
          <table:table-cell table:number-columns-repeated="14"/>
        </table:table-row>
        <table:table-row table:style-name="ro1">
          <table:table-cell office:value-type="string">
            <text:p>30,</text:p>
          </table:table-cell>
          <table:table-cell table:number-columns-repeated="14"/>
        </table:table-row>
        <table:table-row table:style-name="ro1">
          <table:table-cell office:value-type="string">
            <text:p>31,</text:p>
          </table:table-cell>
          <table:table-cell table:number-columns-repeated="14"/>
        </table:table-row>
        <table:table-row table:style-name="ro1">
          <table:table-cell office:value-type="string">
            <text:p>32,</text:p>
          </table:table-cell>
          <table:table-cell table:number-columns-repeated="14"/>
        </table:table-row>
        <table:table-row table:style-name="ro1">
          <table:table-cell office:value-type="string">
            <text:p>33,</text:p>
          </table:table-cell>
          <table:table-cell table:number-columns-repeated="14"/>
        </table:table-row>
        <table:table-row table:style-name="ro1">
          <table:table-cell office:value-type="string">
            <text:p>34,</text:p>
          </table:table-cell>
          <table:table-cell table:number-columns-repeated="14"/>
        </table:table-row>
        <table:table-row table:style-name="ro1">
          <table:table-cell office:value-type="string">
            <text:p>35,</text:p>
          </table:table-cell>
          <table:table-cell table:number-columns-repeated="14"/>
        </table:table-row>
        <table:table-row table:style-name="ro1">
          <table:table-cell office:value-type="string">
            <text:p>36,</text:p>
          </table:table-cell>
          <table:table-cell table:number-columns-repeated="14"/>
        </table:table-row>
        <table:table-row table:style-name="ro1">
          <table:table-cell office:value-type="string">
            <text:p>37,</text:p>
          </table:table-cell>
          <table:table-cell table:number-columns-repeated="14"/>
        </table:table-row>
        <table:table-row table:style-name="ro1">
          <table:table-cell office:value-type="string">
            <text:p>38,</text:p>
          </table:table-cell>
          <table:table-cell table:number-columns-repeated="14"/>
        </table:table-row>
        <table:table-row table:style-name="ro1">
          <table:table-cell office:value-type="string">
            <text:p>39,</text:p>
          </table:table-cell>
          <table:table-cell table:number-columns-repeated="14"/>
        </table:table-row>
        <table:table-row table:style-name="ro1">
          <table:table-cell office:value-type="string">
            <text:p>40,</text:p>
          </table:table-cell>
          <table:table-cell table:number-columns-repeated="14"/>
        </table:table-row>
        <table:table-row table:style-name="ro1">
          <table:table-cell office:value-type="string">
            <text:p>41,</text:p>
          </table:table-cell>
          <table:table-cell table:number-columns-repeated="14"/>
        </table:table-row>
        <table:table-row table:style-name="ro1">
          <table:table-cell office:value-type="string">
            <text:p>42,</text:p>
          </table:table-cell>
          <table:table-cell table:number-columns-repeated="14"/>
        </table:table-row>
        <table:table-row table:style-name="ro1">
          <table:table-cell office:value-type="string">
            <text:p>43,</text:p>
          </table:table-cell>
          <table:table-cell table:number-columns-repeated="14"/>
        </table:table-row>
        <table:table-row table:style-name="ro1">
          <table:table-cell office:value-type="string">
            <text:p>44,</text:p>
          </table:table-cell>
          <table:table-cell table:number-columns-repeated="14"/>
        </table:table-row>
        <table:table-row table:style-name="ro1">
          <table:table-cell office:value-type="string">
            <text:p>45,</text:p>
          </table:table-cell>
          <table:table-cell table:number-columns-repeated="14"/>
        </table:table-row>
        <table:table-row table:style-name="ro1">
          <table:table-cell office:value-type="string">
            <text:p>46,</text:p>
          </table:table-cell>
          <table:table-cell table:number-columns-repeated="14"/>
        </table:table-row>
        <table:table-row table:style-name="ro1">
          <table:table-cell office:value-type="string">
            <text:p>47,</text:p>
          </table:table-cell>
          <table:table-cell table:number-columns-repeated="14"/>
        </table:table-row>
        <table:table-row table:style-name="ro1">
          <table:table-cell office:value-type="string">
            <text:p>48,</text:p>
          </table:table-cell>
          <table:table-cell table:number-columns-repeated="14"/>
        </table:table-row>
        <table:table-row table:style-name="ro1">
          <table:table-cell office:value-type="string">
            <text:p>49,</text:p>
          </table:table-cell>
          <table:table-cell table:number-columns-repeated="14"/>
        </table:table-row>
        <table:table-row table:style-name="ro1">
          <table:table-cell office:value-type="string">
            <text:p>50,</text:p>
          </table:table-cell>
          <table:table-cell table:number-columns-repeated="14"/>
        </table:table-row>
        <table:table-row table:style-name="ro1">
          <table:table-cell office:value-type="string">
            <text:p>51,</text:p>
          </table:table-cell>
          <table:table-cell table:number-columns-repeated="14"/>
        </table:table-row>
        <table:table-row table:style-name="ro1">
          <table:table-cell office:value-type="string">
            <text:p>52,</text:p>
          </table:table-cell>
          <table:table-cell table:number-columns-repeated="14"/>
        </table:table-row>
        <table:table-row table:style-name="ro1">
          <table:table-cell office:value-type="string">
            <text:p>53,</text:p>
          </table:table-cell>
          <table:table-cell table:number-columns-repeated="14"/>
        </table:table-row>
        <table:table-row table:style-name="ro1">
          <table:table-cell office:value-type="string">
            <text:p>54,</text:p>
          </table:table-cell>
          <table:table-cell table:number-columns-repeated="14"/>
        </table:table-row>
        <table:table-row table:style-name="ro1">
          <table:table-cell office:value-type="string">
            <text:p>55,</text:p>
          </table:table-cell>
          <table:table-cell table:number-columns-repeated="14"/>
        </table:table-row>
        <table:table-row table:style-name="ro1">
          <table:table-cell office:value-type="string">
            <text:p>56,</text:p>
          </table:table-cell>
          <table:table-cell table:number-columns-repeated="14"/>
        </table:table-row>
        <table:table-row table:style-name="ro1">
          <table:table-cell office:value-type="string">
            <text:p>57,</text:p>
          </table:table-cell>
          <table:table-cell table:number-columns-repeated="14"/>
        </table:table-row>
        <table:table-row table:style-name="ro1">
          <table:table-cell office:value-type="string">
            <text:p>58,</text:p>
          </table:table-cell>
          <table:table-cell table:number-columns-repeated="14"/>
        </table:table-row>
        <table:table-row table:style-name="ro1">
          <table:table-cell office:value-type="string">
            <text:p>59,</text:p>
          </table:table-cell>
          <table:table-cell table:number-columns-repeated="14"/>
        </table:table-row>
        <table:table-row table:style-name="ro1">
          <table:table-cell office:value-type="string">
            <text:p>60,</text:p>
          </table:table-cell>
          <table:table-cell table:number-columns-repeated="14"/>
        </table:table-row>
        <table:table-row table:style-name="ro1">
          <table:table-cell office:value-type="string">
            <text:p>61,</text:p>
          </table:table-cell>
          <table:table-cell table:number-columns-repeated="14"/>
        </table:table-row>
        <table:table-row table:style-name="ro1">
          <table:table-cell office:value-type="string">
            <text:p>62,</text:p>
          </table:table-cell>
          <table:table-cell table:number-columns-repeated="14"/>
        </table:table-row>
        <table:table-row table:style-name="ro1">
          <table:table-cell office:value-type="string">
            <text:p>63,</text:p>
          </table:table-cell>
          <table:table-cell table:number-columns-repeated="14"/>
        </table:table-row>
        <table:table-row table:style-name="ro1">
          <table:table-cell office:value-type="string">
            <text:p>64,</text:p>
          </table:table-cell>
          <table:table-cell table:number-columns-repeated="14"/>
        </table:table-row>
        <table:table-row table:style-name="ro1">
          <table:table-cell office:value-type="string">
            <text:p>65,</text:p>
          </table:table-cell>
          <table:table-cell table:number-columns-repeated="14"/>
        </table:table-row>
        <table:table-row table:style-name="ro1">
          <table:table-cell office:value-type="string">
            <text:p>66,</text:p>
          </table:table-cell>
          <table:table-cell table:number-columns-repeated="14"/>
        </table:table-row>
        <table:table-row table:style-name="ro1">
          <table:table-cell office:value-type="string">
            <text:p>67,</text:p>
          </table:table-cell>
          <table:table-cell table:number-columns-repeated="14"/>
        </table:table-row>
        <table:table-row table:style-name="ro1">
          <table:table-cell office:value-type="string">
            <text:p>68,</text:p>
          </table:table-cell>
          <table:table-cell table:number-columns-repeated="14"/>
        </table:table-row>
        <table:table-row table:style-name="ro1">
          <table:table-cell office:value-type="string">
            <text:p>69,</text:p>
          </table:table-cell>
          <table:table-cell table:number-columns-repeated="14"/>
        </table:table-row>
        <table:table-row table:style-name="ro1">
          <table:table-cell office:value-type="string">
            <text:p>70,</text:p>
          </table:table-cell>
          <table:table-cell table:number-columns-repeated="14"/>
        </table:table-row>
        <table:table-row table:style-name="ro1">
          <table:table-cell office:value-type="string">
            <text:p>71,</text:p>
          </table:table-cell>
          <table:table-cell table:number-columns-repeated="14"/>
        </table:table-row>
        <table:table-row table:style-name="ro1">
          <table:table-cell office:value-type="string">
            <text:p>72,</text:p>
          </table:table-cell>
          <table:table-cell table:number-columns-repeated="14"/>
        </table:table-row>
        <table:table-row table:style-name="ro1">
          <table:table-cell office:value-type="string">
            <text:p>73,</text:p>
          </table:table-cell>
          <table:table-cell table:number-columns-repeated="14"/>
        </table:table-row>
        <table:table-row table:style-name="ro1">
          <table:table-cell office:value-type="string">
            <text:p>74,</text:p>
          </table:table-cell>
          <table:table-cell table:number-columns-repeated="14"/>
        </table:table-row>
        <table:table-row table:style-name="ro1">
          <table:table-cell office:value-type="string">
            <text:p>75,</text:p>
          </table:table-cell>
          <table:table-cell table:number-columns-repeated="14"/>
        </table:table-row>
        <table:table-row table:style-name="ro1">
          <table:table-cell office:value-type="string">
            <text:p>76,</text:p>
          </table:table-cell>
          <table:table-cell table:number-columns-repeated="14"/>
        </table:table-row>
        <table:table-row table:style-name="ro1">
          <table:table-cell office:value-type="string">
            <text:p>77,</text:p>
          </table:table-cell>
          <table:table-cell table:number-columns-repeated="14"/>
        </table:table-row>
        <table:table-row table:style-name="ro1">
          <table:table-cell office:value-type="string">
            <text:p>78,</text:p>
          </table:table-cell>
          <table:table-cell table:number-columns-repeated="14"/>
        </table:table-row>
        <table:table-row table:style-name="ro1">
          <table:table-cell office:value-type="string">
            <text:p>79,</text:p>
          </table:table-cell>
          <table:table-cell table:number-columns-repeated="14"/>
        </table:table-row>
        <table:table-row table:style-name="ro1">
          <table:table-cell office:value-type="string">
            <text:p>80,</text:p>
          </table:table-cell>
          <table:table-cell table:number-columns-repeated="14"/>
        </table:table-row>
        <table:table-row table:style-name="ro1">
          <table:table-cell office:value-type="string">
            <text:p>81,</text:p>
          </table:table-cell>
          <table:table-cell table:number-columns-repeated="14"/>
        </table:table-row>
        <table:table-row table:style-name="ro1">
          <table:table-cell office:value-type="string">
            <text:p>82,</text:p>
          </table:table-cell>
          <table:table-cell table:number-columns-repeated="14"/>
        </table:table-row>
        <table:table-row table:style-name="ro1">
          <table:table-cell office:value-type="string">
            <text:p>83,</text:p>
          </table:table-cell>
          <table:table-cell table:number-columns-repeated="14"/>
        </table:table-row>
        <table:table-row table:style-name="ro1">
          <table:table-cell office:value-type="string">
            <text:p>84,</text:p>
          </table:table-cell>
          <table:table-cell table:number-columns-repeated="14"/>
        </table:table-row>
        <table:table-row table:style-name="ro1">
          <table:table-cell office:value-type="string">
            <text:p>85,</text:p>
          </table:table-cell>
          <table:table-cell table:number-columns-repeated="14"/>
        </table:table-row>
        <table:table-row table:style-name="ro1">
          <table:table-cell office:value-type="string">
            <text:p>86,</text:p>
          </table:table-cell>
          <table:table-cell table:number-columns-repeated="14"/>
        </table:table-row>
        <table:table-row table:style-name="ro1">
          <table:table-cell office:value-type="string">
            <text:p>87,</text:p>
          </table:table-cell>
          <table:table-cell table:number-columns-repeated="14"/>
        </table:table-row>
        <table:table-row table:style-name="ro1">
          <table:table-cell office:value-type="string">
            <text:p>88,</text:p>
          </table:table-cell>
          <table:table-cell table:number-columns-repeated="14"/>
        </table:table-row>
        <table:table-row table:style-name="ro1">
          <table:table-cell office:value-type="string">
            <text:p>89,</text:p>
          </table:table-cell>
          <table:table-cell table:number-columns-repeated="14"/>
        </table:table-row>
        <table:table-row table:style-name="ro1">
          <table:table-cell office:value-type="string">
            <text:p>90,</text:p>
          </table:table-cell>
          <table:table-cell table:number-columns-repeated="14"/>
        </table:table-row>
        <table:table-row table:style-name="ro1">
          <table:table-cell office:value-type="string">
            <text:p>91,</text:p>
          </table:table-cell>
          <table:table-cell table:number-columns-repeated="14"/>
        </table:table-row>
        <table:table-row table:style-name="ro1">
          <table:table-cell office:value-type="string">
            <text:p>92,</text:p>
          </table:table-cell>
          <table:table-cell table:number-columns-repeated="14"/>
        </table:table-row>
        <table:table-row table:style-name="ro1">
          <table:table-cell office:value-type="string">
            <text:p>93,</text:p>
          </table:table-cell>
          <table:table-cell table:number-columns-repeated="14"/>
        </table:table-row>
        <table:table-row table:style-name="ro1">
          <table:table-cell office:value-type="string">
            <text:p>94,</text:p>
          </table:table-cell>
          <table:table-cell table:number-columns-repeated="14"/>
        </table:table-row>
        <table:table-row table:style-name="ro1">
          <table:table-cell office:value-type="string">
            <text:p>95,</text:p>
          </table:table-cell>
          <table:table-cell table:number-columns-repeated="14"/>
        </table:table-row>
        <table:table-row table:style-name="ro1">
          <table:table-cell office:value-type="string">
            <text:p>96,</text:p>
          </table:table-cell>
          <table:table-cell table:number-columns-repeated="14"/>
        </table:table-row>
        <table:table-row table:style-name="ro1">
          <table:table-cell office:value-type="string">
            <text:p>97,</text:p>
          </table:table-cell>
          <table:table-cell table:number-columns-repeated="14"/>
        </table:table-row>
        <table:table-row table:style-name="ro1">
          <table:table-cell office:value-type="string">
            <text:p>98,</text:p>
          </table:table-cell>
          <table:table-cell table:number-columns-repeated="14"/>
        </table:table-row>
        <table:table-row table:style-name="ro1">
          <table:table-cell office:value-type="string">
            <text:p>99,</text:p>
          </table:table-cell>
          <table:table-cell table:number-columns-repeated="14"/>
        </table:table-row>
        <table:table-row table:style-name="ro1">
          <table:table-cell office:value-type="string">
            <text:p>100,</text:p>
          </table:table-cell>
          <table:table-cell table:number-columns-repeated="14"/>
        </table:table-row>
        <table:table-row table:style-name="ro1">
          <table:table-cell office:value-type="string">
            <text:p>101,</text:p>
          </table:table-cell>
          <table:table-cell table:number-columns-repeated="14"/>
        </table:table-row>
        <table:table-row table:style-name="ro1">
          <table:table-cell office:value-type="string">
            <text:p>102,</text:p>
          </table:table-cell>
          <table:table-cell table:number-columns-repeated="14"/>
        </table:table-row>
        <table:table-row table:style-name="ro1">
          <table:table-cell office:value-type="string">
            <text:p>103,</text:p>
          </table:table-cell>
          <table:table-cell table:number-columns-repeated="14"/>
        </table:table-row>
        <table:table-row table:style-name="ro1">
          <table:table-cell office:value-type="string">
            <text:p>104,</text:p>
          </table:table-cell>
          <table:table-cell table:number-columns-repeated="14"/>
        </table:table-row>
        <table:table-row table:style-name="ro1">
          <table:table-cell office:value-type="string">
            <text:p>105,</text:p>
          </table:table-cell>
          <table:table-cell table:number-columns-repeated="14"/>
        </table:table-row>
        <table:table-row table:style-name="ro1">
          <table:table-cell office:value-type="string">
            <text:p>106,</text:p>
          </table:table-cell>
          <table:table-cell table:number-columns-repeated="14"/>
        </table:table-row>
        <table:table-row table:style-name="ro1">
          <table:table-cell office:value-type="string">
            <text:p>107,</text:p>
          </table:table-cell>
          <table:table-cell table:number-columns-repeated="14"/>
        </table:table-row>
        <table:table-row table:style-name="ro1">
          <table:table-cell office:value-type="string">
            <text:p>108,</text:p>
          </table:table-cell>
          <table:table-cell table:number-columns-repeated="14"/>
        </table:table-row>
        <table:table-row table:style-name="ro1">
          <table:table-cell office:value-type="string">
            <text:p>109,</text:p>
          </table:table-cell>
          <table:table-cell table:number-columns-repeated="14"/>
        </table:table-row>
        <table:table-row table:style-name="ro1">
          <table:table-cell office:value-type="string">
            <text:p>110,</text:p>
          </table:table-cell>
          <table:table-cell table:number-columns-repeated="14"/>
        </table:table-row>
        <table:table-row table:style-name="ro1">
          <table:table-cell office:value-type="string">
            <text:p>111,</text:p>
          </table:table-cell>
          <table:table-cell table:number-columns-repeated="14"/>
        </table:table-row>
        <table:table-row table:style-name="ro1">
          <table:table-cell office:value-type="string">
            <text:p>112,</text:p>
          </table:table-cell>
          <table:table-cell table:number-columns-repeated="14"/>
        </table:table-row>
        <table:table-row table:style-name="ro1">
          <table:table-cell office:value-type="string">
            <text:p>113,</text:p>
          </table:table-cell>
          <table:table-cell table:number-columns-repeated="14"/>
        </table:table-row>
        <table:table-row table:style-name="ro1">
          <table:table-cell office:value-type="string">
            <text:p>114,</text:p>
          </table:table-cell>
          <table:table-cell table:number-columns-repeated="14"/>
        </table:table-row>
        <table:table-row table:style-name="ro1">
          <table:table-cell office:value-type="string">
            <text:p>115,</text:p>
          </table:table-cell>
          <table:table-cell table:number-columns-repeated="14"/>
        </table:table-row>
        <table:table-row table:style-name="ro1">
          <table:table-cell office:value-type="string">
            <text:p>116,</text:p>
          </table:table-cell>
          <table:table-cell table:number-columns-repeated="14"/>
        </table:table-row>
        <table:table-row table:style-name="ro1">
          <table:table-cell office:value-type="string">
            <text:p>117,</text:p>
          </table:table-cell>
          <table:table-cell table:number-columns-repeated="14"/>
        </table:table-row>
        <table:table-row table:style-name="ro1">
          <table:table-cell office:value-type="string">
            <text:p>118,</text:p>
          </table:table-cell>
          <table:table-cell table:number-columns-repeated="14"/>
        </table:table-row>
        <table:table-row table:style-name="ro1">
          <table:table-cell office:value-type="string">
            <text:p>119,</text:p>
          </table:table-cell>
          <table:table-cell table:number-columns-repeated="14"/>
        </table:table-row>
        <table:table-row table:style-name="ro1">
          <table:table-cell office:value-type="string">
            <text:p>120,</text:p>
          </table:table-cell>
          <table:table-cell table:number-columns-repeated="14"/>
        </table:table-row>
        <table:table-row table:style-name="ro1">
          <table:table-cell office:value-type="string">
            <text:p>121,</text:p>
          </table:table-cell>
          <table:table-cell table:number-columns-repeated="14"/>
        </table:table-row>
        <table:table-row table:style-name="ro1">
          <table:table-cell office:value-type="string">
            <text:p>122,</text:p>
          </table:table-cell>
          <table:table-cell table:number-columns-repeated="14"/>
        </table:table-row>
        <table:table-row table:style-name="ro1">
          <table:table-cell office:value-type="string">
            <text:p>123,</text:p>
          </table:table-cell>
          <table:table-cell table:number-columns-repeated="14"/>
        </table:table-row>
        <table:table-row table:style-name="ro1">
          <table:table-cell office:value-type="string">
            <text:p>124,</text:p>
          </table:table-cell>
          <table:table-cell table:number-columns-repeated="14"/>
        </table:table-row>
        <table:table-row table:style-name="ro1">
          <table:table-cell office:value-type="string">
            <text:p>125,</text:p>
          </table:table-cell>
          <table:table-cell table:number-columns-repeated="14"/>
        </table:table-row>
        <table:table-row table:style-name="ro1">
          <table:table-cell office:value-type="string">
            <text:p>126,</text:p>
          </table:table-cell>
          <table:table-cell table:number-columns-repeated="14"/>
        </table:table-row>
        <table:table-row table:style-name="ro1">
          <table:table-cell office:value-type="string">
            <text:p>127,</text:p>
          </table:table-cell>
          <table:table-cell table:number-columns-repeated="14"/>
        </table:table-row>
        <table:table-row table:style-name="ro1">
          <table:table-cell office:value-type="string">
            <text:p>128,</text:p>
          </table:table-cell>
          <table:table-cell table:number-columns-repeated="14"/>
        </table:table-row>
        <table:table-row table:style-name="ro1">
          <table:table-cell office:value-type="string">
            <text:p>129,</text:p>
          </table:table-cell>
          <table:table-cell table:number-columns-repeated="14"/>
        </table:table-row>
        <table:table-row table:style-name="ro1">
          <table:table-cell office:value-type="string">
            <text:p>130,</text:p>
          </table:table-cell>
          <table:table-cell table:number-columns-repeated="14"/>
        </table:table-row>
        <table:table-row table:style-name="ro1">
          <table:table-cell office:value-type="string">
            <text:p>131,</text:p>
          </table:table-cell>
          <table:table-cell table:number-columns-repeated="14"/>
        </table:table-row>
        <table:table-row table:style-name="ro1">
          <table:table-cell office:value-type="string">
            <text:p>132,</text:p>
          </table:table-cell>
          <table:table-cell table:number-columns-repeated="14"/>
        </table:table-row>
        <table:table-row table:style-name="ro1">
          <table:table-cell office:value-type="string">
            <text:p>133,</text:p>
          </table:table-cell>
          <table:table-cell table:number-columns-repeated="14"/>
        </table:table-row>
        <table:table-row table:style-name="ro1">
          <table:table-cell office:value-type="string">
            <text:p>134,</text:p>
          </table:table-cell>
          <table:table-cell table:number-columns-repeated="14"/>
        </table:table-row>
        <table:table-row table:style-name="ro1">
          <table:table-cell office:value-type="string">
            <text:p>135,</text:p>
          </table:table-cell>
          <table:table-cell table:number-columns-repeated="14"/>
        </table:table-row>
        <table:table-row table:style-name="ro1">
          <table:table-cell office:value-type="string">
            <text:p>136,</text:p>
          </table:table-cell>
          <table:table-cell table:number-columns-repeated="14"/>
        </table:table-row>
        <table:table-row table:style-name="ro1">
          <table:table-cell office:value-type="string">
            <text:p>137,</text:p>
          </table:table-cell>
          <table:table-cell table:number-columns-repeated="14"/>
        </table:table-row>
        <table:table-row table:style-name="ro1">
          <table:table-cell office:value-type="string">
            <text:p>138,</text:p>
          </table:table-cell>
          <table:table-cell table:number-columns-repeated="14"/>
        </table:table-row>
        <table:table-row table:style-name="ro1">
          <table:table-cell office:value-type="string">
            <text:p>139,</text:p>
          </table:table-cell>
          <table:table-cell table:number-columns-repeated="14"/>
        </table:table-row>
        <table:table-row table:style-name="ro1">
          <table:table-cell office:value-type="string">
            <text:p>140,</text:p>
          </table:table-cell>
          <table:table-cell table:number-columns-repeated="14"/>
        </table:table-row>
        <table:table-row table:style-name="ro1">
          <table:table-cell office:value-type="string">
            <text:p>141,</text:p>
          </table:table-cell>
          <table:table-cell table:number-columns-repeated="14"/>
        </table:table-row>
        <table:table-row table:style-name="ro1">
          <table:table-cell office:value-type="string">
            <text:p>142,</text:p>
          </table:table-cell>
          <table:table-cell table:number-columns-repeated="14"/>
        </table:table-row>
        <table:table-row table:style-name="ro1">
          <table:table-cell office:value-type="string">
            <text:p>143,</text:p>
          </table:table-cell>
          <table:table-cell table:number-columns-repeated="14"/>
        </table:table-row>
        <table:table-row table:style-name="ro1">
          <table:table-cell office:value-type="string">
            <text:p>144,</text:p>
          </table:table-cell>
          <table:table-cell table:number-columns-repeated="14"/>
        </table:table-row>
        <table:table-row table:style-name="ro1">
          <table:table-cell office:value-type="string">
            <text:p>145,</text:p>
          </table:table-cell>
          <table:table-cell table:number-columns-repeated="14"/>
        </table:table-row>
        <table:table-row table:style-name="ro1">
          <table:table-cell office:value-type="string">
            <text:p>1,</text:p>
          </table:table-cell>
          <table:table-cell table:number-columns-repeated="14"/>
        </table:table-row>
        <table:table-row table:style-name="ro1">
          <table:table-cell office:value-type="string">
            <text:p>2,</text:p>
          </table:table-cell>
          <table:table-cell table:number-columns-repeated="14"/>
        </table:table-row>
        <table:table-row table:style-name="ro1">
          <table:table-cell office:value-type="string">
            <text:p>3,</text:p>
          </table:table-cell>
          <table:table-cell table:number-columns-repeated="14"/>
        </table:table-row>
        <table:table-row table:style-name="ro1">
          <table:table-cell office:value-type="string">
            <text:p>4,</text:p>
          </table:table-cell>
          <table:table-cell table:number-columns-repeated="14"/>
        </table:table-row>
        <table:table-row table:style-name="ro1">
          <table:table-cell office:value-type="string">
            <text:p>5,</text:p>
          </table:table-cell>
          <table:table-cell table:number-columns-repeated="14"/>
        </table:table-row>
        <table:table-row table:style-name="ro1">
          <table:table-cell office:value-type="string">
            <text:p>6,</text:p>
          </table:table-cell>
          <table:table-cell table:number-columns-repeated="14"/>
        </table:table-row>
        <table:table-row table:style-name="ro1">
          <table:table-cell office:value-type="string">
            <text:p>7,</text:p>
          </table:table-cell>
          <table:table-cell table:number-columns-repeated="14"/>
        </table:table-row>
        <table:table-row table:style-name="ro1">
          <table:table-cell office:value-type="string">
            <text:p>8,</text:p>
          </table:table-cell>
          <table:table-cell table:number-columns-repeated="14"/>
        </table:table-row>
        <table:table-row table:style-name="ro1">
          <table:table-cell office:value-type="string">
            <text:p>9,</text:p>
          </table:table-cell>
          <table:table-cell table:number-columns-repeated="14"/>
        </table:table-row>
        <table:table-row table:style-name="ro1">
          <table:table-cell office:value-type="string">
            <text:p>10,</text:p>
          </table:table-cell>
          <table:table-cell table:number-columns-repeated="14"/>
        </table:table-row>
        <table:table-row table:style-name="ro1">
          <table:table-cell office:value-type="string">
            <text:p>11,</text:p>
          </table:table-cell>
          <table:table-cell table:number-columns-repeated="14"/>
        </table:table-row>
        <table:table-row table:style-name="ro1">
          <table:table-cell office:value-type="string">
            <text:p>12,</text:p>
          </table:table-cell>
          <table:table-cell table:number-columns-repeated="14"/>
        </table:table-row>
        <table:table-row table:style-name="ro1">
          <table:table-cell office:value-type="string">
            <text:p>13,</text:p>
          </table:table-cell>
          <table:table-cell table:number-columns-repeated="14"/>
        </table:table-row>
        <table:table-row table:style-name="ro1">
          <table:table-cell office:value-type="string">
            <text:p>14,</text:p>
          </table:table-cell>
          <table:table-cell table:number-columns-repeated="14"/>
        </table:table-row>
        <table:table-row table:style-name="ro1">
          <table:table-cell office:value-type="string">
            <text:p>15,</text:p>
          </table:table-cell>
          <table:table-cell table:number-columns-repeated="14"/>
        </table:table-row>
        <table:table-row table:style-name="ro1">
          <table:table-cell office:value-type="string">
            <text:p>16,</text:p>
          </table:table-cell>
          <table:table-cell table:number-columns-repeated="14"/>
        </table:table-row>
        <table:table-row table:style-name="ro1">
          <table:table-cell office:value-type="string">
            <text:p>17,</text:p>
          </table:table-cell>
          <table:table-cell table:number-columns-repeated="14"/>
        </table:table-row>
        <table:table-row table:style-name="ro1">
          <table:table-cell office:value-type="string">
            <text:p>18,</text:p>
          </table:table-cell>
          <table:table-cell table:number-columns-repeated="14"/>
        </table:table-row>
        <table:table-row table:style-name="ro1">
          <table:table-cell office:value-type="string">
            <text:p>19,</text:p>
          </table:table-cell>
          <table:table-cell table:number-columns-repeated="14"/>
        </table:table-row>
        <table:table-row table:style-name="ro1">
          <table:table-cell office:value-type="string">
            <text:p>20,</text:p>
          </table:table-cell>
          <table:table-cell table:number-columns-repeated="14"/>
        </table:table-row>
        <table:table-row table:style-name="ro1">
          <table:table-cell office:value-type="string">
            <text:p>21,</text:p>
          </table:table-cell>
          <table:table-cell table:number-columns-repeated="14"/>
        </table:table-row>
        <table:table-row table:style-name="ro1">
          <table:table-cell office:value-type="string">
            <text:p>22,</text:p>
          </table:table-cell>
          <table:table-cell table:number-columns-repeated="14"/>
        </table:table-row>
        <table:table-row table:style-name="ro1">
          <table:table-cell office:value-type="string">
            <text:p>23,</text:p>
          </table:table-cell>
          <table:table-cell table:number-columns-repeated="14"/>
        </table:table-row>
        <table:table-row table:style-name="ro1">
          <table:table-cell office:value-type="string">
            <text:p>24,</text:p>
          </table:table-cell>
          <table:table-cell table:number-columns-repeated="14"/>
        </table:table-row>
        <table:table-row table:style-name="ro1">
          <table:table-cell office:value-type="string">
            <text:p>25,</text:p>
          </table:table-cell>
          <table:table-cell table:number-columns-repeated="14"/>
        </table:table-row>
        <table:table-row table:style-name="ro1">
          <table:table-cell office:value-type="string">
            <text:p>26,</text:p>
          </table:table-cell>
          <table:table-cell table:number-columns-repeated="14"/>
        </table:table-row>
        <table:table-row table:style-name="ro1">
          <table:table-cell office:value-type="string">
            <text:p>27,</text:p>
          </table:table-cell>
          <table:table-cell table:number-columns-repeated="14"/>
        </table:table-row>
        <table:table-row table:style-name="ro1">
          <table:table-cell office:value-type="string">
            <text:p>28,</text:p>
          </table:table-cell>
          <table:table-cell table:number-columns-repeated="14"/>
        </table:table-row>
        <table:table-row table:style-name="ro1">
          <table:table-cell office:value-type="string">
            <text:p>29,</text:p>
          </table:table-cell>
          <table:table-cell table:number-columns-repeated="14"/>
        </table:table-row>
        <table:table-row table:style-name="ro1">
          <table:table-cell office:value-type="string">
            <text:p>30,</text:p>
          </table:table-cell>
          <table:table-cell table:number-columns-repeated="14"/>
        </table:table-row>
        <table:table-row table:style-name="ro1">
          <table:table-cell office:value-type="string">
            <text:p>31,</text:p>
          </table:table-cell>
          <table:table-cell table:number-columns-repeated="14"/>
        </table:table-row>
        <table:table-row table:style-name="ro1">
          <table:table-cell office:value-type="string">
            <text:p>32,</text:p>
          </table:table-cell>
          <table:table-cell table:number-columns-repeated="14"/>
        </table:table-row>
        <table:table-row table:style-name="ro1">
          <table:table-cell office:value-type="string">
            <text:p>33,</text:p>
          </table:table-cell>
          <table:table-cell table:number-columns-repeated="14"/>
        </table:table-row>
        <table:table-row table:style-name="ro1">
          <table:table-cell office:value-type="string">
            <text:p>34,</text:p>
          </table:table-cell>
          <table:table-cell table:number-columns-repeated="14"/>
        </table:table-row>
        <table:table-row table:style-name="ro1">
          <table:table-cell office:value-type="string">
            <text:p>35,</text:p>
          </table:table-cell>
          <table:table-cell table:number-columns-repeated="14"/>
        </table:table-row>
        <table:table-row table:style-name="ro1">
          <table:table-cell office:value-type="string">
            <text:p>36,</text:p>
          </table:table-cell>
          <table:table-cell table:number-columns-repeated="14"/>
        </table:table-row>
        <table:table-row table:style-name="ro1">
          <table:table-cell office:value-type="string">
            <text:p>37,</text:p>
          </table:table-cell>
          <table:table-cell table:number-columns-repeated="14"/>
        </table:table-row>
        <table:table-row table:style-name="ro1">
          <table:table-cell office:value-type="string">
            <text:p>38,</text:p>
          </table:table-cell>
          <table:table-cell table:number-columns-repeated="14"/>
        </table:table-row>
        <table:table-row table:style-name="ro1">
          <table:table-cell office:value-type="string">
            <text:p>39,</text:p>
          </table:table-cell>
          <table:table-cell table:number-columns-repeated="14"/>
        </table:table-row>
        <table:table-row table:style-name="ro1">
          <table:table-cell office:value-type="string">
            <text:p>40,</text:p>
          </table:table-cell>
          <table:table-cell table:number-columns-repeated="14"/>
        </table:table-row>
        <table:table-row table:style-name="ro1">
          <table:table-cell office:value-type="string">
            <text:p>41,</text:p>
          </table:table-cell>
          <table:table-cell table:number-columns-repeated="14"/>
        </table:table-row>
        <table:table-row table:style-name="ro1">
          <table:table-cell office:value-type="string">
            <text:p>42,</text:p>
          </table:table-cell>
          <table:table-cell table:number-columns-repeated="14"/>
        </table:table-row>
        <table:table-row table:style-name="ro1">
          <table:table-cell office:value-type="string">
            <text:p>43,</text:p>
          </table:table-cell>
          <table:table-cell table:number-columns-repeated="14"/>
        </table:table-row>
        <table:table-row table:style-name="ro1">
          <table:table-cell office:value-type="string">
            <text:p>44,</text:p>
          </table:table-cell>
          <table:table-cell table:number-columns-repeated="14"/>
        </table:table-row>
        <table:table-row table:style-name="ro1">
          <table:table-cell office:value-type="string">
            <text:p>45,</text:p>
          </table:table-cell>
          <table:table-cell table:number-columns-repeated="14"/>
        </table:table-row>
        <table:table-row table:style-name="ro1">
          <table:table-cell office:value-type="string">
            <text:p>46,</text:p>
          </table:table-cell>
          <table:table-cell table:number-columns-repeated="14"/>
        </table:table-row>
        <table:table-row table:style-name="ro1">
          <table:table-cell office:value-type="string">
            <text:p>47,</text:p>
          </table:table-cell>
          <table:table-cell table:number-columns-repeated="14"/>
        </table:table-row>
        <table:table-row table:style-name="ro1">
          <table:table-cell office:value-type="string">
            <text:p>48,</text:p>
          </table:table-cell>
          <table:table-cell table:number-columns-repeated="14"/>
        </table:table-row>
        <table:table-row table:style-name="ro1">
          <table:table-cell office:value-type="string">
            <text:p>49,</text:p>
          </table:table-cell>
          <table:table-cell table:number-columns-repeated="14"/>
        </table:table-row>
        <table:table-row table:style-name="ro1">
          <table:table-cell office:value-type="string">
            <text:p>50,</text:p>
          </table:table-cell>
          <table:table-cell table:number-columns-repeated="14"/>
        </table:table-row>
        <table:table-row table:style-name="ro1">
          <table:table-cell office:value-type="string">
            <text:p>51,</text:p>
          </table:table-cell>
          <table:table-cell table:number-columns-repeated="14"/>
        </table:table-row>
        <table:table-row table:style-name="ro1">
          <table:table-cell office:value-type="string">
            <text:p>52,</text:p>
          </table:table-cell>
          <table:table-cell table:number-columns-repeated="14"/>
        </table:table-row>
        <table:table-row table:style-name="ro1">
          <table:table-cell office:value-type="string">
            <text:p>53,</text:p>
          </table:table-cell>
          <table:table-cell table:number-columns-repeated="14"/>
        </table:table-row>
        <table:table-row table:style-name="ro1">
          <table:table-cell office:value-type="string">
            <text:p>54,</text:p>
          </table:table-cell>
          <table:table-cell table:number-columns-repeated="14"/>
        </table:table-row>
        <table:table-row table:style-name="ro1">
          <table:table-cell office:value-type="string">
            <text:p>55,</text:p>
          </table:table-cell>
          <table:table-cell table:number-columns-repeated="14"/>
        </table:table-row>
        <table:table-row table:style-name="ro1">
          <table:table-cell office:value-type="string">
            <text:p>56,</text:p>
          </table:table-cell>
          <table:table-cell table:number-columns-repeated="14"/>
        </table:table-row>
        <table:table-row table:style-name="ro1">
          <table:table-cell office:value-type="string">
            <text:p>57,</text:p>
          </table:table-cell>
          <table:table-cell table:number-columns-repeated="14"/>
        </table:table-row>
        <table:table-row table:style-name="ro1">
          <table:table-cell office:value-type="string">
            <text:p>58,</text:p>
          </table:table-cell>
          <table:table-cell table:number-columns-repeated="14"/>
        </table:table-row>
        <table:table-row table:style-name="ro1">
          <table:table-cell office:value-type="string">
            <text:p>59,</text:p>
          </table:table-cell>
          <table:table-cell table:number-columns-repeated="14"/>
        </table:table-row>
        <table:table-row table:style-name="ro1">
          <table:table-cell office:value-type="string">
            <text:p>60,</text:p>
          </table:table-cell>
          <table:table-cell table:number-columns-repeated="14"/>
        </table:table-row>
        <table:table-row table:style-name="ro1">
          <table:table-cell office:value-type="string">
            <text:p>61,</text:p>
          </table:table-cell>
          <table:table-cell table:number-columns-repeated="14"/>
        </table:table-row>
        <table:table-row table:style-name="ro1">
          <table:table-cell office:value-type="string">
            <text:p>62,</text:p>
          </table:table-cell>
          <table:table-cell table:number-columns-repeated="14"/>
        </table:table-row>
        <table:table-row table:style-name="ro1">
          <table:table-cell office:value-type="string">
            <text:p>63,</text:p>
          </table:table-cell>
          <table:table-cell table:number-columns-repeated="14"/>
        </table:table-row>
        <table:table-row table:style-name="ro1">
          <table:table-cell office:value-type="string">
            <text:p>64,</text:p>
          </table:table-cell>
          <table:table-cell table:number-columns-repeated="14"/>
        </table:table-row>
        <table:table-row table:style-name="ro1">
          <table:table-cell office:value-type="string">
            <text:p>65,</text:p>
          </table:table-cell>
          <table:table-cell table:number-columns-repeated="14"/>
        </table:table-row>
        <table:table-row table:style-name="ro1">
          <table:table-cell office:value-type="string">
            <text:p>66,</text:p>
          </table:table-cell>
          <table:table-cell table:number-columns-repeated="14"/>
        </table:table-row>
        <table:table-row table:style-name="ro1">
          <table:table-cell office:value-type="string">
            <text:p>67,</text:p>
          </table:table-cell>
          <table:table-cell table:number-columns-repeated="14"/>
        </table:table-row>
        <table:table-row table:style-name="ro1">
          <table:table-cell office:value-type="string">
            <text:p>68,</text:p>
          </table:table-cell>
          <table:table-cell table:number-columns-repeated="14"/>
        </table:table-row>
        <table:table-row table:style-name="ro1">
          <table:table-cell office:value-type="string">
            <text:p>69,</text:p>
          </table:table-cell>
          <table:table-cell table:number-columns-repeated="14"/>
        </table:table-row>
        <table:table-row table:style-name="ro1">
          <table:table-cell office:value-type="string">
            <text:p>70,</text:p>
          </table:table-cell>
          <table:table-cell table:number-columns-repeated="14"/>
        </table:table-row>
        <table:table-row table:style-name="ro1">
          <table:table-cell office:value-type="string">
            <text:p>71,</text:p>
          </table:table-cell>
          <table:table-cell table:number-columns-repeated="14"/>
        </table:table-row>
        <table:table-row table:style-name="ro1">
          <table:table-cell office:value-type="string">
            <text:p>72,</text:p>
          </table:table-cell>
          <table:table-cell table:number-columns-repeated="14"/>
        </table:table-row>
        <table:table-row table:style-name="ro1">
          <table:table-cell office:value-type="string">
            <text:p>73,</text:p>
          </table:table-cell>
          <table:table-cell table:number-columns-repeated="14"/>
        </table:table-row>
        <table:table-row table:style-name="ro1">
          <table:table-cell office:value-type="string">
            <text:p>74,</text:p>
          </table:table-cell>
          <table:table-cell table:number-columns-repeated="14"/>
        </table:table-row>
        <table:table-row table:style-name="ro1">
          <table:table-cell office:value-type="string">
            <text:p>75,</text:p>
          </table:table-cell>
          <table:table-cell table:number-columns-repeated="14"/>
        </table:table-row>
        <table:table-row table:style-name="ro1">
          <table:table-cell office:value-type="string">
            <text:p>76,</text:p>
          </table:table-cell>
          <table:table-cell table:number-columns-repeated="14"/>
        </table:table-row>
        <table:table-row table:style-name="ro1">
          <table:table-cell office:value-type="string">
            <text:p>77,</text:p>
          </table:table-cell>
          <table:table-cell table:number-columns-repeated="14"/>
        </table:table-row>
        <table:table-row table:style-name="ro1">
          <table:table-cell office:value-type="string">
            <text:p>78,</text:p>
          </table:table-cell>
          <table:table-cell table:number-columns-repeated="14"/>
        </table:table-row>
        <table:table-row table:style-name="ro1">
          <table:table-cell office:value-type="string">
            <text:p>79,</text:p>
          </table:table-cell>
          <table:table-cell table:number-columns-repeated="14"/>
        </table:table-row>
        <table:table-row table:style-name="ro1">
          <table:table-cell office:value-type="string">
            <text:p>80,</text:p>
          </table:table-cell>
          <table:table-cell table:number-columns-repeated="14"/>
        </table:table-row>
        <table:table-row table:style-name="ro1">
          <table:table-cell office:value-type="string">
            <text:p>81,</text:p>
          </table:table-cell>
          <table:table-cell table:number-columns-repeated="14"/>
        </table:table-row>
        <table:table-row table:style-name="ro1">
          <table:table-cell office:value-type="string">
            <text:p>82,</text:p>
          </table:table-cell>
          <table:table-cell table:number-columns-repeated="14"/>
        </table:table-row>
        <table:table-row table:style-name="ro1">
          <table:table-cell office:value-type="string">
            <text:p>83,</text:p>
          </table:table-cell>
          <table:table-cell table:number-columns-repeated="14"/>
        </table:table-row>
        <table:table-row table:style-name="ro1">
          <table:table-cell office:value-type="string">
            <text:p>84,</text:p>
          </table:table-cell>
          <table:table-cell table:number-columns-repeated="14"/>
        </table:table-row>
        <table:table-row table:style-name="ro1">
          <table:table-cell office:value-type="string">
            <text:p>85,</text:p>
          </table:table-cell>
          <table:table-cell table:number-columns-repeated="14"/>
        </table:table-row>
        <table:table-row table:style-name="ro1">
          <table:table-cell office:value-type="string">
            <text:p>86,</text:p>
          </table:table-cell>
          <table:table-cell table:number-columns-repeated="14"/>
        </table:table-row>
        <table:table-row table:style-name="ro1">
          <table:table-cell office:value-type="string">
            <text:p>87,</text:p>
          </table:table-cell>
          <table:table-cell table:number-columns-repeated="14"/>
        </table:table-row>
        <table:table-row table:style-name="ro1">
          <table:table-cell office:value-type="string">
            <text:p>88,</text:p>
          </table:table-cell>
          <table:table-cell table:number-columns-repeated="14"/>
        </table:table-row>
        <table:table-row table:style-name="ro1">
          <table:table-cell office:value-type="string">
            <text:p>89,</text:p>
          </table:table-cell>
          <table:table-cell table:number-columns-repeated="14"/>
        </table:table-row>
        <table:table-row table:style-name="ro1">
          <table:table-cell office:value-type="string">
            <text:p>90,</text:p>
          </table:table-cell>
          <table:table-cell table:number-columns-repeated="14"/>
        </table:table-row>
        <table:table-row table:style-name="ro1">
          <table:table-cell office:value-type="string">
            <text:p>91,</text:p>
          </table:table-cell>
          <table:table-cell table:number-columns-repeated="14"/>
        </table:table-row>
        <table:table-row table:style-name="ro1">
          <table:table-cell office:value-type="string">
            <text:p>92,</text:p>
          </table:table-cell>
          <table:table-cell table:number-columns-repeated="14"/>
        </table:table-row>
        <table:table-row table:style-name="ro1">
          <table:table-cell office:value-type="string">
            <text:p>93,</text:p>
          </table:table-cell>
          <table:table-cell table:number-columns-repeated="14"/>
        </table:table-row>
        <table:table-row table:style-name="ro1">
          <table:table-cell office:value-type="string">
            <text:p>94,</text:p>
          </table:table-cell>
          <table:table-cell table:number-columns-repeated="14"/>
        </table:table-row>
        <table:table-row table:style-name="ro1">
          <table:table-cell office:value-type="string">
            <text:p>95,</text:p>
          </table:table-cell>
          <table:table-cell table:number-columns-repeated="14"/>
        </table:table-row>
        <table:table-row table:style-name="ro1">
          <table:table-cell office:value-type="string">
            <text:p>96,</text:p>
          </table:table-cell>
          <table:table-cell table:number-columns-repeated="14"/>
        </table:table-row>
        <table:table-row table:style-name="ro1">
          <table:table-cell office:value-type="string">
            <text:p>97,</text:p>
          </table:table-cell>
          <table:table-cell table:number-columns-repeated="14"/>
        </table:table-row>
        <table:table-row table:style-name="ro1">
          <table:table-cell office:value-type="string">
            <text:p>98,</text:p>
          </table:table-cell>
          <table:table-cell table:number-columns-repeated="14"/>
        </table:table-row>
        <table:table-row table:style-name="ro1">
          <table:table-cell office:value-type="string">
            <text:p>99,</text:p>
          </table:table-cell>
          <table:table-cell table:number-columns-repeated="14"/>
        </table:table-row>
        <table:table-row table:style-name="ro1">
          <table:table-cell office:value-type="string">
            <text:p>100,</text:p>
          </table:table-cell>
          <table:table-cell table:number-columns-repeated="14"/>
        </table:table-row>
        <table:table-row table:style-name="ro1">
          <table:table-cell office:value-type="string">
            <text:p>101,</text:p>
          </table:table-cell>
          <table:table-cell table:number-columns-repeated="14"/>
        </table:table-row>
        <table:table-row table:style-name="ro1">
          <table:table-cell office:value-type="string">
            <text:p>102,</text:p>
          </table:table-cell>
          <table:table-cell table:number-columns-repeated="14"/>
        </table:table-row>
        <table:table-row table:style-name="ro1">
          <table:table-cell office:value-type="string">
            <text:p>103,</text:p>
          </table:table-cell>
          <table:table-cell table:number-columns-repeated="14"/>
        </table:table-row>
        <table:table-row table:style-name="ro1">
          <table:table-cell office:value-type="string">
            <text:p>104,</text:p>
          </table:table-cell>
          <table:table-cell table:number-columns-repeated="14"/>
        </table:table-row>
        <table:table-row table:style-name="ro1">
          <table:table-cell office:value-type="string">
            <text:p>105,</text:p>
          </table:table-cell>
          <table:table-cell table:number-columns-repeated="14"/>
        </table:table-row>
        <table:table-row table:style-name="ro1">
          <table:table-cell office:value-type="string">
            <text:p>106,</text:p>
          </table:table-cell>
          <table:table-cell table:number-columns-repeated="14"/>
        </table:table-row>
        <table:table-row table:style-name="ro1">
          <table:table-cell office:value-type="string">
            <text:p>107,</text:p>
          </table:table-cell>
          <table:table-cell table:number-columns-repeated="14"/>
        </table:table-row>
        <table:table-row table:style-name="ro1">
          <table:table-cell office:value-type="string">
            <text:p>108,</text:p>
          </table:table-cell>
          <table:table-cell table:number-columns-repeated="14"/>
        </table:table-row>
        <table:table-row table:style-name="ro1">
          <table:table-cell office:value-type="string">
            <text:p>109,</text:p>
          </table:table-cell>
          <table:table-cell table:number-columns-repeated="14"/>
        </table:table-row>
        <table:table-row table:style-name="ro1">
          <table:table-cell office:value-type="string">
            <text:p>110,</text:p>
          </table:table-cell>
          <table:table-cell table:number-columns-repeated="14"/>
        </table:table-row>
        <table:table-row table:style-name="ro1">
          <table:table-cell office:value-type="string">
            <text:p>111,</text:p>
          </table:table-cell>
          <table:table-cell table:number-columns-repeated="14"/>
        </table:table-row>
        <table:table-row table:style-name="ro1">
          <table:table-cell office:value-type="string">
            <text:p>112,</text:p>
          </table:table-cell>
          <table:table-cell table:number-columns-repeated="14"/>
        </table:table-row>
        <table:table-row table:style-name="ro1">
          <table:table-cell office:value-type="string">
            <text:p>113,</text:p>
          </table:table-cell>
          <table:table-cell table:number-columns-repeated="14"/>
        </table:table-row>
        <table:table-row table:style-name="ro1">
          <table:table-cell office:value-type="string">
            <text:p>114,</text:p>
          </table:table-cell>
          <table:table-cell table:number-columns-repeated="14"/>
        </table:table-row>
        <table:table-row table:style-name="ro1">
          <table:table-cell office:value-type="string">
            <text:p>115,</text:p>
          </table:table-cell>
          <table:table-cell table:number-columns-repeated="14"/>
        </table:table-row>
        <table:table-row table:style-name="ro1">
          <table:table-cell office:value-type="string">
            <text:p>116,</text:p>
          </table:table-cell>
          <table:table-cell table:number-columns-repeated="14"/>
        </table:table-row>
        <table:table-row table:style-name="ro1">
          <table:table-cell office:value-type="string">
            <text:p>117,</text:p>
          </table:table-cell>
          <table:table-cell table:number-columns-repeated="14"/>
        </table:table-row>
        <table:table-row table:style-name="ro1">
          <table:table-cell office:value-type="string">
            <text:p>118,</text:p>
          </table:table-cell>
          <table:table-cell table:number-columns-repeated="14"/>
        </table:table-row>
        <table:table-row table:style-name="ro1">
          <table:table-cell office:value-type="string">
            <text:p>119,</text:p>
          </table:table-cell>
          <table:table-cell table:number-columns-repeated="14"/>
        </table:table-row>
        <table:table-row table:style-name="ro1">
          <table:table-cell office:value-type="string">
            <text:p>120,</text:p>
          </table:table-cell>
          <table:table-cell table:number-columns-repeated="14"/>
        </table:table-row>
        <table:table-row table:style-name="ro1">
          <table:table-cell office:value-type="string">
            <text:p>121,</text:p>
          </table:table-cell>
          <table:table-cell table:number-columns-repeated="14"/>
        </table:table-row>
        <table:table-row table:style-name="ro1">
          <table:table-cell office:value-type="string">
            <text:p>122,</text:p>
          </table:table-cell>
          <table:table-cell table:number-columns-repeated="14"/>
        </table:table-row>
        <table:table-row table:style-name="ro1">
          <table:table-cell office:value-type="string">
            <text:p>123,</text:p>
          </table:table-cell>
          <table:table-cell table:number-columns-repeated="14"/>
        </table:table-row>
        <table:table-row table:style-name="ro1">
          <table:table-cell office:value-type="string">
            <text:p>124,</text:p>
          </table:table-cell>
          <table:table-cell table:number-columns-repeated="14"/>
        </table:table-row>
        <table:table-row table:style-name="ro1">
          <table:table-cell office:value-type="string">
            <text:p>125,</text:p>
          </table:table-cell>
          <table:table-cell table:number-columns-repeated="14"/>
        </table:table-row>
        <table:table-row table:style-name="ro1">
          <table:table-cell office:value-type="string">
            <text:p>126,</text:p>
          </table:table-cell>
          <table:table-cell table:number-columns-repeated="14"/>
        </table:table-row>
        <table:table-row table:style-name="ro1">
          <table:table-cell office:value-type="string">
            <text:p>127,</text:p>
          </table:table-cell>
          <table:table-cell table:number-columns-repeated="14"/>
        </table:table-row>
        <table:table-row table:style-name="ro1">
          <table:table-cell office:value-type="string">
            <text:p>128,</text:p>
          </table:table-cell>
          <table:table-cell table:number-columns-repeated="14"/>
        </table:table-row>
        <table:table-row table:style-name="ro1">
          <table:table-cell office:value-type="string">
            <text:p>129,</text:p>
          </table:table-cell>
          <table:table-cell table:number-columns-repeated="14"/>
        </table:table-row>
        <table:table-row table:style-name="ro1">
          <table:table-cell office:value-type="string">
            <text:p>130,</text:p>
          </table:table-cell>
          <table:table-cell table:number-columns-repeated="14"/>
        </table:table-row>
        <table:table-row table:style-name="ro1">
          <table:table-cell office:value-type="string">
            <text:p>131,</text:p>
          </table:table-cell>
          <table:table-cell table:number-columns-repeated="14"/>
        </table:table-row>
        <table:table-row table:style-name="ro1">
          <table:table-cell office:value-type="string">
            <text:p>132,</text:p>
          </table:table-cell>
          <table:table-cell table:number-columns-repeated="14"/>
        </table:table-row>
        <table:table-row table:style-name="ro1">
          <table:table-cell office:value-type="string">
            <text:p>133,</text:p>
          </table:table-cell>
          <table:table-cell table:number-columns-repeated="14"/>
        </table:table-row>
        <table:table-row table:style-name="ro1">
          <table:table-cell office:value-type="string">
            <text:p>134,</text:p>
          </table:table-cell>
          <table:table-cell table:number-columns-repeated="14"/>
        </table:table-row>
        <table:table-row table:style-name="ro1">
          <table:table-cell office:value-type="string">
            <text:p>135,</text:p>
          </table:table-cell>
          <table:table-cell table:number-columns-repeated="14"/>
        </table:table-row>
        <table:table-row table:style-name="ro1">
          <table:table-cell office:value-type="string">
            <text:p>136,</text:p>
          </table:table-cell>
          <table:table-cell table:number-columns-repeated="14"/>
        </table:table-row>
        <table:table-row table:style-name="ro1">
          <table:table-cell office:value-type="string">
            <text:p>137,</text:p>
          </table:table-cell>
          <table:table-cell table:number-columns-repeated="14"/>
        </table:table-row>
        <table:table-row table:style-name="ro1">
          <table:table-cell office:value-type="string">
            <text:p>138,</text:p>
          </table:table-cell>
          <table:table-cell table:number-columns-repeated="14"/>
        </table:table-row>
        <table:table-row table:style-name="ro1">
          <table:table-cell office:value-type="string">
            <text:p>139,</text:p>
          </table:table-cell>
          <table:table-cell table:number-columns-repeated="14"/>
        </table:table-row>
        <table:table-row table:style-name="ro1">
          <table:table-cell office:value-type="string">
            <text:p>140,</text:p>
          </table:table-cell>
          <table:table-cell table:number-columns-repeated="14"/>
        </table:table-row>
        <table:table-row table:style-name="ro1">
          <table:table-cell office:value-type="string">
            <text:p>141,</text:p>
          </table:table-cell>
          <table:table-cell table:number-columns-repeated="14"/>
        </table:table-row>
        <table:table-row table:style-name="ro1">
          <table:table-cell office:value-type="string">
            <text:p>142,</text:p>
          </table:table-cell>
          <table:table-cell table:number-columns-repeated="14"/>
        </table:table-row>
        <table:table-row table:style-name="ro1">
          <table:table-cell office:value-type="string">
            <text:p>143,</text:p>
          </table:table-cell>
          <table:table-cell table:number-columns-repeated="14"/>
        </table:table-row>
        <table:table-row table:style-name="ro1">
          <table:table-cell office:value-type="string">
            <text:p>144,</text:p>
          </table:table-cell>
          <table:table-cell table:number-columns-repeated="14"/>
        </table:table-row>
        <table:table-row table:style-name="ro1">
          <table:table-cell office:value-type="string">
            <text:p>145,</text:p>
          </table:table-cell>
          <table:table-cell table:number-columns-repeated="14"/>
        </table:table-row>
        <table:table-row table:style-name="ro1">
          <table:table-cell office:value-type="string">
            <text:p>1,</text:p>
          </table:table-cell>
          <table:table-cell table:number-columns-repeated="14"/>
        </table:table-row>
        <table:table-row table:style-name="ro1">
          <table:table-cell office:value-type="string">
            <text:p>2,</text:p>
          </table:table-cell>
          <table:table-cell table:number-columns-repeated="14"/>
        </table:table-row>
        <table:table-row table:style-name="ro1">
          <table:table-cell office:value-type="string">
            <text:p>3,</text:p>
          </table:table-cell>
          <table:table-cell table:number-columns-repeated="14"/>
        </table:table-row>
        <table:table-row table:style-name="ro1">
          <table:table-cell office:value-type="string">
            <text:p>4,</text:p>
          </table:table-cell>
          <table:table-cell table:number-columns-repeated="14"/>
        </table:table-row>
        <table:table-row table:style-name="ro1">
          <table:table-cell office:value-type="string">
            <text:p>5,</text:p>
          </table:table-cell>
          <table:table-cell table:number-columns-repeated="14"/>
        </table:table-row>
        <table:table-row table:style-name="ro1">
          <table:table-cell office:value-type="string">
            <text:p>6,</text:p>
          </table:table-cell>
          <table:table-cell table:number-columns-repeated="14"/>
        </table:table-row>
        <table:table-row table:style-name="ro1">
          <table:table-cell office:value-type="string">
            <text:p>7,</text:p>
          </table:table-cell>
          <table:table-cell table:number-columns-repeated="14"/>
        </table:table-row>
        <table:table-row table:style-name="ro1">
          <table:table-cell office:value-type="string">
            <text:p>8,</text:p>
          </table:table-cell>
          <table:table-cell table:number-columns-repeated="14"/>
        </table:table-row>
        <table:table-row table:style-name="ro1">
          <table:table-cell office:value-type="string">
            <text:p>9,</text:p>
          </table:table-cell>
          <table:table-cell table:number-columns-repeated="14"/>
        </table:table-row>
        <table:table-row table:style-name="ro1">
          <table:table-cell office:value-type="string">
            <text:p>10,</text:p>
          </table:table-cell>
          <table:table-cell table:number-columns-repeated="14"/>
        </table:table-row>
        <table:table-row table:style-name="ro1">
          <table:table-cell office:value-type="string">
            <text:p>11,</text:p>
          </table:table-cell>
          <table:table-cell table:number-columns-repeated="14"/>
        </table:table-row>
        <table:table-row table:style-name="ro1">
          <table:table-cell office:value-type="string">
            <text:p>12,</text:p>
          </table:table-cell>
          <table:table-cell table:number-columns-repeated="14"/>
        </table:table-row>
        <table:table-row table:style-name="ro1">
          <table:table-cell office:value-type="string">
            <text:p>13,</text:p>
          </table:table-cell>
          <table:table-cell table:number-columns-repeated="14"/>
        </table:table-row>
        <table:table-row table:style-name="ro1">
          <table:table-cell office:value-type="string">
            <text:p>14,</text:p>
          </table:table-cell>
          <table:table-cell table:number-columns-repeated="14"/>
        </table:table-row>
        <table:table-row table:style-name="ro1">
          <table:table-cell office:value-type="string">
            <text:p>15,</text:p>
          </table:table-cell>
          <table:table-cell table:number-columns-repeated="14"/>
        </table:table-row>
        <table:table-row table:style-name="ro1">
          <table:table-cell office:value-type="string">
            <text:p>16,</text:p>
          </table:table-cell>
          <table:table-cell table:number-columns-repeated="14"/>
        </table:table-row>
        <table:table-row table:style-name="ro1">
          <table:table-cell office:value-type="string">
            <text:p>17,</text:p>
          </table:table-cell>
          <table:table-cell table:number-columns-repeated="14"/>
        </table:table-row>
        <table:table-row table:style-name="ro1">
          <table:table-cell office:value-type="string">
            <text:p>18,</text:p>
          </table:table-cell>
          <table:table-cell table:number-columns-repeated="14"/>
        </table:table-row>
        <table:table-row table:style-name="ro1">
          <table:table-cell office:value-type="string">
            <text:p>19,</text:p>
          </table:table-cell>
          <table:table-cell table:number-columns-repeated="14"/>
        </table:table-row>
        <table:table-row table:style-name="ro1">
          <table:table-cell office:value-type="string">
            <text:p>20,</text:p>
          </table:table-cell>
          <table:table-cell table:number-columns-repeated="14"/>
        </table:table-row>
        <table:table-row table:style-name="ro1">
          <table:table-cell office:value-type="string">
            <text:p>21,</text:p>
          </table:table-cell>
          <table:table-cell table:number-columns-repeated="14"/>
        </table:table-row>
        <table:table-row table:style-name="ro1">
          <table:table-cell office:value-type="string">
            <text:p>22,</text:p>
          </table:table-cell>
          <table:table-cell table:number-columns-repeated="14"/>
        </table:table-row>
        <table:table-row table:style-name="ro1">
          <table:table-cell office:value-type="string">
            <text:p>23,</text:p>
          </table:table-cell>
          <table:table-cell table:number-columns-repeated="14"/>
        </table:table-row>
        <table:table-row table:style-name="ro1">
          <table:table-cell office:value-type="string">
            <text:p>24,</text:p>
          </table:table-cell>
          <table:table-cell table:number-columns-repeated="14"/>
        </table:table-row>
        <table:table-row table:style-name="ro1">
          <table:table-cell office:value-type="string">
            <text:p>25,</text:p>
          </table:table-cell>
          <table:table-cell table:number-columns-repeated="14"/>
        </table:table-row>
        <table:table-row table:style-name="ro1">
          <table:table-cell office:value-type="string">
            <text:p>26,</text:p>
          </table:table-cell>
          <table:table-cell table:number-columns-repeated="14"/>
        </table:table-row>
        <table:table-row table:style-name="ro1">
          <table:table-cell office:value-type="string">
            <text:p>27,</text:p>
          </table:table-cell>
          <table:table-cell table:number-columns-repeated="14"/>
        </table:table-row>
        <table:table-row table:style-name="ro1">
          <table:table-cell office:value-type="string">
            <text:p>28,</text:p>
          </table:table-cell>
          <table:table-cell table:number-columns-repeated="14"/>
        </table:table-row>
        <table:table-row table:style-name="ro1">
          <table:table-cell office:value-type="string">
            <text:p>29,</text:p>
          </table:table-cell>
          <table:table-cell table:number-columns-repeated="14"/>
        </table:table-row>
        <table:table-row table:style-name="ro1">
          <table:table-cell office:value-type="string">
            <text:p>30,</text:p>
          </table:table-cell>
          <table:table-cell table:number-columns-repeated="14"/>
        </table:table-row>
        <table:table-row table:style-name="ro1">
          <table:table-cell office:value-type="string">
            <text:p>31,</text:p>
          </table:table-cell>
          <table:table-cell table:number-columns-repeated="14"/>
        </table:table-row>
        <table:table-row table:style-name="ro1">
          <table:table-cell office:value-type="string">
            <text:p>32,</text:p>
          </table:table-cell>
          <table:table-cell table:number-columns-repeated="14"/>
        </table:table-row>
        <table:table-row table:style-name="ro1">
          <table:table-cell office:value-type="string">
            <text:p>33,</text:p>
          </table:table-cell>
          <table:table-cell table:number-columns-repeated="14"/>
        </table:table-row>
        <table:table-row table:style-name="ro1">
          <table:table-cell office:value-type="string">
            <text:p>34,</text:p>
          </table:table-cell>
          <table:table-cell table:number-columns-repeated="14"/>
        </table:table-row>
        <table:table-row table:style-name="ro1">
          <table:table-cell office:value-type="string">
            <text:p>35,</text:p>
          </table:table-cell>
          <table:table-cell table:number-columns-repeated="14"/>
        </table:table-row>
        <table:table-row table:style-name="ro1">
          <table:table-cell office:value-type="string">
            <text:p>36,</text:p>
          </table:table-cell>
          <table:table-cell table:number-columns-repeated="14"/>
        </table:table-row>
        <table:table-row table:style-name="ro1">
          <table:table-cell office:value-type="string">
            <text:p>37,</text:p>
          </table:table-cell>
          <table:table-cell table:number-columns-repeated="14"/>
        </table:table-row>
        <table:table-row table:style-name="ro1">
          <table:table-cell office:value-type="string">
            <text:p>38,</text:p>
          </table:table-cell>
          <table:table-cell table:number-columns-repeated="14"/>
        </table:table-row>
        <table:table-row table:style-name="ro1">
          <table:table-cell office:value-type="string">
            <text:p>39,</text:p>
          </table:table-cell>
          <table:table-cell table:number-columns-repeated="14"/>
        </table:table-row>
        <table:table-row table:style-name="ro1">
          <table:table-cell office:value-type="string">
            <text:p>40,</text:p>
          </table:table-cell>
          <table:table-cell table:number-columns-repeated="14"/>
        </table:table-row>
        <table:table-row table:style-name="ro1">
          <table:table-cell office:value-type="string">
            <text:p>41,</text:p>
          </table:table-cell>
          <table:table-cell table:number-columns-repeated="14"/>
        </table:table-row>
        <table:table-row table:style-name="ro1">
          <table:table-cell office:value-type="string">
            <text:p>42,</text:p>
          </table:table-cell>
          <table:table-cell table:number-columns-repeated="14"/>
        </table:table-row>
        <table:table-row table:style-name="ro1">
          <table:table-cell office:value-type="string">
            <text:p>43,</text:p>
          </table:table-cell>
          <table:table-cell table:number-columns-repeated="14"/>
        </table:table-row>
        <table:table-row table:style-name="ro1">
          <table:table-cell office:value-type="string">
            <text:p>44,</text:p>
          </table:table-cell>
          <table:table-cell table:number-columns-repeated="14"/>
        </table:table-row>
        <table:table-row table:style-name="ro1">
          <table:table-cell office:value-type="string">
            <text:p>45,</text:p>
          </table:table-cell>
          <table:table-cell table:number-columns-repeated="14"/>
        </table:table-row>
        <table:table-row table:style-name="ro1">
          <table:table-cell office:value-type="string">
            <text:p>46,</text:p>
          </table:table-cell>
          <table:table-cell table:number-columns-repeated="14"/>
        </table:table-row>
        <table:table-row table:style-name="ro1">
          <table:table-cell office:value-type="string">
            <text:p>47,</text:p>
          </table:table-cell>
          <table:table-cell table:number-columns-repeated="14"/>
        </table:table-row>
        <table:table-row table:style-name="ro1">
          <table:table-cell office:value-type="string">
            <text:p>48,</text:p>
          </table:table-cell>
          <table:table-cell table:number-columns-repeated="14"/>
        </table:table-row>
        <table:table-row table:style-name="ro1">
          <table:table-cell office:value-type="string">
            <text:p>49,</text:p>
          </table:table-cell>
          <table:table-cell table:number-columns-repeated="14"/>
        </table:table-row>
        <table:table-row table:style-name="ro1">
          <table:table-cell office:value-type="string">
            <text:p>50,</text:p>
          </table:table-cell>
          <table:table-cell table:number-columns-repeated="14"/>
        </table:table-row>
        <table:table-row table:style-name="ro1">
          <table:table-cell office:value-type="string">
            <text:p>51,</text:p>
          </table:table-cell>
          <table:table-cell table:number-columns-repeated="14"/>
        </table:table-row>
        <table:table-row table:style-name="ro1">
          <table:table-cell office:value-type="string">
            <text:p>52,</text:p>
          </table:table-cell>
          <table:table-cell table:number-columns-repeated="14"/>
        </table:table-row>
        <table:table-row table:style-name="ro1">
          <table:table-cell office:value-type="string">
            <text:p>53,</text:p>
          </table:table-cell>
          <table:table-cell table:number-columns-repeated="14"/>
        </table:table-row>
        <table:table-row table:style-name="ro1">
          <table:table-cell office:value-type="string">
            <text:p>54,</text:p>
          </table:table-cell>
          <table:table-cell table:number-columns-repeated="14"/>
        </table:table-row>
        <table:table-row table:style-name="ro1">
          <table:table-cell office:value-type="string">
            <text:p>55,</text:p>
          </table:table-cell>
          <table:table-cell table:number-columns-repeated="14"/>
        </table:table-row>
        <table:table-row table:style-name="ro1">
          <table:table-cell office:value-type="string">
            <text:p>56,</text:p>
          </table:table-cell>
          <table:table-cell table:number-columns-repeated="14"/>
        </table:table-row>
        <table:table-row table:style-name="ro1">
          <table:table-cell office:value-type="string">
            <text:p>57,</text:p>
          </table:table-cell>
          <table:table-cell table:number-columns-repeated="14"/>
        </table:table-row>
        <table:table-row table:style-name="ro1">
          <table:table-cell office:value-type="string">
            <text:p>58,</text:p>
          </table:table-cell>
          <table:table-cell table:number-columns-repeated="14"/>
        </table:table-row>
        <table:table-row table:style-name="ro1">
          <table:table-cell office:value-type="string">
            <text:p>59,</text:p>
          </table:table-cell>
          <table:table-cell table:number-columns-repeated="14"/>
        </table:table-row>
        <table:table-row table:style-name="ro1">
          <table:table-cell office:value-type="string">
            <text:p>60,</text:p>
          </table:table-cell>
          <table:table-cell table:number-columns-repeated="14"/>
        </table:table-row>
        <table:table-row table:style-name="ro1">
          <table:table-cell office:value-type="string">
            <text:p>61,</text:p>
          </table:table-cell>
          <table:table-cell table:number-columns-repeated="14"/>
        </table:table-row>
        <table:table-row table:style-name="ro1">
          <table:table-cell office:value-type="string">
            <text:p>62,</text:p>
          </table:table-cell>
          <table:table-cell table:number-columns-repeated="14"/>
        </table:table-row>
        <table:table-row table:style-name="ro1">
          <table:table-cell office:value-type="string">
            <text:p>63,</text:p>
          </table:table-cell>
          <table:table-cell table:number-columns-repeated="14"/>
        </table:table-row>
        <table:table-row table:style-name="ro1">
          <table:table-cell office:value-type="string">
            <text:p>64,</text:p>
          </table:table-cell>
          <table:table-cell table:number-columns-repeated="14"/>
        </table:table-row>
        <table:table-row table:style-name="ro1">
          <table:table-cell office:value-type="string">
            <text:p>65,</text:p>
          </table:table-cell>
          <table:table-cell table:number-columns-repeated="14"/>
        </table:table-row>
        <table:table-row table:style-name="ro1">
          <table:table-cell office:value-type="string">
            <text:p>66,</text:p>
          </table:table-cell>
          <table:table-cell table:number-columns-repeated="14"/>
        </table:table-row>
        <table:table-row table:style-name="ro1">
          <table:table-cell office:value-type="string">
            <text:p>67,</text:p>
          </table:table-cell>
          <table:table-cell table:number-columns-repeated="14"/>
        </table:table-row>
        <table:table-row table:style-name="ro1">
          <table:table-cell office:value-type="string">
            <text:p>68,</text:p>
          </table:table-cell>
          <table:table-cell table:number-columns-repeated="14"/>
        </table:table-row>
        <table:table-row table:style-name="ro1">
          <table:table-cell office:value-type="string">
            <text:p>69,</text:p>
          </table:table-cell>
          <table:table-cell table:number-columns-repeated="14"/>
        </table:table-row>
        <table:table-row table:style-name="ro1">
          <table:table-cell office:value-type="string">
            <text:p>70,</text:p>
          </table:table-cell>
          <table:table-cell table:number-columns-repeated="14"/>
        </table:table-row>
        <table:table-row table:style-name="ro1">
          <table:table-cell office:value-type="string">
            <text:p>71,</text:p>
          </table:table-cell>
          <table:table-cell table:number-columns-repeated="14"/>
        </table:table-row>
        <table:table-row table:style-name="ro1">
          <table:table-cell office:value-type="string">
            <text:p>72,</text:p>
          </table:table-cell>
          <table:table-cell table:number-columns-repeated="14"/>
        </table:table-row>
        <table:table-row table:style-name="ro1">
          <table:table-cell office:value-type="string">
            <text:p>73,</text:p>
          </table:table-cell>
          <table:table-cell table:number-columns-repeated="14"/>
        </table:table-row>
        <table:table-row table:style-name="ro1">
          <table:table-cell office:value-type="string">
            <text:p>74,</text:p>
          </table:table-cell>
          <table:table-cell table:number-columns-repeated="14"/>
        </table:table-row>
        <table:table-row table:style-name="ro1">
          <table:table-cell office:value-type="string">
            <text:p>75,</text:p>
          </table:table-cell>
          <table:table-cell table:number-columns-repeated="14"/>
        </table:table-row>
        <table:table-row table:style-name="ro1">
          <table:table-cell office:value-type="string">
            <text:p>76,</text:p>
          </table:table-cell>
          <table:table-cell table:number-columns-repeated="14"/>
        </table:table-row>
        <table:table-row table:style-name="ro1">
          <table:table-cell office:value-type="string">
            <text:p>77,</text:p>
          </table:table-cell>
          <table:table-cell table:number-columns-repeated="14"/>
        </table:table-row>
        <table:table-row table:style-name="ro1">
          <table:table-cell office:value-type="string">
            <text:p>78,</text:p>
          </table:table-cell>
          <table:table-cell table:number-columns-repeated="14"/>
        </table:table-row>
        <table:table-row table:style-name="ro1">
          <table:table-cell office:value-type="string">
            <text:p>79,</text:p>
          </table:table-cell>
          <table:table-cell table:number-columns-repeated="14"/>
        </table:table-row>
        <table:table-row table:style-name="ro1">
          <table:table-cell office:value-type="string">
            <text:p>80,</text:p>
          </table:table-cell>
          <table:table-cell table:number-columns-repeated="14"/>
        </table:table-row>
        <table:table-row table:style-name="ro1">
          <table:table-cell office:value-type="string">
            <text:p>81,</text:p>
          </table:table-cell>
          <table:table-cell table:number-columns-repeated="14"/>
        </table:table-row>
        <table:table-row table:style-name="ro1">
          <table:table-cell office:value-type="string">
            <text:p>82,</text:p>
          </table:table-cell>
          <table:table-cell table:number-columns-repeated="14"/>
        </table:table-row>
        <table:table-row table:style-name="ro1">
          <table:table-cell office:value-type="string">
            <text:p>83,</text:p>
          </table:table-cell>
          <table:table-cell table:number-columns-repeated="14"/>
        </table:table-row>
        <table:table-row table:style-name="ro1">
          <table:table-cell office:value-type="string">
            <text:p>84,</text:p>
          </table:table-cell>
          <table:table-cell table:number-columns-repeated="14"/>
        </table:table-row>
        <table:table-row table:style-name="ro1">
          <table:table-cell office:value-type="string">
            <text:p>85,</text:p>
          </table:table-cell>
          <table:table-cell table:number-columns-repeated="14"/>
        </table:table-row>
        <table:table-row table:style-name="ro1">
          <table:table-cell office:value-type="string">
            <text:p>86,</text:p>
          </table:table-cell>
          <table:table-cell table:number-columns-repeated="14"/>
        </table:table-row>
        <table:table-row table:style-name="ro1">
          <table:table-cell office:value-type="string">
            <text:p>87,</text:p>
          </table:table-cell>
          <table:table-cell table:number-columns-repeated="14"/>
        </table:table-row>
        <table:table-row table:style-name="ro1">
          <table:table-cell office:value-type="string">
            <text:p>88,</text:p>
          </table:table-cell>
          <table:table-cell table:number-columns-repeated="14"/>
        </table:table-row>
        <table:table-row table:style-name="ro1">
          <table:table-cell office:value-type="string">
            <text:p>89,</text:p>
          </table:table-cell>
          <table:table-cell table:number-columns-repeated="14"/>
        </table:table-row>
        <table:table-row table:style-name="ro1">
          <table:table-cell office:value-type="string">
            <text:p>90,</text:p>
          </table:table-cell>
          <table:table-cell table:number-columns-repeated="14"/>
        </table:table-row>
        <table:table-row table:style-name="ro1">
          <table:table-cell office:value-type="string">
            <text:p>91,</text:p>
          </table:table-cell>
          <table:table-cell table:number-columns-repeated="14"/>
        </table:table-row>
        <table:table-row table:style-name="ro1">
          <table:table-cell office:value-type="string">
            <text:p>92,</text:p>
          </table:table-cell>
          <table:table-cell table:number-columns-repeated="14"/>
        </table:table-row>
        <table:table-row table:style-name="ro1">
          <table:table-cell office:value-type="string">
            <text:p>93,</text:p>
          </table:table-cell>
          <table:table-cell table:number-columns-repeated="14"/>
        </table:table-row>
        <table:table-row table:style-name="ro1">
          <table:table-cell office:value-type="string">
            <text:p>94,</text:p>
          </table:table-cell>
          <table:table-cell table:number-columns-repeated="14"/>
        </table:table-row>
        <table:table-row table:style-name="ro1">
          <table:table-cell office:value-type="string">
            <text:p>95,</text:p>
          </table:table-cell>
          <table:table-cell table:number-columns-repeated="14"/>
        </table:table-row>
        <table:table-row table:style-name="ro1">
          <table:table-cell office:value-type="string">
            <text:p>96,</text:p>
          </table:table-cell>
          <table:table-cell table:number-columns-repeated="14"/>
        </table:table-row>
        <table:table-row table:style-name="ro1">
          <table:table-cell office:value-type="string">
            <text:p>97,</text:p>
          </table:table-cell>
          <table:table-cell table:number-columns-repeated="14"/>
        </table:table-row>
        <table:table-row table:style-name="ro1">
          <table:table-cell office:value-type="string">
            <text:p>98,</text:p>
          </table:table-cell>
          <table:table-cell table:number-columns-repeated="14"/>
        </table:table-row>
        <table:table-row table:style-name="ro1">
          <table:table-cell office:value-type="string">
            <text:p>99,</text:p>
          </table:table-cell>
          <table:table-cell table:number-columns-repeated="14"/>
        </table:table-row>
        <table:table-row table:style-name="ro1">
          <table:table-cell office:value-type="string">
            <text:p>100,</text:p>
          </table:table-cell>
          <table:table-cell table:number-columns-repeated="14"/>
        </table:table-row>
        <table:table-row table:style-name="ro1">
          <table:table-cell office:value-type="string">
            <text:p>101,</text:p>
          </table:table-cell>
          <table:table-cell table:number-columns-repeated="14"/>
        </table:table-row>
        <table:table-row table:style-name="ro1">
          <table:table-cell office:value-type="string">
            <text:p>102,</text:p>
          </table:table-cell>
          <table:table-cell table:number-columns-repeated="14"/>
        </table:table-row>
        <table:table-row table:style-name="ro1">
          <table:table-cell office:value-type="string">
            <text:p>103,</text:p>
          </table:table-cell>
          <table:table-cell table:number-columns-repeated="14"/>
        </table:table-row>
        <table:table-row table:style-name="ro1">
          <table:table-cell office:value-type="string">
            <text:p>104,</text:p>
          </table:table-cell>
          <table:table-cell table:number-columns-repeated="14"/>
        </table:table-row>
        <table:table-row table:style-name="ro1">
          <table:table-cell office:value-type="string">
            <text:p>105,</text:p>
          </table:table-cell>
          <table:table-cell table:number-columns-repeated="14"/>
        </table:table-row>
        <table:table-row table:style-name="ro1">
          <table:table-cell office:value-type="string">
            <text:p>106,</text:p>
          </table:table-cell>
          <table:table-cell table:number-columns-repeated="14"/>
        </table:table-row>
        <table:table-row table:style-name="ro1">
          <table:table-cell office:value-type="string">
            <text:p>107,</text:p>
          </table:table-cell>
          <table:table-cell table:number-columns-repeated="14"/>
        </table:table-row>
        <table:table-row table:style-name="ro1">
          <table:table-cell office:value-type="string">
            <text:p>108,</text:p>
          </table:table-cell>
          <table:table-cell table:number-columns-repeated="14"/>
        </table:table-row>
        <table:table-row table:style-name="ro1">
          <table:table-cell office:value-type="string">
            <text:p>109,</text:p>
          </table:table-cell>
          <table:table-cell table:number-columns-repeated="14"/>
        </table:table-row>
        <table:table-row table:style-name="ro1">
          <table:table-cell office:value-type="string">
            <text:p>110,</text:p>
          </table:table-cell>
          <table:table-cell table:number-columns-repeated="14"/>
        </table:table-row>
        <table:table-row table:style-name="ro1">
          <table:table-cell office:value-type="string">
            <text:p>111,</text:p>
          </table:table-cell>
          <table:table-cell table:number-columns-repeated="14"/>
        </table:table-row>
        <table:table-row table:style-name="ro1">
          <table:table-cell office:value-type="string">
            <text:p>112,</text:p>
          </table:table-cell>
          <table:table-cell table:number-columns-repeated="14"/>
        </table:table-row>
        <table:table-row table:style-name="ro1">
          <table:table-cell office:value-type="string">
            <text:p>113,</text:p>
          </table:table-cell>
          <table:table-cell table:number-columns-repeated="14"/>
        </table:table-row>
        <table:table-row table:style-name="ro1">
          <table:table-cell office:value-type="string">
            <text:p>114,</text:p>
          </table:table-cell>
          <table:table-cell table:number-columns-repeated="14"/>
        </table:table-row>
        <table:table-row table:style-name="ro1">
          <table:table-cell office:value-type="string">
            <text:p>115,</text:p>
          </table:table-cell>
          <table:table-cell table:number-columns-repeated="14"/>
        </table:table-row>
        <table:table-row table:style-name="ro1">
          <table:table-cell office:value-type="string">
            <text:p>116,</text:p>
          </table:table-cell>
          <table:table-cell table:number-columns-repeated="14"/>
        </table:table-row>
        <table:table-row table:style-name="ro1">
          <table:table-cell office:value-type="string">
            <text:p>117,</text:p>
          </table:table-cell>
          <table:table-cell table:number-columns-repeated="14"/>
        </table:table-row>
        <table:table-row table:style-name="ro1">
          <table:table-cell office:value-type="string">
            <text:p>118,</text:p>
          </table:table-cell>
          <table:table-cell table:number-columns-repeated="14"/>
        </table:table-row>
        <table:table-row table:style-name="ro1">
          <table:table-cell office:value-type="string">
            <text:p>119,</text:p>
          </table:table-cell>
          <table:table-cell table:number-columns-repeated="14"/>
        </table:table-row>
        <table:table-row table:style-name="ro1">
          <table:table-cell office:value-type="string">
            <text:p>120,</text:p>
          </table:table-cell>
          <table:table-cell table:number-columns-repeated="14"/>
        </table:table-row>
        <table:table-row table:style-name="ro1">
          <table:table-cell office:value-type="string">
            <text:p>121,</text:p>
          </table:table-cell>
          <table:table-cell table:number-columns-repeated="14"/>
        </table:table-row>
        <table:table-row table:style-name="ro1">
          <table:table-cell office:value-type="string">
            <text:p>122,</text:p>
          </table:table-cell>
          <table:table-cell table:number-columns-repeated="14"/>
        </table:table-row>
        <table:table-row table:style-name="ro1">
          <table:table-cell office:value-type="string">
            <text:p>123,</text:p>
          </table:table-cell>
          <table:table-cell table:number-columns-repeated="14"/>
        </table:table-row>
        <table:table-row table:style-name="ro1">
          <table:table-cell office:value-type="string">
            <text:p>124,</text:p>
          </table:table-cell>
          <table:table-cell table:number-columns-repeated="14"/>
        </table:table-row>
        <table:table-row table:style-name="ro1">
          <table:table-cell office:value-type="string">
            <text:p>125,</text:p>
          </table:table-cell>
          <table:table-cell table:number-columns-repeated="14"/>
        </table:table-row>
        <table:table-row table:style-name="ro1">
          <table:table-cell office:value-type="string">
            <text:p>126,</text:p>
          </table:table-cell>
          <table:table-cell table:number-columns-repeated="14"/>
        </table:table-row>
        <table:table-row table:style-name="ro1">
          <table:table-cell office:value-type="string">
            <text:p>127,</text:p>
          </table:table-cell>
          <table:table-cell table:number-columns-repeated="14"/>
        </table:table-row>
        <table:table-row table:style-name="ro1">
          <table:table-cell office:value-type="string">
            <text:p>128,</text:p>
          </table:table-cell>
          <table:table-cell table:number-columns-repeated="14"/>
        </table:table-row>
        <table:table-row table:style-name="ro1">
          <table:table-cell office:value-type="string">
            <text:p>129,</text:p>
          </table:table-cell>
          <table:table-cell table:number-columns-repeated="14"/>
        </table:table-row>
        <table:table-row table:style-name="ro1">
          <table:table-cell office:value-type="string">
            <text:p>130,</text:p>
          </table:table-cell>
          <table:table-cell table:number-columns-repeated="14"/>
        </table:table-row>
        <table:table-row table:style-name="ro1">
          <table:table-cell office:value-type="string">
            <text:p>131,</text:p>
          </table:table-cell>
          <table:table-cell table:number-columns-repeated="14"/>
        </table:table-row>
        <table:table-row table:style-name="ro1">
          <table:table-cell office:value-type="string">
            <text:p>132,</text:p>
          </table:table-cell>
          <table:table-cell table:number-columns-repeated="14"/>
        </table:table-row>
        <table:table-row table:style-name="ro1">
          <table:table-cell office:value-type="string">
            <text:p>133,</text:p>
          </table:table-cell>
          <table:table-cell table:number-columns-repeated="14"/>
        </table:table-row>
        <table:table-row table:style-name="ro1">
          <table:table-cell office:value-type="string">
            <text:p>134,</text:p>
          </table:table-cell>
          <table:table-cell table:number-columns-repeated="14"/>
        </table:table-row>
        <table:table-row table:style-name="ro1">
          <table:table-cell office:value-type="string">
            <text:p>135,</text:p>
          </table:table-cell>
          <table:table-cell table:number-columns-repeated="14"/>
        </table:table-row>
        <table:table-row table:style-name="ro1">
          <table:table-cell office:value-type="string">
            <text:p>136,</text:p>
          </table:table-cell>
          <table:table-cell table:number-columns-repeated="14"/>
        </table:table-row>
        <table:table-row table:style-name="ro1">
          <table:table-cell office:value-type="string">
            <text:p>137,</text:p>
          </table:table-cell>
          <table:table-cell table:number-columns-repeated="14"/>
        </table:table-row>
        <table:table-row table:style-name="ro1">
          <table:table-cell office:value-type="string">
            <text:p>138,</text:p>
          </table:table-cell>
          <table:table-cell table:number-columns-repeated="14"/>
        </table:table-row>
        <table:table-row table:style-name="ro1">
          <table:table-cell office:value-type="string">
            <text:p>139,</text:p>
          </table:table-cell>
          <table:table-cell table:number-columns-repeated="14"/>
        </table:table-row>
        <table:table-row table:style-name="ro1">
          <table:table-cell office:value-type="string">
            <text:p>140,</text:p>
          </table:table-cell>
          <table:table-cell table:number-columns-repeated="14"/>
        </table:table-row>
        <table:table-row table:style-name="ro1">
          <table:table-cell office:value-type="string">
            <text:p>141,</text:p>
          </table:table-cell>
          <table:table-cell table:number-columns-repeated="14"/>
        </table:table-row>
        <table:table-row table:style-name="ro1">
          <table:table-cell office:value-type="string">
            <text:p>142,</text:p>
          </table:table-cell>
          <table:table-cell table:number-columns-repeated="14"/>
        </table:table-row>
        <table:table-row table:style-name="ro1">
          <table:table-cell office:value-type="string">
            <text:p>143,</text:p>
          </table:table-cell>
          <table:table-cell table:number-columns-repeated="14"/>
        </table:table-row>
        <table:table-row table:style-name="ro1">
          <table:table-cell office:value-type="string">
            <text:p>144,</text:p>
          </table:table-cell>
          <table:table-cell table:number-columns-repeated="14"/>
        </table:table-row>
        <table:table-row table:style-name="ro1">
          <table:table-cell office:value-type="string">
            <text:p>145,</text:p>
          </table:table-cell>
          <table:table-cell table:number-columns-repeated="14"/>
        </table:table-row>
        <table:table-row table:style-name="ro1">
          <table:table-cell office:value-type="string">
            <text:p>1,</text:p>
          </table:table-cell>
          <table:table-cell table:number-columns-repeated="14"/>
        </table:table-row>
        <table:table-row table:style-name="ro1">
          <table:table-cell office:value-type="string">
            <text:p>2,</text:p>
          </table:table-cell>
          <table:table-cell table:number-columns-repeated="14"/>
        </table:table-row>
        <table:table-row table:style-name="ro1">
          <table:table-cell office:value-type="string">
            <text:p>3,</text:p>
          </table:table-cell>
          <table:table-cell table:number-columns-repeated="14"/>
        </table:table-row>
        <table:table-row table:style-name="ro1">
          <table:table-cell office:value-type="string">
            <text:p>4,</text:p>
          </table:table-cell>
          <table:table-cell table:number-columns-repeated="14"/>
        </table:table-row>
        <table:table-row table:style-name="ro1">
          <table:table-cell office:value-type="string">
            <text:p>5,</text:p>
          </table:table-cell>
          <table:table-cell table:number-columns-repeated="14"/>
        </table:table-row>
        <table:table-row table:style-name="ro1">
          <table:table-cell office:value-type="string">
            <text:p>6,</text:p>
          </table:table-cell>
          <table:table-cell table:number-columns-repeated="14"/>
        </table:table-row>
        <table:table-row table:style-name="ro1">
          <table:table-cell office:value-type="string">
            <text:p>7,</text:p>
          </table:table-cell>
          <table:table-cell table:number-columns-repeated="14"/>
        </table:table-row>
        <table:table-row table:style-name="ro1">
          <table:table-cell office:value-type="string">
            <text:p>8,</text:p>
          </table:table-cell>
          <table:table-cell table:number-columns-repeated="14"/>
        </table:table-row>
        <table:table-row table:style-name="ro1">
          <table:table-cell office:value-type="string">
            <text:p>9,</text:p>
          </table:table-cell>
          <table:table-cell table:number-columns-repeated="14"/>
        </table:table-row>
        <table:table-row table:style-name="ro1">
          <table:table-cell office:value-type="string">
            <text:p>10,</text:p>
          </table:table-cell>
          <table:table-cell table:number-columns-repeated="14"/>
        </table:table-row>
        <table:table-row table:style-name="ro1">
          <table:table-cell office:value-type="string">
            <text:p>11,</text:p>
          </table:table-cell>
          <table:table-cell table:number-columns-repeated="14"/>
        </table:table-row>
        <table:table-row table:style-name="ro1">
          <table:table-cell office:value-type="string">
            <text:p>12,</text:p>
          </table:table-cell>
          <table:table-cell table:number-columns-repeated="14"/>
        </table:table-row>
        <table:table-row table:style-name="ro1">
          <table:table-cell office:value-type="string">
            <text:p>13,</text:p>
          </table:table-cell>
          <table:table-cell table:number-columns-repeated="14"/>
        </table:table-row>
        <table:table-row table:style-name="ro1">
          <table:table-cell office:value-type="string">
            <text:p>14,</text:p>
          </table:table-cell>
          <table:table-cell table:number-columns-repeated="14"/>
        </table:table-row>
        <table:table-row table:style-name="ro1">
          <table:table-cell office:value-type="string">
            <text:p>15,</text:p>
          </table:table-cell>
          <table:table-cell table:number-columns-repeated="14"/>
        </table:table-row>
        <table:table-row table:style-name="ro1">
          <table:table-cell office:value-type="string">
            <text:p>16,</text:p>
          </table:table-cell>
          <table:table-cell table:number-columns-repeated="14"/>
        </table:table-row>
        <table:table-row table:style-name="ro1">
          <table:table-cell office:value-type="string">
            <text:p>17,</text:p>
          </table:table-cell>
          <table:table-cell table:number-columns-repeated="14"/>
        </table:table-row>
        <table:table-row table:style-name="ro1">
          <table:table-cell office:value-type="string">
            <text:p>18,</text:p>
          </table:table-cell>
          <table:table-cell table:number-columns-repeated="14"/>
        </table:table-row>
        <table:table-row table:style-name="ro1">
          <table:table-cell office:value-type="string">
            <text:p>19,</text:p>
          </table:table-cell>
          <table:table-cell table:number-columns-repeated="14"/>
        </table:table-row>
        <table:table-row table:style-name="ro1">
          <table:table-cell office:value-type="string">
            <text:p>20,</text:p>
          </table:table-cell>
          <table:table-cell table:number-columns-repeated="14"/>
        </table:table-row>
        <table:table-row table:style-name="ro1">
          <table:table-cell office:value-type="string">
            <text:p>21,</text:p>
          </table:table-cell>
          <table:table-cell table:number-columns-repeated="14"/>
        </table:table-row>
        <table:table-row table:style-name="ro1">
          <table:table-cell office:value-type="string">
            <text:p>22,</text:p>
          </table:table-cell>
          <table:table-cell table:number-columns-repeated="14"/>
        </table:table-row>
        <table:table-row table:style-name="ro1">
          <table:table-cell office:value-type="string">
            <text:p>23,</text:p>
          </table:table-cell>
          <table:table-cell table:number-columns-repeated="14"/>
        </table:table-row>
        <table:table-row table:style-name="ro1">
          <table:table-cell office:value-type="string">
            <text:p>24,</text:p>
          </table:table-cell>
          <table:table-cell table:number-columns-repeated="14"/>
        </table:table-row>
        <table:table-row table:style-name="ro1">
          <table:table-cell office:value-type="string">
            <text:p>25,</text:p>
          </table:table-cell>
          <table:table-cell table:number-columns-repeated="14"/>
        </table:table-row>
        <table:table-row table:style-name="ro1">
          <table:table-cell office:value-type="string">
            <text:p>26,</text:p>
          </table:table-cell>
          <table:table-cell table:number-columns-repeated="14"/>
        </table:table-row>
        <table:table-row table:style-name="ro1">
          <table:table-cell office:value-type="string">
            <text:p>27,</text:p>
          </table:table-cell>
          <table:table-cell table:number-columns-repeated="14"/>
        </table:table-row>
        <table:table-row table:style-name="ro1">
          <table:table-cell office:value-type="string">
            <text:p>28,</text:p>
          </table:table-cell>
          <table:table-cell table:number-columns-repeated="14"/>
        </table:table-row>
        <table:table-row table:style-name="ro1">
          <table:table-cell office:value-type="string">
            <text:p>29,</text:p>
          </table:table-cell>
          <table:table-cell table:number-columns-repeated="14"/>
        </table:table-row>
        <table:table-row table:style-name="ro1">
          <table:table-cell office:value-type="string">
            <text:p>30,</text:p>
          </table:table-cell>
          <table:table-cell table:number-columns-repeated="14"/>
        </table:table-row>
        <table:table-row table:style-name="ro1">
          <table:table-cell office:value-type="string">
            <text:p>31,</text:p>
          </table:table-cell>
          <table:table-cell table:number-columns-repeated="14"/>
        </table:table-row>
        <table:table-row table:style-name="ro1">
          <table:table-cell office:value-type="string">
            <text:p>32,</text:p>
          </table:table-cell>
          <table:table-cell table:number-columns-repeated="14"/>
        </table:table-row>
        <table:table-row table:style-name="ro1">
          <table:table-cell office:value-type="string">
            <text:p>33,</text:p>
          </table:table-cell>
          <table:table-cell table:number-columns-repeated="14"/>
        </table:table-row>
        <table:table-row table:style-name="ro1">
          <table:table-cell office:value-type="string">
            <text:p>34,</text:p>
          </table:table-cell>
          <table:table-cell table:number-columns-repeated="14"/>
        </table:table-row>
        <table:table-row table:style-name="ro1">
          <table:table-cell office:value-type="string">
            <text:p>35,</text:p>
          </table:table-cell>
          <table:table-cell table:number-columns-repeated="14"/>
        </table:table-row>
        <table:table-row table:style-name="ro1">
          <table:table-cell office:value-type="string">
            <text:p>36,</text:p>
          </table:table-cell>
          <table:table-cell table:number-columns-repeated="14"/>
        </table:table-row>
        <table:table-row table:style-name="ro1">
          <table:table-cell office:value-type="string">
            <text:p>37,</text:p>
          </table:table-cell>
          <table:table-cell table:number-columns-repeated="14"/>
        </table:table-row>
        <table:table-row table:style-name="ro1">
          <table:table-cell office:value-type="string">
            <text:p>38,</text:p>
          </table:table-cell>
          <table:table-cell table:number-columns-repeated="14"/>
        </table:table-row>
        <table:table-row table:style-name="ro1">
          <table:table-cell office:value-type="string">
            <text:p>39,</text:p>
          </table:table-cell>
          <table:table-cell table:number-columns-repeated="14"/>
        </table:table-row>
        <table:table-row table:style-name="ro1">
          <table:table-cell office:value-type="string">
            <text:p>40,</text:p>
          </table:table-cell>
          <table:table-cell table:number-columns-repeated="14"/>
        </table:table-row>
        <table:table-row table:style-name="ro1">
          <table:table-cell office:value-type="string">
            <text:p>41,</text:p>
          </table:table-cell>
          <table:table-cell table:number-columns-repeated="14"/>
        </table:table-row>
        <table:table-row table:style-name="ro1">
          <table:table-cell office:value-type="string">
            <text:p>42,</text:p>
          </table:table-cell>
          <table:table-cell table:number-columns-repeated="14"/>
        </table:table-row>
        <table:table-row table:style-name="ro1">
          <table:table-cell office:value-type="string">
            <text:p>43,</text:p>
          </table:table-cell>
          <table:table-cell table:number-columns-repeated="14"/>
        </table:table-row>
        <table:table-row table:style-name="ro1">
          <table:table-cell office:value-type="string">
            <text:p>44,</text:p>
          </table:table-cell>
          <table:table-cell table:number-columns-repeated="14"/>
        </table:table-row>
        <table:table-row table:style-name="ro1">
          <table:table-cell office:value-type="string">
            <text:p>45,</text:p>
          </table:table-cell>
          <table:table-cell table:number-columns-repeated="14"/>
        </table:table-row>
        <table:table-row table:style-name="ro1">
          <table:table-cell office:value-type="string">
            <text:p>46,</text:p>
          </table:table-cell>
          <table:table-cell table:number-columns-repeated="14"/>
        </table:table-row>
        <table:table-row table:style-name="ro1">
          <table:table-cell office:value-type="string">
            <text:p>47,</text:p>
          </table:table-cell>
          <table:table-cell table:number-columns-repeated="14"/>
        </table:table-row>
        <table:table-row table:style-name="ro1">
          <table:table-cell office:value-type="string">
            <text:p>48,</text:p>
          </table:table-cell>
          <table:table-cell table:number-columns-repeated="14"/>
        </table:table-row>
        <table:table-row table:style-name="ro1">
          <table:table-cell office:value-type="string">
            <text:p>49,</text:p>
          </table:table-cell>
          <table:table-cell table:number-columns-repeated="14"/>
        </table:table-row>
        <table:table-row table:style-name="ro1">
          <table:table-cell office:value-type="string">
            <text:p>50,</text:p>
          </table:table-cell>
          <table:table-cell table:number-columns-repeated="14"/>
        </table:table-row>
        <table:table-row table:style-name="ro1">
          <table:table-cell office:value-type="string">
            <text:p>51,</text:p>
          </table:table-cell>
          <table:table-cell table:number-columns-repeated="14"/>
        </table:table-row>
        <table:table-row table:style-name="ro1">
          <table:table-cell office:value-type="string">
            <text:p>52,</text:p>
          </table:table-cell>
          <table:table-cell table:number-columns-repeated="14"/>
        </table:table-row>
        <table:table-row table:style-name="ro1">
          <table:table-cell office:value-type="string">
            <text:p>53,</text:p>
          </table:table-cell>
          <table:table-cell table:number-columns-repeated="14"/>
        </table:table-row>
        <table:table-row table:style-name="ro1">
          <table:table-cell office:value-type="string">
            <text:p>54,</text:p>
          </table:table-cell>
          <table:table-cell table:number-columns-repeated="14"/>
        </table:table-row>
        <table:table-row table:style-name="ro1">
          <table:table-cell office:value-type="string">
            <text:p>55,</text:p>
          </table:table-cell>
          <table:table-cell table:number-columns-repeated="14"/>
        </table:table-row>
        <table:table-row table:style-name="ro1">
          <table:table-cell office:value-type="string">
            <text:p>56,</text:p>
          </table:table-cell>
          <table:table-cell table:number-columns-repeated="14"/>
        </table:table-row>
        <table:table-row table:style-name="ro1">
          <table:table-cell office:value-type="string">
            <text:p>57,</text:p>
          </table:table-cell>
          <table:table-cell table:number-columns-repeated="14"/>
        </table:table-row>
        <table:table-row table:style-name="ro1">
          <table:table-cell office:value-type="string">
            <text:p>58,</text:p>
          </table:table-cell>
          <table:table-cell table:number-columns-repeated="14"/>
        </table:table-row>
        <table:table-row table:style-name="ro1">
          <table:table-cell office:value-type="string">
            <text:p>59,</text:p>
          </table:table-cell>
          <table:table-cell table:number-columns-repeated="14"/>
        </table:table-row>
        <table:table-row table:style-name="ro1">
          <table:table-cell office:value-type="string">
            <text:p>60,</text:p>
          </table:table-cell>
          <table:table-cell table:number-columns-repeated="14"/>
        </table:table-row>
        <table:table-row table:style-name="ro1">
          <table:table-cell office:value-type="string">
            <text:p>61,</text:p>
          </table:table-cell>
          <table:table-cell table:number-columns-repeated="14"/>
        </table:table-row>
        <table:table-row table:style-name="ro1">
          <table:table-cell office:value-type="string">
            <text:p>62,</text:p>
          </table:table-cell>
          <table:table-cell table:number-columns-repeated="14"/>
        </table:table-row>
        <table:table-row table:style-name="ro1">
          <table:table-cell office:value-type="string">
            <text:p>63,</text:p>
          </table:table-cell>
          <table:table-cell table:number-columns-repeated="14"/>
        </table:table-row>
        <table:table-row table:style-name="ro1">
          <table:table-cell office:value-type="string">
            <text:p>64,</text:p>
          </table:table-cell>
          <table:table-cell table:number-columns-repeated="14"/>
        </table:table-row>
        <table:table-row table:style-name="ro1">
          <table:table-cell office:value-type="string">
            <text:p>65,</text:p>
          </table:table-cell>
          <table:table-cell table:number-columns-repeated="14"/>
        </table:table-row>
        <table:table-row table:style-name="ro1">
          <table:table-cell office:value-type="string">
            <text:p>66,</text:p>
          </table:table-cell>
          <table:table-cell table:number-columns-repeated="14"/>
        </table:table-row>
        <table:table-row table:style-name="ro1">
          <table:table-cell office:value-type="string">
            <text:p>67,</text:p>
          </table:table-cell>
          <table:table-cell table:number-columns-repeated="14"/>
        </table:table-row>
        <table:table-row table:style-name="ro1">
          <table:table-cell office:value-type="string">
            <text:p>68,</text:p>
          </table:table-cell>
          <table:table-cell table:number-columns-repeated="14"/>
        </table:table-row>
        <table:table-row table:style-name="ro1">
          <table:table-cell office:value-type="string">
            <text:p>69,</text:p>
          </table:table-cell>
          <table:table-cell table:number-columns-repeated="14"/>
        </table:table-row>
        <table:table-row table:style-name="ro1">
          <table:table-cell office:value-type="string">
            <text:p>70,</text:p>
          </table:table-cell>
          <table:table-cell table:number-columns-repeated="14"/>
        </table:table-row>
        <table:table-row table:style-name="ro1">
          <table:table-cell office:value-type="string">
            <text:p>71,</text:p>
          </table:table-cell>
          <table:table-cell table:number-columns-repeated="14"/>
        </table:table-row>
        <table:table-row table:style-name="ro1">
          <table:table-cell office:value-type="string">
            <text:p>72,</text:p>
          </table:table-cell>
          <table:table-cell table:number-columns-repeated="14"/>
        </table:table-row>
        <table:table-row table:style-name="ro1">
          <table:table-cell office:value-type="string">
            <text:p>73,</text:p>
          </table:table-cell>
          <table:table-cell table:number-columns-repeated="14"/>
        </table:table-row>
        <table:table-row table:style-name="ro1">
          <table:table-cell office:value-type="string">
            <text:p>74,</text:p>
          </table:table-cell>
          <table:table-cell table:number-columns-repeated="14"/>
        </table:table-row>
        <table:table-row table:style-name="ro1">
          <table:table-cell office:value-type="string">
            <text:p>75,</text:p>
          </table:table-cell>
          <table:table-cell table:number-columns-repeated="14"/>
        </table:table-row>
        <table:table-row table:style-name="ro1">
          <table:table-cell office:value-type="string">
            <text:p>76,</text:p>
          </table:table-cell>
          <table:table-cell table:number-columns-repeated="14"/>
        </table:table-row>
        <table:table-row table:style-name="ro1">
          <table:table-cell office:value-type="string">
            <text:p>77,</text:p>
          </table:table-cell>
          <table:table-cell table:number-columns-repeated="14"/>
        </table:table-row>
        <table:table-row table:style-name="ro1">
          <table:table-cell office:value-type="string">
            <text:p>78,</text:p>
          </table:table-cell>
          <table:table-cell table:number-columns-repeated="14"/>
        </table:table-row>
        <table:table-row table:style-name="ro1">
          <table:table-cell office:value-type="string">
            <text:p>79,</text:p>
          </table:table-cell>
          <table:table-cell table:number-columns-repeated="14"/>
        </table:table-row>
        <table:table-row table:style-name="ro1">
          <table:table-cell office:value-type="string">
            <text:p>80,</text:p>
          </table:table-cell>
          <table:table-cell table:number-columns-repeated="14"/>
        </table:table-row>
        <table:table-row table:style-name="ro1">
          <table:table-cell office:value-type="string">
            <text:p>81,</text:p>
          </table:table-cell>
          <table:table-cell table:number-columns-repeated="14"/>
        </table:table-row>
        <table:table-row table:style-name="ro1">
          <table:table-cell office:value-type="string">
            <text:p>82,</text:p>
          </table:table-cell>
          <table:table-cell table:number-columns-repeated="14"/>
        </table:table-row>
        <table:table-row table:style-name="ro1">
          <table:table-cell office:value-type="string">
            <text:p>83,</text:p>
          </table:table-cell>
          <table:table-cell table:number-columns-repeated="14"/>
        </table:table-row>
        <table:table-row table:style-name="ro1">
          <table:table-cell office:value-type="string">
            <text:p>84,</text:p>
          </table:table-cell>
          <table:table-cell table:number-columns-repeated="14"/>
        </table:table-row>
        <table:table-row table:style-name="ro1">
          <table:table-cell office:value-type="string">
            <text:p>85,</text:p>
          </table:table-cell>
          <table:table-cell table:number-columns-repeated="14"/>
        </table:table-row>
        <table:table-row table:style-name="ro1">
          <table:table-cell office:value-type="string">
            <text:p>86,</text:p>
          </table:table-cell>
          <table:table-cell table:number-columns-repeated="14"/>
        </table:table-row>
        <table:table-row table:style-name="ro1">
          <table:table-cell office:value-type="string">
            <text:p>87,</text:p>
          </table:table-cell>
          <table:table-cell table:number-columns-repeated="14"/>
        </table:table-row>
        <table:table-row table:style-name="ro1">
          <table:table-cell office:value-type="string">
            <text:p>88,</text:p>
          </table:table-cell>
          <table:table-cell table:number-columns-repeated="14"/>
        </table:table-row>
        <table:table-row table:style-name="ro1">
          <table:table-cell office:value-type="string">
            <text:p>89,</text:p>
          </table:table-cell>
          <table:table-cell table:number-columns-repeated="14"/>
        </table:table-row>
        <table:table-row table:style-name="ro1">
          <table:table-cell office:value-type="string">
            <text:p>90,</text:p>
          </table:table-cell>
          <table:table-cell table:number-columns-repeated="14"/>
        </table:table-row>
        <table:table-row table:style-name="ro1">
          <table:table-cell office:value-type="string">
            <text:p>91,</text:p>
          </table:table-cell>
          <table:table-cell table:number-columns-repeated="14"/>
        </table:table-row>
        <table:table-row table:style-name="ro1">
          <table:table-cell office:value-type="string">
            <text:p>92,</text:p>
          </table:table-cell>
          <table:table-cell table:number-columns-repeated="14"/>
        </table:table-row>
        <table:table-row table:style-name="ro1">
          <table:table-cell office:value-type="string">
            <text:p>93,</text:p>
          </table:table-cell>
          <table:table-cell table:number-columns-repeated="14"/>
        </table:table-row>
        <table:table-row table:style-name="ro1">
          <table:table-cell office:value-type="string">
            <text:p>94,</text:p>
          </table:table-cell>
          <table:table-cell table:number-columns-repeated="14"/>
        </table:table-row>
        <table:table-row table:style-name="ro1">
          <table:table-cell office:value-type="string">
            <text:p>95,</text:p>
          </table:table-cell>
          <table:table-cell table:number-columns-repeated="14"/>
        </table:table-row>
        <table:table-row table:style-name="ro1">
          <table:table-cell office:value-type="string">
            <text:p>96,</text:p>
          </table:table-cell>
          <table:table-cell table:number-columns-repeated="14"/>
        </table:table-row>
        <table:table-row table:style-name="ro1">
          <table:table-cell office:value-type="string">
            <text:p>97,</text:p>
          </table:table-cell>
          <table:table-cell table:number-columns-repeated="14"/>
        </table:table-row>
        <table:table-row table:style-name="ro1">
          <table:table-cell office:value-type="string">
            <text:p>98,</text:p>
          </table:table-cell>
          <table:table-cell table:number-columns-repeated="14"/>
        </table:table-row>
        <table:table-row table:style-name="ro1">
          <table:table-cell office:value-type="string">
            <text:p>99,</text:p>
          </table:table-cell>
          <table:table-cell table:number-columns-repeated="14"/>
        </table:table-row>
        <table:table-row table:style-name="ro1">
          <table:table-cell office:value-type="string">
            <text:p>100,</text:p>
          </table:table-cell>
          <table:table-cell table:number-columns-repeated="14"/>
        </table:table-row>
        <table:table-row table:style-name="ro1">
          <table:table-cell office:value-type="string">
            <text:p>101,</text:p>
          </table:table-cell>
          <table:table-cell table:number-columns-repeated="14"/>
        </table:table-row>
        <table:table-row table:style-name="ro1">
          <table:table-cell office:value-type="string">
            <text:p>102,</text:p>
          </table:table-cell>
          <table:table-cell table:number-columns-repeated="14"/>
        </table:table-row>
        <table:table-row table:style-name="ro1">
          <table:table-cell office:value-type="string">
            <text:p>103,</text:p>
          </table:table-cell>
          <table:table-cell table:number-columns-repeated="14"/>
        </table:table-row>
        <table:table-row table:style-name="ro1">
          <table:table-cell office:value-type="string">
            <text:p>104,</text:p>
          </table:table-cell>
          <table:table-cell table:number-columns-repeated="14"/>
        </table:table-row>
        <table:table-row table:style-name="ro1">
          <table:table-cell office:value-type="string">
            <text:p>105,</text:p>
          </table:table-cell>
          <table:table-cell table:number-columns-repeated="14"/>
        </table:table-row>
        <table:table-row table:style-name="ro1">
          <table:table-cell office:value-type="string">
            <text:p>106,</text:p>
          </table:table-cell>
          <table:table-cell table:number-columns-repeated="14"/>
        </table:table-row>
        <table:table-row table:style-name="ro1">
          <table:table-cell office:value-type="string">
            <text:p>107,</text:p>
          </table:table-cell>
          <table:table-cell table:number-columns-repeated="14"/>
        </table:table-row>
        <table:table-row table:style-name="ro1">
          <table:table-cell office:value-type="string">
            <text:p>108,</text:p>
          </table:table-cell>
          <table:table-cell table:number-columns-repeated="14"/>
        </table:table-row>
        <table:table-row table:style-name="ro1">
          <table:table-cell office:value-type="string">
            <text:p>109,</text:p>
          </table:table-cell>
          <table:table-cell table:number-columns-repeated="14"/>
        </table:table-row>
        <table:table-row table:style-name="ro1">
          <table:table-cell office:value-type="string">
            <text:p>110,</text:p>
          </table:table-cell>
          <table:table-cell table:number-columns-repeated="14"/>
        </table:table-row>
        <table:table-row table:style-name="ro1">
          <table:table-cell office:value-type="string">
            <text:p>111,</text:p>
          </table:table-cell>
          <table:table-cell table:number-columns-repeated="14"/>
        </table:table-row>
        <table:table-row table:style-name="ro1">
          <table:table-cell office:value-type="string">
            <text:p>112,</text:p>
          </table:table-cell>
          <table:table-cell table:number-columns-repeated="14"/>
        </table:table-row>
        <table:table-row table:style-name="ro1">
          <table:table-cell office:value-type="string">
            <text:p>113,</text:p>
          </table:table-cell>
          <table:table-cell table:number-columns-repeated="14"/>
        </table:table-row>
        <table:table-row table:style-name="ro1">
          <table:table-cell office:value-type="string">
            <text:p>114,</text:p>
          </table:table-cell>
          <table:table-cell table:number-columns-repeated="14"/>
        </table:table-row>
        <table:table-row table:style-name="ro1">
          <table:table-cell office:value-type="string">
            <text:p>115,</text:p>
          </table:table-cell>
          <table:table-cell table:number-columns-repeated="14"/>
        </table:table-row>
        <table:table-row table:style-name="ro1">
          <table:table-cell office:value-type="string">
            <text:p>116,</text:p>
          </table:table-cell>
          <table:table-cell table:number-columns-repeated="14"/>
        </table:table-row>
        <table:table-row table:style-name="ro1">
          <table:table-cell office:value-type="string">
            <text:p>117,</text:p>
          </table:table-cell>
          <table:table-cell table:number-columns-repeated="14"/>
        </table:table-row>
        <table:table-row table:style-name="ro1">
          <table:table-cell office:value-type="string">
            <text:p>118,</text:p>
          </table:table-cell>
          <table:table-cell table:number-columns-repeated="14"/>
        </table:table-row>
        <table:table-row table:style-name="ro1">
          <table:table-cell office:value-type="string">
            <text:p>119,</text:p>
          </table:table-cell>
          <table:table-cell table:number-columns-repeated="14"/>
        </table:table-row>
        <table:table-row table:style-name="ro1">
          <table:table-cell office:value-type="string">
            <text:p>120,</text:p>
          </table:table-cell>
          <table:table-cell table:number-columns-repeated="14"/>
        </table:table-row>
        <table:table-row table:style-name="ro1">
          <table:table-cell office:value-type="string">
            <text:p>121,</text:p>
          </table:table-cell>
          <table:table-cell table:number-columns-repeated="14"/>
        </table:table-row>
        <table:table-row table:style-name="ro1">
          <table:table-cell office:value-type="string">
            <text:p>122,</text:p>
          </table:table-cell>
          <table:table-cell table:number-columns-repeated="14"/>
        </table:table-row>
        <table:table-row table:style-name="ro1">
          <table:table-cell office:value-type="string">
            <text:p>123,</text:p>
          </table:table-cell>
          <table:table-cell table:number-columns-repeated="14"/>
        </table:table-row>
        <table:table-row table:style-name="ro1">
          <table:table-cell office:value-type="string">
            <text:p>124,</text:p>
          </table:table-cell>
          <table:table-cell table:number-columns-repeated="14"/>
        </table:table-row>
        <table:table-row table:style-name="ro1">
          <table:table-cell office:value-type="string">
            <text:p>125,</text:p>
          </table:table-cell>
          <table:table-cell table:number-columns-repeated="14"/>
        </table:table-row>
        <table:table-row table:style-name="ro1">
          <table:table-cell office:value-type="string">
            <text:p>126,</text:p>
          </table:table-cell>
          <table:table-cell table:number-columns-repeated="14"/>
        </table:table-row>
        <table:table-row table:style-name="ro1">
          <table:table-cell office:value-type="string">
            <text:p>127,</text:p>
          </table:table-cell>
          <table:table-cell table:number-columns-repeated="14"/>
        </table:table-row>
        <table:table-row table:style-name="ro1">
          <table:table-cell office:value-type="string">
            <text:p>128,</text:p>
          </table:table-cell>
          <table:table-cell table:number-columns-repeated="14"/>
        </table:table-row>
        <table:table-row table:style-name="ro1">
          <table:table-cell office:value-type="string">
            <text:p>129,</text:p>
          </table:table-cell>
          <table:table-cell table:number-columns-repeated="14"/>
        </table:table-row>
        <table:table-row table:style-name="ro1">
          <table:table-cell office:value-type="string">
            <text:p>130,</text:p>
          </table:table-cell>
          <table:table-cell table:number-columns-repeated="14"/>
        </table:table-row>
        <table:table-row table:style-name="ro1">
          <table:table-cell office:value-type="string">
            <text:p>131,</text:p>
          </table:table-cell>
          <table:table-cell table:number-columns-repeated="14"/>
        </table:table-row>
        <table:table-row table:style-name="ro1">
          <table:table-cell office:value-type="string">
            <text:p>132,</text:p>
          </table:table-cell>
          <table:table-cell table:number-columns-repeated="14"/>
        </table:table-row>
        <table:table-row table:style-name="ro1">
          <table:table-cell office:value-type="string">
            <text:p>133,</text:p>
          </table:table-cell>
          <table:table-cell table:number-columns-repeated="14"/>
        </table:table-row>
        <table:table-row table:style-name="ro1">
          <table:table-cell office:value-type="string">
            <text:p>134,</text:p>
          </table:table-cell>
          <table:table-cell table:number-columns-repeated="14"/>
        </table:table-row>
        <table:table-row table:style-name="ro1">
          <table:table-cell office:value-type="string">
            <text:p>135,</text:p>
          </table:table-cell>
          <table:table-cell table:number-columns-repeated="14"/>
        </table:table-row>
        <table:table-row table:style-name="ro1">
          <table:table-cell office:value-type="string">
            <text:p>136,</text:p>
          </table:table-cell>
          <table:table-cell table:number-columns-repeated="14"/>
        </table:table-row>
        <table:table-row table:style-name="ro1">
          <table:table-cell office:value-type="string">
            <text:p>137,</text:p>
          </table:table-cell>
          <table:table-cell table:number-columns-repeated="14"/>
        </table:table-row>
        <table:table-row table:style-name="ro1">
          <table:table-cell office:value-type="string">
            <text:p>138,</text:p>
          </table:table-cell>
          <table:table-cell table:number-columns-repeated="14"/>
        </table:table-row>
        <table:table-row table:style-name="ro1">
          <table:table-cell office:value-type="string">
            <text:p>139,</text:p>
          </table:table-cell>
          <table:table-cell table:number-columns-repeated="14"/>
        </table:table-row>
        <table:table-row table:style-name="ro1">
          <table:table-cell office:value-type="string">
            <text:p>140,</text:p>
          </table:table-cell>
          <table:table-cell table:number-columns-repeated="14"/>
        </table:table-row>
        <table:table-row table:style-name="ro1">
          <table:table-cell office:value-type="string">
            <text:p>141,</text:p>
          </table:table-cell>
          <table:table-cell table:number-columns-repeated="14"/>
        </table:table-row>
        <table:table-row table:style-name="ro1">
          <table:table-cell office:value-type="string">
            <text:p>142,</text:p>
          </table:table-cell>
          <table:table-cell table:number-columns-repeated="14"/>
        </table:table-row>
        <table:table-row table:style-name="ro1">
          <table:table-cell office:value-type="string">
            <text:p>143,</text:p>
          </table:table-cell>
          <table:table-cell table:number-columns-repeated="14"/>
        </table:table-row>
        <table:table-row table:style-name="ro1">
          <table:table-cell office:value-type="string">
            <text:p>144,</text:p>
          </table:table-cell>
          <table:table-cell table:number-columns-repeated="14"/>
        </table:table-row>
        <table:table-row table:style-name="ro1">
          <table:table-cell office:value-type="string">
            <text:p>145,</text:p>
          </table:table-cell>
          <table:table-cell table:number-columns-repeated="14"/>
        </table:table-row>
        <table:table-row table:style-name="ro1">
          <table:table-cell office:value-type="string">
            <text:p>1,</text:p>
          </table:table-cell>
          <table:table-cell table:number-columns-repeated="14"/>
        </table:table-row>
        <table:table-row table:style-name="ro1">
          <table:table-cell office:value-type="string">
            <text:p>2,</text:p>
          </table:table-cell>
          <table:table-cell table:number-columns-repeated="14"/>
        </table:table-row>
        <table:table-row table:style-name="ro1">
          <table:table-cell office:value-type="string">
            <text:p>3,</text:p>
          </table:table-cell>
          <table:table-cell table:number-columns-repeated="14"/>
        </table:table-row>
        <table:table-row table:style-name="ro1">
          <table:table-cell office:value-type="string">
            <text:p>4,</text:p>
          </table:table-cell>
          <table:table-cell table:number-columns-repeated="14"/>
        </table:table-row>
        <table:table-row table:style-name="ro1">
          <table:table-cell office:value-type="string">
            <text:p>5,</text:p>
          </table:table-cell>
          <table:table-cell table:number-columns-repeated="14"/>
        </table:table-row>
        <table:table-row table:style-name="ro1">
          <table:table-cell office:value-type="string">
            <text:p>6,</text:p>
          </table:table-cell>
          <table:table-cell table:number-columns-repeated="14"/>
        </table:table-row>
        <table:table-row table:style-name="ro1">
          <table:table-cell office:value-type="string">
            <text:p>7,</text:p>
          </table:table-cell>
          <table:table-cell table:number-columns-repeated="14"/>
        </table:table-row>
        <table:table-row table:style-name="ro1">
          <table:table-cell office:value-type="string">
            <text:p>8,</text:p>
          </table:table-cell>
          <table:table-cell table:number-columns-repeated="14"/>
        </table:table-row>
        <table:table-row table:style-name="ro1">
          <table:table-cell office:value-type="string">
            <text:p>9,</text:p>
          </table:table-cell>
          <table:table-cell table:number-columns-repeated="14"/>
        </table:table-row>
        <table:table-row table:style-name="ro1">
          <table:table-cell office:value-type="string">
            <text:p>10,</text:p>
          </table:table-cell>
          <table:table-cell table:number-columns-repeated="14"/>
        </table:table-row>
        <table:table-row table:style-name="ro1">
          <table:table-cell office:value-type="string">
            <text:p>11,</text:p>
          </table:table-cell>
          <table:table-cell table:number-columns-repeated="14"/>
        </table:table-row>
        <table:table-row table:style-name="ro1">
          <table:table-cell office:value-type="string">
            <text:p>12,</text:p>
          </table:table-cell>
          <table:table-cell table:number-columns-repeated="14"/>
        </table:table-row>
        <table:table-row table:style-name="ro1">
          <table:table-cell office:value-type="string">
            <text:p>13,</text:p>
          </table:table-cell>
          <table:table-cell table:number-columns-repeated="14"/>
        </table:table-row>
        <table:table-row table:style-name="ro1">
          <table:table-cell office:value-type="string">
            <text:p>14,</text:p>
          </table:table-cell>
          <table:table-cell table:number-columns-repeated="14"/>
        </table:table-row>
        <table:table-row table:style-name="ro1">
          <table:table-cell office:value-type="string">
            <text:p>15,</text:p>
          </table:table-cell>
          <table:table-cell table:number-columns-repeated="14"/>
        </table:table-row>
        <table:table-row table:style-name="ro1">
          <table:table-cell office:value-type="string">
            <text:p>16,</text:p>
          </table:table-cell>
          <table:table-cell table:number-columns-repeated="14"/>
        </table:table-row>
        <table:table-row table:style-name="ro1">
          <table:table-cell office:value-type="string">
            <text:p>17,</text:p>
          </table:table-cell>
          <table:table-cell table:number-columns-repeated="14"/>
        </table:table-row>
        <table:table-row table:style-name="ro1">
          <table:table-cell office:value-type="string">
            <text:p>18,</text:p>
          </table:table-cell>
          <table:table-cell table:number-columns-repeated="14"/>
        </table:table-row>
        <table:table-row table:style-name="ro1">
          <table:table-cell office:value-type="string">
            <text:p>19,</text:p>
          </table:table-cell>
          <table:table-cell table:number-columns-repeated="14"/>
        </table:table-row>
        <table:table-row table:style-name="ro1">
          <table:table-cell office:value-type="string">
            <text:p>20,</text:p>
          </table:table-cell>
          <table:table-cell table:number-columns-repeated="14"/>
        </table:table-row>
        <table:table-row table:style-name="ro1">
          <table:table-cell office:value-type="string">
            <text:p>21,</text:p>
          </table:table-cell>
          <table:table-cell table:number-columns-repeated="14"/>
        </table:table-row>
        <table:table-row table:style-name="ro1">
          <table:table-cell office:value-type="string">
            <text:p>22,</text:p>
          </table:table-cell>
          <table:table-cell table:number-columns-repeated="14"/>
        </table:table-row>
        <table:table-row table:style-name="ro1">
          <table:table-cell office:value-type="string">
            <text:p>23,</text:p>
          </table:table-cell>
          <table:table-cell table:number-columns-repeated="14"/>
        </table:table-row>
        <table:table-row table:style-name="ro1">
          <table:table-cell office:value-type="string">
            <text:p>24,</text:p>
          </table:table-cell>
          <table:table-cell table:number-columns-repeated="14"/>
        </table:table-row>
        <table:table-row table:style-name="ro1">
          <table:table-cell office:value-type="string">
            <text:p>25,</text:p>
          </table:table-cell>
          <table:table-cell table:number-columns-repeated="14"/>
        </table:table-row>
        <table:table-row table:style-name="ro1">
          <table:table-cell office:value-type="string">
            <text:p>26,</text:p>
          </table:table-cell>
          <table:table-cell table:number-columns-repeated="14"/>
        </table:table-row>
        <table:table-row table:style-name="ro1">
          <table:table-cell office:value-type="string">
            <text:p>27,</text:p>
          </table:table-cell>
          <table:table-cell table:number-columns-repeated="14"/>
        </table:table-row>
        <table:table-row table:style-name="ro1">
          <table:table-cell office:value-type="string">
            <text:p>28,</text:p>
          </table:table-cell>
          <table:table-cell table:number-columns-repeated="14"/>
        </table:table-row>
        <table:table-row table:style-name="ro1">
          <table:table-cell office:value-type="string">
            <text:p>29,</text:p>
          </table:table-cell>
          <table:table-cell table:number-columns-repeated="14"/>
        </table:table-row>
        <table:table-row table:style-name="ro1">
          <table:table-cell office:value-type="string">
            <text:p>30,</text:p>
          </table:table-cell>
          <table:table-cell table:number-columns-repeated="14"/>
        </table:table-row>
        <table:table-row table:style-name="ro1">
          <table:table-cell office:value-type="string">
            <text:p>31,</text:p>
          </table:table-cell>
          <table:table-cell table:number-columns-repeated="14"/>
        </table:table-row>
        <table:table-row table:style-name="ro1">
          <table:table-cell office:value-type="string">
            <text:p>32,</text:p>
          </table:table-cell>
          <table:table-cell table:number-columns-repeated="14"/>
        </table:table-row>
        <table:table-row table:style-name="ro1">
          <table:table-cell office:value-type="string">
            <text:p>33,</text:p>
          </table:table-cell>
          <table:table-cell table:number-columns-repeated="14"/>
        </table:table-row>
        <table:table-row table:style-name="ro1">
          <table:table-cell office:value-type="string">
            <text:p>34,</text:p>
          </table:table-cell>
          <table:table-cell table:number-columns-repeated="14"/>
        </table:table-row>
        <table:table-row table:style-name="ro1">
          <table:table-cell office:value-type="string">
            <text:p>35,</text:p>
          </table:table-cell>
          <table:table-cell table:number-columns-repeated="14"/>
        </table:table-row>
        <table:table-row table:style-name="ro1">
          <table:table-cell office:value-type="string">
            <text:p>36,</text:p>
          </table:table-cell>
          <table:table-cell table:number-columns-repeated="14"/>
        </table:table-row>
        <table:table-row table:style-name="ro1">
          <table:table-cell office:value-type="string">
            <text:p>37,</text:p>
          </table:table-cell>
          <table:table-cell table:number-columns-repeated="14"/>
        </table:table-row>
        <table:table-row table:style-name="ro1">
          <table:table-cell office:value-type="string">
            <text:p>38,</text:p>
          </table:table-cell>
          <table:table-cell table:number-columns-repeated="14"/>
        </table:table-row>
        <table:table-row table:style-name="ro1">
          <table:table-cell office:value-type="string">
            <text:p>39,</text:p>
          </table:table-cell>
          <table:table-cell table:number-columns-repeated="14"/>
        </table:table-row>
        <table:table-row table:style-name="ro1">
          <table:table-cell office:value-type="string">
            <text:p>40,</text:p>
          </table:table-cell>
          <table:table-cell table:number-columns-repeated="14"/>
        </table:table-row>
        <table:table-row table:style-name="ro1">
          <table:table-cell office:value-type="string">
            <text:p>41,</text:p>
          </table:table-cell>
          <table:table-cell table:number-columns-repeated="14"/>
        </table:table-row>
        <table:table-row table:style-name="ro1">
          <table:table-cell office:value-type="string">
            <text:p>42,</text:p>
          </table:table-cell>
          <table:table-cell table:number-columns-repeated="14"/>
        </table:table-row>
        <table:table-row table:style-name="ro1">
          <table:table-cell office:value-type="string">
            <text:p>43,</text:p>
          </table:table-cell>
          <table:table-cell table:number-columns-repeated="14"/>
        </table:table-row>
        <table:table-row table:style-name="ro1">
          <table:table-cell office:value-type="string">
            <text:p>44,</text:p>
          </table:table-cell>
          <table:table-cell table:number-columns-repeated="14"/>
        </table:table-row>
        <table:table-row table:style-name="ro1">
          <table:table-cell office:value-type="string">
            <text:p>45,</text:p>
          </table:table-cell>
          <table:table-cell table:number-columns-repeated="14"/>
        </table:table-row>
        <table:table-row table:style-name="ro1">
          <table:table-cell office:value-type="string">
            <text:p>46,</text:p>
          </table:table-cell>
          <table:table-cell table:number-columns-repeated="14"/>
        </table:table-row>
        <table:table-row table:style-name="ro1">
          <table:table-cell office:value-type="string">
            <text:p>47,</text:p>
          </table:table-cell>
          <table:table-cell table:number-columns-repeated="14"/>
        </table:table-row>
        <table:table-row table:style-name="ro1">
          <table:table-cell office:value-type="string">
            <text:p>48,</text:p>
          </table:table-cell>
          <table:table-cell table:number-columns-repeated="14"/>
        </table:table-row>
        <table:table-row table:style-name="ro1">
          <table:table-cell office:value-type="string">
            <text:p>49,</text:p>
          </table:table-cell>
          <table:table-cell table:number-columns-repeated="14"/>
        </table:table-row>
        <table:table-row table:style-name="ro1">
          <table:table-cell office:value-type="string">
            <text:p>50,</text:p>
          </table:table-cell>
          <table:table-cell table:number-columns-repeated="14"/>
        </table:table-row>
        <table:table-row table:style-name="ro1">
          <table:table-cell office:value-type="string">
            <text:p>51,</text:p>
          </table:table-cell>
          <table:table-cell table:number-columns-repeated="14"/>
        </table:table-row>
        <table:table-row table:style-name="ro1">
          <table:table-cell office:value-type="string">
            <text:p>52,</text:p>
          </table:table-cell>
          <table:table-cell table:number-columns-repeated="14"/>
        </table:table-row>
        <table:table-row table:style-name="ro1">
          <table:table-cell office:value-type="string">
            <text:p>53,</text:p>
          </table:table-cell>
          <table:table-cell table:number-columns-repeated="14"/>
        </table:table-row>
        <table:table-row table:style-name="ro1">
          <table:table-cell office:value-type="string">
            <text:p>54,</text:p>
          </table:table-cell>
          <table:table-cell table:number-columns-repeated="14"/>
        </table:table-row>
        <table:table-row table:style-name="ro1">
          <table:table-cell office:value-type="string">
            <text:p>55,</text:p>
          </table:table-cell>
          <table:table-cell table:number-columns-repeated="14"/>
        </table:table-row>
        <table:table-row table:style-name="ro1">
          <table:table-cell office:value-type="string">
            <text:p>56,</text:p>
          </table:table-cell>
          <table:table-cell table:number-columns-repeated="14"/>
        </table:table-row>
        <table:table-row table:style-name="ro1">
          <table:table-cell office:value-type="string">
            <text:p>57,</text:p>
          </table:table-cell>
          <table:table-cell table:number-columns-repeated="14"/>
        </table:table-row>
        <table:table-row table:style-name="ro1">
          <table:table-cell office:value-type="string">
            <text:p>58,</text:p>
          </table:table-cell>
          <table:table-cell table:number-columns-repeated="14"/>
        </table:table-row>
        <table:table-row table:style-name="ro1">
          <table:table-cell office:value-type="string">
            <text:p>59,</text:p>
          </table:table-cell>
          <table:table-cell table:number-columns-repeated="14"/>
        </table:table-row>
        <table:table-row table:style-name="ro1">
          <table:table-cell office:value-type="string">
            <text:p>60,</text:p>
          </table:table-cell>
          <table:table-cell table:number-columns-repeated="14"/>
        </table:table-row>
        <table:table-row table:style-name="ro1">
          <table:table-cell office:value-type="string">
            <text:p>61,</text:p>
          </table:table-cell>
          <table:table-cell table:number-columns-repeated="14"/>
        </table:table-row>
        <table:table-row table:style-name="ro1">
          <table:table-cell office:value-type="string">
            <text:p>62,</text:p>
          </table:table-cell>
          <table:table-cell table:number-columns-repeated="14"/>
        </table:table-row>
        <table:table-row table:style-name="ro1">
          <table:table-cell office:value-type="string">
            <text:p>63,</text:p>
          </table:table-cell>
          <table:table-cell table:number-columns-repeated="14"/>
        </table:table-row>
        <table:table-row table:style-name="ro1">
          <table:table-cell office:value-type="string">
            <text:p>64,</text:p>
          </table:table-cell>
          <table:table-cell table:number-columns-repeated="14"/>
        </table:table-row>
        <table:table-row table:style-name="ro1">
          <table:table-cell office:value-type="string">
            <text:p>65,</text:p>
          </table:table-cell>
          <table:table-cell table:number-columns-repeated="14"/>
        </table:table-row>
        <table:table-row table:style-name="ro1">
          <table:table-cell office:value-type="string">
            <text:p>66,</text:p>
          </table:table-cell>
          <table:table-cell table:number-columns-repeated="14"/>
        </table:table-row>
        <table:table-row table:style-name="ro1">
          <table:table-cell office:value-type="string">
            <text:p>67,</text:p>
          </table:table-cell>
          <table:table-cell table:number-columns-repeated="14"/>
        </table:table-row>
        <table:table-row table:style-name="ro1">
          <table:table-cell office:value-type="string">
            <text:p>68,</text:p>
          </table:table-cell>
          <table:table-cell table:number-columns-repeated="14"/>
        </table:table-row>
        <table:table-row table:style-name="ro1">
          <table:table-cell office:value-type="string">
            <text:p>69,</text:p>
          </table:table-cell>
          <table:table-cell table:number-columns-repeated="14"/>
        </table:table-row>
        <table:table-row table:style-name="ro1">
          <table:table-cell office:value-type="string">
            <text:p>70,</text:p>
          </table:table-cell>
          <table:table-cell table:number-columns-repeated="14"/>
        </table:table-row>
        <table:table-row table:style-name="ro1">
          <table:table-cell office:value-type="string">
            <text:p>71,</text:p>
          </table:table-cell>
          <table:table-cell table:number-columns-repeated="14"/>
        </table:table-row>
        <table:table-row table:style-name="ro1">
          <table:table-cell office:value-type="string">
            <text:p>72,</text:p>
          </table:table-cell>
          <table:table-cell table:number-columns-repeated="14"/>
        </table:table-row>
        <table:table-row table:style-name="ro1">
          <table:table-cell office:value-type="string">
            <text:p>73,</text:p>
          </table:table-cell>
          <table:table-cell table:number-columns-repeated="14"/>
        </table:table-row>
        <table:table-row table:style-name="ro1">
          <table:table-cell office:value-type="string">
            <text:p>74,</text:p>
          </table:table-cell>
          <table:table-cell table:number-columns-repeated="14"/>
        </table:table-row>
        <table:table-row table:style-name="ro1">
          <table:table-cell office:value-type="string">
            <text:p>75,</text:p>
          </table:table-cell>
          <table:table-cell table:number-columns-repeated="14"/>
        </table:table-row>
        <table:table-row table:style-name="ro1">
          <table:table-cell office:value-type="string">
            <text:p>76,</text:p>
          </table:table-cell>
          <table:table-cell table:number-columns-repeated="14"/>
        </table:table-row>
        <table:table-row table:style-name="ro1">
          <table:table-cell office:value-type="string">
            <text:p>77,</text:p>
          </table:table-cell>
          <table:table-cell table:number-columns-repeated="14"/>
        </table:table-row>
        <table:table-row table:style-name="ro1">
          <table:table-cell office:value-type="string">
            <text:p>78,</text:p>
          </table:table-cell>
          <table:table-cell table:number-columns-repeated="14"/>
        </table:table-row>
        <table:table-row table:style-name="ro1">
          <table:table-cell office:value-type="string">
            <text:p>79,</text:p>
          </table:table-cell>
          <table:table-cell table:number-columns-repeated="14"/>
        </table:table-row>
        <table:table-row table:style-name="ro1">
          <table:table-cell office:value-type="string">
            <text:p>80,</text:p>
          </table:table-cell>
          <table:table-cell table:number-columns-repeated="14"/>
        </table:table-row>
        <table:table-row table:style-name="ro1">
          <table:table-cell office:value-type="string">
            <text:p>81,</text:p>
          </table:table-cell>
          <table:table-cell table:number-columns-repeated="14"/>
        </table:table-row>
        <table:table-row table:style-name="ro1">
          <table:table-cell office:value-type="string">
            <text:p>82,</text:p>
          </table:table-cell>
          <table:table-cell table:number-columns-repeated="14"/>
        </table:table-row>
        <table:table-row table:style-name="ro1">
          <table:table-cell office:value-type="string">
            <text:p>83,</text:p>
          </table:table-cell>
          <table:table-cell table:number-columns-repeated="14"/>
        </table:table-row>
        <table:table-row table:style-name="ro1">
          <table:table-cell office:value-type="string">
            <text:p>84,</text:p>
          </table:table-cell>
          <table:table-cell table:number-columns-repeated="14"/>
        </table:table-row>
        <table:table-row table:style-name="ro1">
          <table:table-cell office:value-type="string">
            <text:p>85,</text:p>
          </table:table-cell>
          <table:table-cell table:number-columns-repeated="14"/>
        </table:table-row>
        <table:table-row table:style-name="ro1">
          <table:table-cell office:value-type="string">
            <text:p>86,</text:p>
          </table:table-cell>
          <table:table-cell table:number-columns-repeated="14"/>
        </table:table-row>
        <table:table-row table:style-name="ro1">
          <table:table-cell office:value-type="string">
            <text:p>87,</text:p>
          </table:table-cell>
          <table:table-cell table:number-columns-repeated="14"/>
        </table:table-row>
        <table:table-row table:style-name="ro1">
          <table:table-cell office:value-type="string">
            <text:p>88,</text:p>
          </table:table-cell>
          <table:table-cell table:number-columns-repeated="14"/>
        </table:table-row>
        <table:table-row table:style-name="ro1">
          <table:table-cell office:value-type="string">
            <text:p>89,</text:p>
          </table:table-cell>
          <table:table-cell table:number-columns-repeated="14"/>
        </table:table-row>
        <table:table-row table:style-name="ro1">
          <table:table-cell office:value-type="string">
            <text:p>90,</text:p>
          </table:table-cell>
          <table:table-cell table:number-columns-repeated="14"/>
        </table:table-row>
        <table:table-row table:style-name="ro1">
          <table:table-cell office:value-type="string">
            <text:p>91,</text:p>
          </table:table-cell>
          <table:table-cell table:number-columns-repeated="14"/>
        </table:table-row>
        <table:table-row table:style-name="ro1">
          <table:table-cell office:value-type="string">
            <text:p>92,</text:p>
          </table:table-cell>
          <table:table-cell table:number-columns-repeated="14"/>
        </table:table-row>
        <table:table-row table:style-name="ro1">
          <table:table-cell office:value-type="string">
            <text:p>93,</text:p>
          </table:table-cell>
          <table:table-cell table:number-columns-repeated="14"/>
        </table:table-row>
        <table:table-row table:style-name="ro1">
          <table:table-cell office:value-type="string">
            <text:p>94,</text:p>
          </table:table-cell>
          <table:table-cell table:number-columns-repeated="14"/>
        </table:table-row>
        <table:table-row table:style-name="ro1">
          <table:table-cell office:value-type="string">
            <text:p>95,</text:p>
          </table:table-cell>
          <table:table-cell table:number-columns-repeated="14"/>
        </table:table-row>
        <table:table-row table:style-name="ro1">
          <table:table-cell office:value-type="string">
            <text:p>96,</text:p>
          </table:table-cell>
          <table:table-cell table:number-columns-repeated="14"/>
        </table:table-row>
        <table:table-row table:style-name="ro1">
          <table:table-cell office:value-type="string">
            <text:p>97,</text:p>
          </table:table-cell>
          <table:table-cell table:number-columns-repeated="14"/>
        </table:table-row>
        <table:table-row table:style-name="ro1">
          <table:table-cell office:value-type="string">
            <text:p>98,</text:p>
          </table:table-cell>
          <table:table-cell table:number-columns-repeated="14"/>
        </table:table-row>
        <table:table-row table:style-name="ro1">
          <table:table-cell office:value-type="string">
            <text:p>99,</text:p>
          </table:table-cell>
          <table:table-cell table:number-columns-repeated="14"/>
        </table:table-row>
        <table:table-row table:style-name="ro1">
          <table:table-cell office:value-type="string">
            <text:p>100,</text:p>
          </table:table-cell>
          <table:table-cell table:number-columns-repeated="14"/>
        </table:table-row>
        <table:table-row table:style-name="ro1">
          <table:table-cell office:value-type="string">
            <text:p>101,</text:p>
          </table:table-cell>
          <table:table-cell table:number-columns-repeated="14"/>
        </table:table-row>
        <table:table-row table:style-name="ro1">
          <table:table-cell office:value-type="string">
            <text:p>102,</text:p>
          </table:table-cell>
          <table:table-cell table:number-columns-repeated="14"/>
        </table:table-row>
        <table:table-row table:style-name="ro1">
          <table:table-cell office:value-type="string">
            <text:p>103,</text:p>
          </table:table-cell>
          <table:table-cell table:number-columns-repeated="14"/>
        </table:table-row>
        <table:table-row table:style-name="ro1">
          <table:table-cell office:value-type="string">
            <text:p>104,</text:p>
          </table:table-cell>
          <table:table-cell table:number-columns-repeated="14"/>
        </table:table-row>
        <table:table-row table:style-name="ro1">
          <table:table-cell office:value-type="string">
            <text:p>105,</text:p>
          </table:table-cell>
          <table:table-cell table:number-columns-repeated="14"/>
        </table:table-row>
        <table:table-row table:style-name="ro1">
          <table:table-cell office:value-type="string">
            <text:p>106,</text:p>
          </table:table-cell>
          <table:table-cell table:number-columns-repeated="14"/>
        </table:table-row>
        <table:table-row table:style-name="ro1">
          <table:table-cell office:value-type="string">
            <text:p>107,</text:p>
          </table:table-cell>
          <table:table-cell table:number-columns-repeated="14"/>
        </table:table-row>
        <table:table-row table:style-name="ro1">
          <table:table-cell office:value-type="string">
            <text:p>108,</text:p>
          </table:table-cell>
          <table:table-cell table:number-columns-repeated="14"/>
        </table:table-row>
        <table:table-row table:style-name="ro1">
          <table:table-cell office:value-type="string">
            <text:p>109,</text:p>
          </table:table-cell>
          <table:table-cell table:number-columns-repeated="14"/>
        </table:table-row>
        <table:table-row table:style-name="ro1">
          <table:table-cell office:value-type="string">
            <text:p>110,</text:p>
          </table:table-cell>
          <table:table-cell table:number-columns-repeated="14"/>
        </table:table-row>
        <table:table-row table:style-name="ro1">
          <table:table-cell office:value-type="string">
            <text:p>111,</text:p>
          </table:table-cell>
          <table:table-cell table:number-columns-repeated="14"/>
        </table:table-row>
        <table:table-row table:style-name="ro1">
          <table:table-cell office:value-type="string">
            <text:p>112,</text:p>
          </table:table-cell>
          <table:table-cell table:number-columns-repeated="14"/>
        </table:table-row>
        <table:table-row table:style-name="ro1">
          <table:table-cell office:value-type="string">
            <text:p>113,</text:p>
          </table:table-cell>
          <table:table-cell table:number-columns-repeated="14"/>
        </table:table-row>
        <table:table-row table:style-name="ro1">
          <table:table-cell office:value-type="string">
            <text:p>114,</text:p>
          </table:table-cell>
          <table:table-cell table:number-columns-repeated="14"/>
        </table:table-row>
        <table:table-row table:style-name="ro1">
          <table:table-cell office:value-type="string">
            <text:p>115,</text:p>
          </table:table-cell>
          <table:table-cell table:number-columns-repeated="14"/>
        </table:table-row>
        <table:table-row table:style-name="ro1">
          <table:table-cell office:value-type="string">
            <text:p>116,</text:p>
          </table:table-cell>
          <table:table-cell table:number-columns-repeated="14"/>
        </table:table-row>
        <table:table-row table:style-name="ro1">
          <table:table-cell office:value-type="string">
            <text:p>117,</text:p>
          </table:table-cell>
          <table:table-cell table:number-columns-repeated="14"/>
        </table:table-row>
        <table:table-row table:style-name="ro1">
          <table:table-cell office:value-type="string">
            <text:p>118,</text:p>
          </table:table-cell>
          <table:table-cell table:number-columns-repeated="14"/>
        </table:table-row>
        <table:table-row table:style-name="ro1">
          <table:table-cell office:value-type="string">
            <text:p>119,</text:p>
          </table:table-cell>
          <table:table-cell table:number-columns-repeated="14"/>
        </table:table-row>
        <table:table-row table:style-name="ro1">
          <table:table-cell office:value-type="string">
            <text:p>120,</text:p>
          </table:table-cell>
          <table:table-cell table:number-columns-repeated="14"/>
        </table:table-row>
        <table:table-row table:style-name="ro1">
          <table:table-cell office:value-type="string">
            <text:p>121,</text:p>
          </table:table-cell>
          <table:table-cell table:number-columns-repeated="14"/>
        </table:table-row>
        <table:table-row table:style-name="ro1">
          <table:table-cell office:value-type="string">
            <text:p>122,</text:p>
          </table:table-cell>
          <table:table-cell table:number-columns-repeated="14"/>
        </table:table-row>
        <table:table-row table:style-name="ro1">
          <table:table-cell office:value-type="string">
            <text:p>123,</text:p>
          </table:table-cell>
          <table:table-cell table:number-columns-repeated="14"/>
        </table:table-row>
        <table:table-row table:style-name="ro1">
          <table:table-cell office:value-type="string">
            <text:p>124,</text:p>
          </table:table-cell>
          <table:table-cell table:number-columns-repeated="14"/>
        </table:table-row>
        <table:table-row table:style-name="ro1">
          <table:table-cell office:value-type="string">
            <text:p>125,</text:p>
          </table:table-cell>
          <table:table-cell table:number-columns-repeated="14"/>
        </table:table-row>
        <table:table-row table:style-name="ro1">
          <table:table-cell office:value-type="string">
            <text:p>126,</text:p>
          </table:table-cell>
          <table:table-cell table:number-columns-repeated="14"/>
        </table:table-row>
        <table:table-row table:style-name="ro1">
          <table:table-cell office:value-type="string">
            <text:p>127,</text:p>
          </table:table-cell>
          <table:table-cell table:number-columns-repeated="14"/>
        </table:table-row>
        <table:table-row table:style-name="ro1">
          <table:table-cell office:value-type="string">
            <text:p>128,</text:p>
          </table:table-cell>
          <table:table-cell table:number-columns-repeated="14"/>
        </table:table-row>
        <table:table-row table:style-name="ro1">
          <table:table-cell office:value-type="string">
            <text:p>129,</text:p>
          </table:table-cell>
          <table:table-cell table:number-columns-repeated="14"/>
        </table:table-row>
        <table:table-row table:style-name="ro1">
          <table:table-cell office:value-type="string">
            <text:p>130,</text:p>
          </table:table-cell>
          <table:table-cell table:number-columns-repeated="14"/>
        </table:table-row>
        <table:table-row table:style-name="ro1">
          <table:table-cell office:value-type="string">
            <text:p>131,</text:p>
          </table:table-cell>
          <table:table-cell table:number-columns-repeated="14"/>
        </table:table-row>
        <table:table-row table:style-name="ro1">
          <table:table-cell office:value-type="string">
            <text:p>132,</text:p>
          </table:table-cell>
          <table:table-cell table:number-columns-repeated="14"/>
        </table:table-row>
        <table:table-row table:style-name="ro1">
          <table:table-cell office:value-type="string">
            <text:p>133,</text:p>
          </table:table-cell>
          <table:table-cell table:number-columns-repeated="14"/>
        </table:table-row>
        <table:table-row table:style-name="ro1">
          <table:table-cell office:value-type="string">
            <text:p>134,</text:p>
          </table:table-cell>
          <table:table-cell table:number-columns-repeated="14"/>
        </table:table-row>
        <table:table-row table:style-name="ro1">
          <table:table-cell office:value-type="string">
            <text:p>135,</text:p>
          </table:table-cell>
          <table:table-cell table:number-columns-repeated="14"/>
        </table:table-row>
        <table:table-row table:style-name="ro1">
          <table:table-cell office:value-type="string">
            <text:p>136,</text:p>
          </table:table-cell>
          <table:table-cell table:number-columns-repeated="14"/>
        </table:table-row>
        <table:table-row table:style-name="ro1">
          <table:table-cell office:value-type="string">
            <text:p>137,</text:p>
          </table:table-cell>
          <table:table-cell table:number-columns-repeated="14"/>
        </table:table-row>
        <table:table-row table:style-name="ro1">
          <table:table-cell office:value-type="string">
            <text:p>138,</text:p>
          </table:table-cell>
          <table:table-cell table:number-columns-repeated="14"/>
        </table:table-row>
        <table:table-row table:style-name="ro1">
          <table:table-cell office:value-type="string">
            <text:p>139,</text:p>
          </table:table-cell>
          <table:table-cell table:number-columns-repeated="14"/>
        </table:table-row>
        <table:table-row table:style-name="ro1">
          <table:table-cell office:value-type="string">
            <text:p>140,</text:p>
          </table:table-cell>
          <table:table-cell table:number-columns-repeated="14"/>
        </table:table-row>
        <table:table-row table:style-name="ro1">
          <table:table-cell office:value-type="string">
            <text:p>141,</text:p>
          </table:table-cell>
          <table:table-cell table:number-columns-repeated="14"/>
        </table:table-row>
        <table:table-row table:style-name="ro1">
          <table:table-cell office:value-type="string">
            <text:p>142,</text:p>
          </table:table-cell>
          <table:table-cell table:number-columns-repeated="14"/>
        </table:table-row>
        <table:table-row table:style-name="ro1">
          <table:table-cell office:value-type="string">
            <text:p>143,</text:p>
          </table:table-cell>
          <table:table-cell table:number-columns-repeated="14"/>
        </table:table-row>
        <table:table-row table:style-name="ro1">
          <table:table-cell office:value-type="string">
            <text:p>144,</text:p>
          </table:table-cell>
          <table:table-cell table:number-columns-repeated="14"/>
        </table:table-row>
        <table:table-row table:style-name="ro1">
          <table:table-cell office:value-type="string">
            <text:p>145,</text:p>
          </table:table-cell>
          <table:table-cell table:number-columns-repeated="14"/>
        </table:table-row>
        <table:table-row table:style-name="ro1">
          <table:table-cell office:value-type="string">
            <text:p>1,</text:p>
          </table:table-cell>
          <table:table-cell table:number-columns-repeated="14"/>
        </table:table-row>
        <table:table-row table:style-name="ro1">
          <table:table-cell office:value-type="string">
            <text:p>2,</text:p>
          </table:table-cell>
          <table:table-cell table:number-columns-repeated="14"/>
        </table:table-row>
        <table:table-row table:style-name="ro1">
          <table:table-cell office:value-type="string">
            <text:p>3,</text:p>
          </table:table-cell>
          <table:table-cell table:number-columns-repeated="14"/>
        </table:table-row>
        <table:table-row table:style-name="ro1">
          <table:table-cell office:value-type="string">
            <text:p>4,</text:p>
          </table:table-cell>
          <table:table-cell table:number-columns-repeated="14"/>
        </table:table-row>
        <table:table-row table:style-name="ro1">
          <table:table-cell office:value-type="string">
            <text:p>5,</text:p>
          </table:table-cell>
          <table:table-cell table:number-columns-repeated="14"/>
        </table:table-row>
        <table:table-row table:style-name="ro1">
          <table:table-cell office:value-type="string">
            <text:p>6,</text:p>
          </table:table-cell>
          <table:table-cell table:number-columns-repeated="14"/>
        </table:table-row>
        <table:table-row table:style-name="ro1">
          <table:table-cell office:value-type="string">
            <text:p>7,</text:p>
          </table:table-cell>
          <table:table-cell table:number-columns-repeated="14"/>
        </table:table-row>
        <table:table-row table:style-name="ro1">
          <table:table-cell office:value-type="string">
            <text:p>8,</text:p>
          </table:table-cell>
          <table:table-cell table:number-columns-repeated="14"/>
        </table:table-row>
        <table:table-row table:style-name="ro1">
          <table:table-cell office:value-type="string">
            <text:p>9,</text:p>
          </table:table-cell>
          <table:table-cell table:number-columns-repeated="14"/>
        </table:table-row>
        <table:table-row table:style-name="ro1">
          <table:table-cell office:value-type="string">
            <text:p>10,</text:p>
          </table:table-cell>
          <table:table-cell table:number-columns-repeated="14"/>
        </table:table-row>
        <table:table-row table:style-name="ro1">
          <table:table-cell office:value-type="string">
            <text:p>11,</text:p>
          </table:table-cell>
          <table:table-cell table:number-columns-repeated="14"/>
        </table:table-row>
        <table:table-row table:style-name="ro1">
          <table:table-cell office:value-type="string">
            <text:p>12,</text:p>
          </table:table-cell>
          <table:table-cell table:number-columns-repeated="14"/>
        </table:table-row>
        <table:table-row table:style-name="ro1">
          <table:table-cell office:value-type="string">
            <text:p>13,</text:p>
          </table:table-cell>
          <table:table-cell table:number-columns-repeated="14"/>
        </table:table-row>
        <table:table-row table:style-name="ro1">
          <table:table-cell office:value-type="string">
            <text:p>14,</text:p>
          </table:table-cell>
          <table:table-cell table:number-columns-repeated="14"/>
        </table:table-row>
        <table:table-row table:style-name="ro1">
          <table:table-cell office:value-type="string">
            <text:p>15,</text:p>
          </table:table-cell>
          <table:table-cell table:number-columns-repeated="14"/>
        </table:table-row>
        <table:table-row table:style-name="ro1">
          <table:table-cell office:value-type="string">
            <text:p>16,</text:p>
          </table:table-cell>
          <table:table-cell table:number-columns-repeated="14"/>
        </table:table-row>
        <table:table-row table:style-name="ro1">
          <table:table-cell office:value-type="string">
            <text:p>17,</text:p>
          </table:table-cell>
          <table:table-cell table:number-columns-repeated="14"/>
        </table:table-row>
        <table:table-row table:style-name="ro1">
          <table:table-cell office:value-type="string">
            <text:p>18,</text:p>
          </table:table-cell>
          <table:table-cell table:number-columns-repeated="14"/>
        </table:table-row>
        <table:table-row table:style-name="ro1">
          <table:table-cell office:value-type="string">
            <text:p>19,</text:p>
          </table:table-cell>
          <table:table-cell table:number-columns-repeated="14"/>
        </table:table-row>
        <table:table-row table:style-name="ro1">
          <table:table-cell office:value-type="string">
            <text:p>20,</text:p>
          </table:table-cell>
          <table:table-cell table:number-columns-repeated="14"/>
        </table:table-row>
        <table:table-row table:style-name="ro1">
          <table:table-cell office:value-type="string">
            <text:p>21,</text:p>
          </table:table-cell>
          <table:table-cell table:number-columns-repeated="14"/>
        </table:table-row>
        <table:table-row table:style-name="ro1">
          <table:table-cell office:value-type="string">
            <text:p>22,</text:p>
          </table:table-cell>
          <table:table-cell table:number-columns-repeated="14"/>
        </table:table-row>
        <table:table-row table:style-name="ro1">
          <table:table-cell office:value-type="string">
            <text:p>23,</text:p>
          </table:table-cell>
          <table:table-cell table:number-columns-repeated="14"/>
        </table:table-row>
        <table:table-row table:style-name="ro1">
          <table:table-cell office:value-type="string">
            <text:p>24,</text:p>
          </table:table-cell>
          <table:table-cell table:number-columns-repeated="14"/>
        </table:table-row>
        <table:table-row table:style-name="ro1">
          <table:table-cell office:value-type="string">
            <text:p>25,</text:p>
          </table:table-cell>
          <table:table-cell table:number-columns-repeated="14"/>
        </table:table-row>
        <table:table-row table:style-name="ro1">
          <table:table-cell office:value-type="string">
            <text:p>26,</text:p>
          </table:table-cell>
          <table:table-cell table:number-columns-repeated="14"/>
        </table:table-row>
        <table:table-row table:style-name="ro1">
          <table:table-cell office:value-type="string">
            <text:p>27,</text:p>
          </table:table-cell>
          <table:table-cell table:number-columns-repeated="14"/>
        </table:table-row>
        <table:table-row table:style-name="ro1">
          <table:table-cell office:value-type="string">
            <text:p>28,</text:p>
          </table:table-cell>
          <table:table-cell table:number-columns-repeated="14"/>
        </table:table-row>
        <table:table-row table:style-name="ro1">
          <table:table-cell office:value-type="string">
            <text:p>29,</text:p>
          </table:table-cell>
          <table:table-cell table:number-columns-repeated="14"/>
        </table:table-row>
        <table:table-row table:style-name="ro1">
          <table:table-cell office:value-type="string">
            <text:p>30,</text:p>
          </table:table-cell>
          <table:table-cell table:number-columns-repeated="14"/>
        </table:table-row>
        <table:table-row table:style-name="ro1">
          <table:table-cell office:value-type="string">
            <text:p>31,</text:p>
          </table:table-cell>
          <table:table-cell table:number-columns-repeated="14"/>
        </table:table-row>
        <table:table-row table:style-name="ro1">
          <table:table-cell office:value-type="string">
            <text:p>32,</text:p>
          </table:table-cell>
          <table:table-cell table:number-columns-repeated="14"/>
        </table:table-row>
        <table:table-row table:style-name="ro1">
          <table:table-cell office:value-type="string">
            <text:p>33,</text:p>
          </table:table-cell>
          <table:table-cell table:number-columns-repeated="14"/>
        </table:table-row>
        <table:table-row table:style-name="ro1">
          <table:table-cell office:value-type="string">
            <text:p>34,</text:p>
          </table:table-cell>
          <table:table-cell table:number-columns-repeated="14"/>
        </table:table-row>
        <table:table-row table:style-name="ro1">
          <table:table-cell office:value-type="string">
            <text:p>35,</text:p>
          </table:table-cell>
          <table:table-cell table:number-columns-repeated="14"/>
        </table:table-row>
        <table:table-row table:style-name="ro1">
          <table:table-cell office:value-type="string">
            <text:p>36,</text:p>
          </table:table-cell>
          <table:table-cell table:number-columns-repeated="14"/>
        </table:table-row>
        <table:table-row table:style-name="ro1">
          <table:table-cell office:value-type="string">
            <text:p>37,</text:p>
          </table:table-cell>
          <table:table-cell table:number-columns-repeated="14"/>
        </table:table-row>
        <table:table-row table:style-name="ro1">
          <table:table-cell office:value-type="string">
            <text:p>38,</text:p>
          </table:table-cell>
          <table:table-cell table:number-columns-repeated="14"/>
        </table:table-row>
        <table:table-row table:style-name="ro1">
          <table:table-cell office:value-type="string">
            <text:p>39,</text:p>
          </table:table-cell>
          <table:table-cell table:number-columns-repeated="14"/>
        </table:table-row>
        <table:table-row table:style-name="ro1">
          <table:table-cell office:value-type="string">
            <text:p>40,</text:p>
          </table:table-cell>
          <table:table-cell table:number-columns-repeated="14"/>
        </table:table-row>
        <table:table-row table:style-name="ro1">
          <table:table-cell office:value-type="string">
            <text:p>41,</text:p>
          </table:table-cell>
          <table:table-cell table:number-columns-repeated="14"/>
        </table:table-row>
        <table:table-row table:style-name="ro1">
          <table:table-cell office:value-type="string">
            <text:p>42,</text:p>
          </table:table-cell>
          <table:table-cell table:number-columns-repeated="14"/>
        </table:table-row>
        <table:table-row table:style-name="ro1">
          <table:table-cell office:value-type="string">
            <text:p>43,</text:p>
          </table:table-cell>
          <table:table-cell table:number-columns-repeated="14"/>
        </table:table-row>
        <table:table-row table:style-name="ro1">
          <table:table-cell office:value-type="string">
            <text:p>44,</text:p>
          </table:table-cell>
          <table:table-cell table:number-columns-repeated="14"/>
        </table:table-row>
        <table:table-row table:style-name="ro1">
          <table:table-cell office:value-type="string">
            <text:p>45,</text:p>
          </table:table-cell>
          <table:table-cell table:number-columns-repeated="14"/>
        </table:table-row>
        <table:table-row table:style-name="ro1">
          <table:table-cell office:value-type="string">
            <text:p>46,</text:p>
          </table:table-cell>
          <table:table-cell table:number-columns-repeated="14"/>
        </table:table-row>
        <table:table-row table:style-name="ro1">
          <table:table-cell office:value-type="string">
            <text:p>47,</text:p>
          </table:table-cell>
          <table:table-cell table:number-columns-repeated="14"/>
        </table:table-row>
        <table:table-row table:style-name="ro1">
          <table:table-cell office:value-type="string">
            <text:p>48,</text:p>
          </table:table-cell>
          <table:table-cell table:number-columns-repeated="14"/>
        </table:table-row>
        <table:table-row table:style-name="ro1">
          <table:table-cell office:value-type="string">
            <text:p>49,</text:p>
          </table:table-cell>
          <table:table-cell table:number-columns-repeated="14"/>
        </table:table-row>
        <table:table-row table:style-name="ro1">
          <table:table-cell office:value-type="string">
            <text:p>50,</text:p>
          </table:table-cell>
          <table:table-cell table:number-columns-repeated="14"/>
        </table:table-row>
        <table:table-row table:style-name="ro1">
          <table:table-cell office:value-type="string">
            <text:p>51,</text:p>
          </table:table-cell>
          <table:table-cell table:number-columns-repeated="14"/>
        </table:table-row>
        <table:table-row table:style-name="ro1">
          <table:table-cell office:value-type="string">
            <text:p>52,</text:p>
          </table:table-cell>
          <table:table-cell table:number-columns-repeated="14"/>
        </table:table-row>
        <table:table-row table:style-name="ro1">
          <table:table-cell office:value-type="string">
            <text:p>53,</text:p>
          </table:table-cell>
          <table:table-cell table:number-columns-repeated="14"/>
        </table:table-row>
        <table:table-row table:style-name="ro1">
          <table:table-cell office:value-type="string">
            <text:p>54,</text:p>
          </table:table-cell>
          <table:table-cell table:number-columns-repeated="14"/>
        </table:table-row>
        <table:table-row table:style-name="ro1">
          <table:table-cell office:value-type="string">
            <text:p>55,</text:p>
          </table:table-cell>
          <table:table-cell table:number-columns-repeated="14"/>
        </table:table-row>
        <table:table-row table:style-name="ro1">
          <table:table-cell office:value-type="string">
            <text:p>56,</text:p>
          </table:table-cell>
          <table:table-cell table:number-columns-repeated="14"/>
        </table:table-row>
        <table:table-row table:style-name="ro1">
          <table:table-cell office:value-type="string">
            <text:p>57,</text:p>
          </table:table-cell>
          <table:table-cell table:number-columns-repeated="14"/>
        </table:table-row>
        <table:table-row table:style-name="ro1">
          <table:table-cell office:value-type="string">
            <text:p>58,</text:p>
          </table:table-cell>
          <table:table-cell table:number-columns-repeated="14"/>
        </table:table-row>
        <table:table-row table:style-name="ro1">
          <table:table-cell office:value-type="string">
            <text:p>59,</text:p>
          </table:table-cell>
          <table:table-cell table:number-columns-repeated="14"/>
        </table:table-row>
        <table:table-row table:style-name="ro1">
          <table:table-cell office:value-type="string">
            <text:p>60,</text:p>
          </table:table-cell>
          <table:table-cell table:number-columns-repeated="14"/>
        </table:table-row>
        <table:table-row table:style-name="ro1">
          <table:table-cell office:value-type="string">
            <text:p>61,</text:p>
          </table:table-cell>
          <table:table-cell table:number-columns-repeated="14"/>
        </table:table-row>
        <table:table-row table:style-name="ro1">
          <table:table-cell office:value-type="string">
            <text:p>62,</text:p>
          </table:table-cell>
          <table:table-cell table:number-columns-repeated="14"/>
        </table:table-row>
        <table:table-row table:style-name="ro1">
          <table:table-cell office:value-type="string">
            <text:p>63,</text:p>
          </table:table-cell>
          <table:table-cell table:number-columns-repeated="14"/>
        </table:table-row>
        <table:table-row table:style-name="ro1">
          <table:table-cell office:value-type="string">
            <text:p>64,</text:p>
          </table:table-cell>
          <table:table-cell table:number-columns-repeated="14"/>
        </table:table-row>
        <table:table-row table:style-name="ro1">
          <table:table-cell office:value-type="string">
            <text:p>65,</text:p>
          </table:table-cell>
          <table:table-cell table:number-columns-repeated="14"/>
        </table:table-row>
        <table:table-row table:style-name="ro1">
          <table:table-cell office:value-type="string">
            <text:p>66,</text:p>
          </table:table-cell>
          <table:table-cell table:number-columns-repeated="14"/>
        </table:table-row>
        <table:table-row table:style-name="ro1">
          <table:table-cell office:value-type="string">
            <text:p>67,</text:p>
          </table:table-cell>
          <table:table-cell table:number-columns-repeated="14"/>
        </table:table-row>
        <table:table-row table:style-name="ro1">
          <table:table-cell office:value-type="string">
            <text:p>68,</text:p>
          </table:table-cell>
          <table:table-cell table:number-columns-repeated="14"/>
        </table:table-row>
        <table:table-row table:style-name="ro1">
          <table:table-cell office:value-type="string">
            <text:p>69,</text:p>
          </table:table-cell>
          <table:table-cell table:number-columns-repeated="14"/>
        </table:table-row>
        <table:table-row table:style-name="ro1">
          <table:table-cell office:value-type="string">
            <text:p>70,</text:p>
          </table:table-cell>
          <table:table-cell table:number-columns-repeated="14"/>
        </table:table-row>
        <table:table-row table:style-name="ro1">
          <table:table-cell office:value-type="string">
            <text:p>71,</text:p>
          </table:table-cell>
          <table:table-cell table:number-columns-repeated="14"/>
        </table:table-row>
        <table:table-row table:style-name="ro1">
          <table:table-cell office:value-type="string">
            <text:p>72,</text:p>
          </table:table-cell>
          <table:table-cell table:number-columns-repeated="14"/>
        </table:table-row>
        <table:table-row table:style-name="ro1">
          <table:table-cell office:value-type="string">
            <text:p>73,</text:p>
          </table:table-cell>
          <table:table-cell table:number-columns-repeated="14"/>
        </table:table-row>
        <table:table-row table:style-name="ro1">
          <table:table-cell office:value-type="string">
            <text:p>74,</text:p>
          </table:table-cell>
          <table:table-cell table:number-columns-repeated="14"/>
        </table:table-row>
        <table:table-row table:style-name="ro1">
          <table:table-cell office:value-type="string">
            <text:p>75,</text:p>
          </table:table-cell>
          <table:table-cell table:number-columns-repeated="14"/>
        </table:table-row>
        <table:table-row table:style-name="ro1">
          <table:table-cell office:value-type="string">
            <text:p>76,</text:p>
          </table:table-cell>
          <table:table-cell table:number-columns-repeated="14"/>
        </table:table-row>
        <table:table-row table:style-name="ro1">
          <table:table-cell office:value-type="string">
            <text:p>77,</text:p>
          </table:table-cell>
          <table:table-cell table:number-columns-repeated="14"/>
        </table:table-row>
        <table:table-row table:style-name="ro1">
          <table:table-cell office:value-type="string">
            <text:p>78,</text:p>
          </table:table-cell>
          <table:table-cell table:number-columns-repeated="14"/>
        </table:table-row>
        <table:table-row table:style-name="ro1">
          <table:table-cell office:value-type="string">
            <text:p>79,</text:p>
          </table:table-cell>
          <table:table-cell table:number-columns-repeated="14"/>
        </table:table-row>
        <table:table-row table:style-name="ro1">
          <table:table-cell office:value-type="string">
            <text:p>80,</text:p>
          </table:table-cell>
          <table:table-cell table:number-columns-repeated="14"/>
        </table:table-row>
        <table:table-row table:style-name="ro1">
          <table:table-cell office:value-type="string">
            <text:p>81,</text:p>
          </table:table-cell>
          <table:table-cell table:number-columns-repeated="14"/>
        </table:table-row>
        <table:table-row table:style-name="ro1">
          <table:table-cell office:value-type="string">
            <text:p>82,</text:p>
          </table:table-cell>
          <table:table-cell table:number-columns-repeated="14"/>
        </table:table-row>
        <table:table-row table:style-name="ro1">
          <table:table-cell office:value-type="string">
            <text:p>83,</text:p>
          </table:table-cell>
          <table:table-cell table:number-columns-repeated="14"/>
        </table:table-row>
        <table:table-row table:style-name="ro1">
          <table:table-cell office:value-type="string">
            <text:p>84,</text:p>
          </table:table-cell>
          <table:table-cell table:number-columns-repeated="14"/>
        </table:table-row>
        <table:table-row table:style-name="ro1">
          <table:table-cell office:value-type="string">
            <text:p>85,</text:p>
          </table:table-cell>
          <table:table-cell table:number-columns-repeated="14"/>
        </table:table-row>
        <table:table-row table:style-name="ro1">
          <table:table-cell office:value-type="string">
            <text:p>86,</text:p>
          </table:table-cell>
          <table:table-cell table:number-columns-repeated="14"/>
        </table:table-row>
        <table:table-row table:style-name="ro1">
          <table:table-cell office:value-type="string">
            <text:p>87,</text:p>
          </table:table-cell>
          <table:table-cell table:number-columns-repeated="14"/>
        </table:table-row>
        <table:table-row table:style-name="ro1">
          <table:table-cell office:value-type="string">
            <text:p>88,</text:p>
          </table:table-cell>
          <table:table-cell table:number-columns-repeated="14"/>
        </table:table-row>
        <table:table-row table:style-name="ro1">
          <table:table-cell office:value-type="string">
            <text:p>89,</text:p>
          </table:table-cell>
          <table:table-cell table:number-columns-repeated="14"/>
        </table:table-row>
        <table:table-row table:style-name="ro1">
          <table:table-cell office:value-type="string">
            <text:p>90,</text:p>
          </table:table-cell>
          <table:table-cell table:number-columns-repeated="14"/>
        </table:table-row>
        <table:table-row table:style-name="ro1">
          <table:table-cell office:value-type="string">
            <text:p>91,</text:p>
          </table:table-cell>
          <table:table-cell table:number-columns-repeated="14"/>
        </table:table-row>
        <table:table-row table:style-name="ro1">
          <table:table-cell office:value-type="string">
            <text:p>92,</text:p>
          </table:table-cell>
          <table:table-cell table:number-columns-repeated="14"/>
        </table:table-row>
        <table:table-row table:style-name="ro1">
          <table:table-cell office:value-type="string">
            <text:p>93,</text:p>
          </table:table-cell>
          <table:table-cell table:number-columns-repeated="14"/>
        </table:table-row>
        <table:table-row table:style-name="ro1">
          <table:table-cell office:value-type="string">
            <text:p>94,</text:p>
          </table:table-cell>
          <table:table-cell table:number-columns-repeated="14"/>
        </table:table-row>
        <table:table-row table:style-name="ro1">
          <table:table-cell office:value-type="string">
            <text:p>95,</text:p>
          </table:table-cell>
          <table:table-cell table:number-columns-repeated="14"/>
        </table:table-row>
        <table:table-row table:style-name="ro1">
          <table:table-cell office:value-type="string">
            <text:p>96,</text:p>
          </table:table-cell>
          <table:table-cell table:number-columns-repeated="14"/>
        </table:table-row>
        <table:table-row table:style-name="ro1">
          <table:table-cell office:value-type="string">
            <text:p>97,</text:p>
          </table:table-cell>
          <table:table-cell table:number-columns-repeated="14"/>
        </table:table-row>
        <table:table-row table:style-name="ro1">
          <table:table-cell office:value-type="string">
            <text:p>98,</text:p>
          </table:table-cell>
          <table:table-cell table:number-columns-repeated="14"/>
        </table:table-row>
        <table:table-row table:style-name="ro1">
          <table:table-cell office:value-type="string">
            <text:p>99,</text:p>
          </table:table-cell>
          <table:table-cell table:number-columns-repeated="14"/>
        </table:table-row>
        <table:table-row table:style-name="ro1">
          <table:table-cell office:value-type="string">
            <text:p>100,</text:p>
          </table:table-cell>
          <table:table-cell table:number-columns-repeated="14"/>
        </table:table-row>
        <table:table-row table:style-name="ro1">
          <table:table-cell office:value-type="string">
            <text:p>101,</text:p>
          </table:table-cell>
          <table:table-cell table:number-columns-repeated="14"/>
        </table:table-row>
        <table:table-row table:style-name="ro1">
          <table:table-cell office:value-type="string">
            <text:p>102,</text:p>
          </table:table-cell>
          <table:table-cell table:number-columns-repeated="14"/>
        </table:table-row>
        <table:table-row table:style-name="ro1">
          <table:table-cell office:value-type="string">
            <text:p>103,</text:p>
          </table:table-cell>
          <table:table-cell table:number-columns-repeated="14"/>
        </table:table-row>
        <table:table-row table:style-name="ro1">
          <table:table-cell office:value-type="string">
            <text:p>104,</text:p>
          </table:table-cell>
          <table:table-cell table:number-columns-repeated="14"/>
        </table:table-row>
        <table:table-row table:style-name="ro1">
          <table:table-cell office:value-type="string">
            <text:p>105,</text:p>
          </table:table-cell>
          <table:table-cell table:number-columns-repeated="14"/>
        </table:table-row>
        <table:table-row table:style-name="ro1">
          <table:table-cell office:value-type="string">
            <text:p>106,</text:p>
          </table:table-cell>
          <table:table-cell table:number-columns-repeated="14"/>
        </table:table-row>
        <table:table-row table:style-name="ro1">
          <table:table-cell office:value-type="string">
            <text:p>107,</text:p>
          </table:table-cell>
          <table:table-cell table:number-columns-repeated="14"/>
        </table:table-row>
        <table:table-row table:style-name="ro1">
          <table:table-cell office:value-type="string">
            <text:p>108,</text:p>
          </table:table-cell>
          <table:table-cell table:number-columns-repeated="14"/>
        </table:table-row>
        <table:table-row table:style-name="ro1">
          <table:table-cell office:value-type="string">
            <text:p>109,</text:p>
          </table:table-cell>
          <table:table-cell table:number-columns-repeated="14"/>
        </table:table-row>
        <table:table-row table:style-name="ro1">
          <table:table-cell office:value-type="string">
            <text:p>110,</text:p>
          </table:table-cell>
          <table:table-cell table:number-columns-repeated="14"/>
        </table:table-row>
        <table:table-row table:style-name="ro1">
          <table:table-cell office:value-type="string">
            <text:p>111,</text:p>
          </table:table-cell>
          <table:table-cell table:number-columns-repeated="14"/>
        </table:table-row>
        <table:table-row table:style-name="ro1">
          <table:table-cell office:value-type="string">
            <text:p>112,</text:p>
          </table:table-cell>
          <table:table-cell table:number-columns-repeated="14"/>
        </table:table-row>
        <table:table-row table:style-name="ro1">
          <table:table-cell office:value-type="string">
            <text:p>113,</text:p>
          </table:table-cell>
          <table:table-cell table:number-columns-repeated="14"/>
        </table:table-row>
        <table:table-row table:style-name="ro1">
          <table:table-cell office:value-type="string">
            <text:p>114,</text:p>
          </table:table-cell>
          <table:table-cell table:number-columns-repeated="14"/>
        </table:table-row>
        <table:table-row table:style-name="ro1">
          <table:table-cell office:value-type="string">
            <text:p>115,</text:p>
          </table:table-cell>
          <table:table-cell table:number-columns-repeated="14"/>
        </table:table-row>
        <table:table-row table:style-name="ro1">
          <table:table-cell office:value-type="string">
            <text:p>116,</text:p>
          </table:table-cell>
          <table:table-cell table:number-columns-repeated="14"/>
        </table:table-row>
        <table:table-row table:style-name="ro1">
          <table:table-cell office:value-type="string">
            <text:p>117,</text:p>
          </table:table-cell>
          <table:table-cell table:number-columns-repeated="14"/>
        </table:table-row>
        <table:table-row table:style-name="ro1">
          <table:table-cell office:value-type="string">
            <text:p>118,</text:p>
          </table:table-cell>
          <table:table-cell table:number-columns-repeated="14"/>
        </table:table-row>
        <table:table-row table:style-name="ro1">
          <table:table-cell office:value-type="string">
            <text:p>119,</text:p>
          </table:table-cell>
          <table:table-cell table:number-columns-repeated="14"/>
        </table:table-row>
        <table:table-row table:style-name="ro1">
          <table:table-cell office:value-type="string">
            <text:p>120,</text:p>
          </table:table-cell>
          <table:table-cell table:number-columns-repeated="14"/>
        </table:table-row>
        <table:table-row table:style-name="ro1">
          <table:table-cell office:value-type="string">
            <text:p>121,</text:p>
          </table:table-cell>
          <table:table-cell table:number-columns-repeated="14"/>
        </table:table-row>
        <table:table-row table:style-name="ro1">
          <table:table-cell office:value-type="string">
            <text:p>122,</text:p>
          </table:table-cell>
          <table:table-cell table:number-columns-repeated="14"/>
        </table:table-row>
        <table:table-row table:style-name="ro1">
          <table:table-cell office:value-type="string">
            <text:p>123,</text:p>
          </table:table-cell>
          <table:table-cell table:number-columns-repeated="14"/>
        </table:table-row>
        <table:table-row table:style-name="ro1">
          <table:table-cell office:value-type="string">
            <text:p>124,</text:p>
          </table:table-cell>
          <table:table-cell table:number-columns-repeated="14"/>
        </table:table-row>
        <table:table-row table:style-name="ro1">
          <table:table-cell office:value-type="string">
            <text:p>125,</text:p>
          </table:table-cell>
          <table:table-cell table:number-columns-repeated="14"/>
        </table:table-row>
        <table:table-row table:style-name="ro1">
          <table:table-cell office:value-type="string">
            <text:p>126,</text:p>
          </table:table-cell>
          <table:table-cell table:number-columns-repeated="14"/>
        </table:table-row>
        <table:table-row table:style-name="ro1">
          <table:table-cell office:value-type="string">
            <text:p>127,</text:p>
          </table:table-cell>
          <table:table-cell table:number-columns-repeated="14"/>
        </table:table-row>
        <table:table-row table:style-name="ro1">
          <table:table-cell office:value-type="string">
            <text:p>128,</text:p>
          </table:table-cell>
          <table:table-cell table:number-columns-repeated="14"/>
        </table:table-row>
        <table:table-row table:style-name="ro1">
          <table:table-cell office:value-type="string">
            <text:p>129,</text:p>
          </table:table-cell>
          <table:table-cell table:number-columns-repeated="14"/>
        </table:table-row>
        <table:table-row table:style-name="ro1">
          <table:table-cell office:value-type="string">
            <text:p>130,</text:p>
          </table:table-cell>
          <table:table-cell table:number-columns-repeated="14"/>
        </table:table-row>
        <table:table-row table:style-name="ro1">
          <table:table-cell office:value-type="string">
            <text:p>131,</text:p>
          </table:table-cell>
          <table:table-cell table:number-columns-repeated="14"/>
        </table:table-row>
        <table:table-row table:style-name="ro1">
          <table:table-cell office:value-type="string">
            <text:p>132,</text:p>
          </table:table-cell>
          <table:table-cell table:number-columns-repeated="14"/>
        </table:table-row>
        <table:table-row table:style-name="ro1">
          <table:table-cell office:value-type="string">
            <text:p>133,</text:p>
          </table:table-cell>
          <table:table-cell table:number-columns-repeated="14"/>
        </table:table-row>
        <table:table-row table:style-name="ro1">
          <table:table-cell office:value-type="string">
            <text:p>134,</text:p>
          </table:table-cell>
          <table:table-cell table:number-columns-repeated="14"/>
        </table:table-row>
        <table:table-row table:style-name="ro1">
          <table:table-cell office:value-type="string">
            <text:p>135,</text:p>
          </table:table-cell>
          <table:table-cell table:number-columns-repeated="14"/>
        </table:table-row>
        <table:table-row table:style-name="ro1">
          <table:table-cell office:value-type="string">
            <text:p>136,</text:p>
          </table:table-cell>
          <table:table-cell table:number-columns-repeated="14"/>
        </table:table-row>
        <table:table-row table:style-name="ro1">
          <table:table-cell office:value-type="string">
            <text:p>137,</text:p>
          </table:table-cell>
          <table:table-cell table:number-columns-repeated="14"/>
        </table:table-row>
        <table:table-row table:style-name="ro1">
          <table:table-cell office:value-type="string">
            <text:p>138,</text:p>
          </table:table-cell>
          <table:table-cell table:number-columns-repeated="14"/>
        </table:table-row>
        <table:table-row table:style-name="ro1">
          <table:table-cell office:value-type="string">
            <text:p>139,</text:p>
          </table:table-cell>
          <table:table-cell table:number-columns-repeated="14"/>
        </table:table-row>
        <table:table-row table:style-name="ro1">
          <table:table-cell office:value-type="string">
            <text:p>140,</text:p>
          </table:table-cell>
          <table:table-cell table:number-columns-repeated="14"/>
        </table:table-row>
        <table:table-row table:style-name="ro1">
          <table:table-cell office:value-type="string">
            <text:p>141,</text:p>
          </table:table-cell>
          <table:table-cell table:number-columns-repeated="14"/>
        </table:table-row>
        <table:table-row table:style-name="ro1">
          <table:table-cell office:value-type="string">
            <text:p>142,</text:p>
          </table:table-cell>
          <table:table-cell table:number-columns-repeated="14"/>
        </table:table-row>
        <table:table-row table:style-name="ro1">
          <table:table-cell office:value-type="string">
            <text:p>143,</text:p>
          </table:table-cell>
          <table:table-cell table:number-columns-repeated="14"/>
        </table:table-row>
        <table:table-row table:style-name="ro1">
          <table:table-cell office:value-type="string">
            <text:p>144,</text:p>
          </table:table-cell>
          <table:table-cell table:number-columns-repeated="14"/>
        </table:table-row>
        <table:table-row table:style-name="ro1">
          <table:table-cell office:value-type="string">
            <text:p>145,</text:p>
          </table:table-cell>
          <table:table-cell table:number-columns-repeated="14"/>
        </table:table-row>
      </table:table>
      <table:table table:name="Sheet2" table:style-name="ta1">
        <table:table-column table:style-name="co3" table:number-columns-repeated="8" table:default-cell-style-name="Default"/>
        <table:table-row table:style-name="ro2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Image Plane,</text:p>
          </table:table-cell>
          <table:table-cell office:value-type="string">
            <text:p>Average Intensit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,</text:p>
          </table:table-cell>
          <table:table-cell office:value-type="float" office:value="1402.55">
            <text:p>1402.55</text:p>
          </table:table-cell>
          <table:table-cell office:value-type="float" office:value="1278.84">
            <text:p>1278.84</text:p>
          </table:table-cell>
          <table:table-cell office:value-type="float" office:value="1401.93">
            <text:p>1401.93</text:p>
          </table:table-cell>
          <table:table-cell office:value-type="float" office:value="1271.86">
            <text:p>1271.86</text:p>
          </table:table-cell>
          <table:table-cell office:value-type="float" office:value="1261.89">
            <text:p>1261.89</text:p>
          </table:table-cell>
          <table:table-cell office:value-type="float" office:value="950.257">
            <text:p>950.257</text:p>
          </table:table-cell>
        </table:table-row>
        <table:table-row table:style-name="ro1">
          <table:table-cell/>
          <table:table-cell office:value-type="string">
            <text:p>2,</text:p>
          </table:table-cell>
          <table:table-cell office:value-type="float" office:value="1400.98">
            <text:p>1400.98</text:p>
          </table:table-cell>
          <table:table-cell office:value-type="float" office:value="1278.59">
            <text:p>1278.59</text:p>
          </table:table-cell>
          <table:table-cell office:value-type="float" office:value="1401.56">
            <text:p>1401.56</text:p>
          </table:table-cell>
          <table:table-cell office:value-type="float" office:value="1271.66">
            <text:p>1271.66</text:p>
          </table:table-cell>
          <table:table-cell office:value-type="float" office:value="1261.78">
            <text:p>1261.78</text:p>
          </table:table-cell>
          <table:table-cell office:value-type="float" office:value="950.627">
            <text:p>950.627</text:p>
          </table:table-cell>
        </table:table-row>
        <table:table-row table:style-name="ro1">
          <table:table-cell/>
          <table:table-cell office:value-type="string">
            <text:p>3,</text:p>
          </table:table-cell>
          <table:table-cell office:value-type="float" office:value="1397.4">
            <text:p>1397.4</text:p>
          </table:table-cell>
          <table:table-cell office:value-type="float" office:value="1276.2">
            <text:p>1276.2</text:p>
          </table:table-cell>
          <table:table-cell office:value-type="float" office:value="1389.77">
            <text:p>1389.77</text:p>
          </table:table-cell>
          <table:table-cell office:value-type="float" office:value="1254.67">
            <text:p>1254.67</text:p>
          </table:table-cell>
          <table:table-cell office:value-type="float" office:value="1239.19">
            <text:p>1239.19</text:p>
          </table:table-cell>
          <table:table-cell office:value-type="float" office:value="946.159">
            <text:p>946.159</text:p>
          </table:table-cell>
        </table:table-row>
        <table:table-row table:style-name="ro1">
          <table:table-cell/>
          <table:table-cell office:value-type="string">
            <text:p>4,</text:p>
          </table:table-cell>
          <table:table-cell office:value-type="float" office:value="1028.28">
            <text:p>1028.28</text:p>
          </table:table-cell>
          <table:table-cell office:value-type="float" office:value="989.938">
            <text:p>989.938</text:p>
          </table:table-cell>
          <table:table-cell office:value-type="float" office:value="988.716">
            <text:p>988.716</text:p>
          </table:table-cell>
          <table:table-cell office:value-type="float" office:value="879.196">
            <text:p>879.196</text:p>
          </table:table-cell>
          <table:table-cell office:value-type="float" office:value="875.503">
            <text:p>875.503</text:p>
          </table:table-cell>
          <table:table-cell office:value-type="float" office:value="761.043">
            <text:p>761.043</text:p>
          </table:table-cell>
        </table:table-row>
        <table:table-row table:style-name="ro1">
          <table:table-cell/>
          <table:table-cell office:value-type="string">
            <text:p>5,</text:p>
          </table:table-cell>
          <table:table-cell office:value-type="float" office:value="764.588">
            <text:p>764.588</text:p>
          </table:table-cell>
          <table:table-cell office:value-type="float" office:value="741.404">
            <text:p>741.404</text:p>
          </table:table-cell>
          <table:table-cell office:value-type="float" office:value="749.887">
            <text:p>749.887</text:p>
          </table:table-cell>
          <table:table-cell office:value-type="float" office:value="674.529">
            <text:p>674.529</text:p>
          </table:table-cell>
          <table:table-cell office:value-type="float" office:value="680.496">
            <text:p>680.496</text:p>
          </table:table-cell>
          <table:table-cell office:value-type="float" office:value="605.787">
            <text:p>605.787</text:p>
          </table:table-cell>
        </table:table-row>
        <table:table-row table:style-name="ro1">
          <table:table-cell/>
          <table:table-cell office:value-type="string">
            <text:p>6,</text:p>
          </table:table-cell>
          <table:table-cell office:value-type="float" office:value="665.806">
            <text:p>665.806</text:p>
          </table:table-cell>
          <table:table-cell office:value-type="float" office:value="637.24">
            <text:p>637.24</text:p>
          </table:table-cell>
          <table:table-cell office:value-type="float" office:value="659.349">
            <text:p>659.349</text:p>
          </table:table-cell>
          <table:table-cell office:value-type="float" office:value="592.806">
            <text:p>592.806</text:p>
          </table:table-cell>
          <table:table-cell office:value-type="float" office:value="597.635">
            <text:p>597.635</text:p>
          </table:table-cell>
          <table:table-cell office:value-type="float" office:value="524.485">
            <text:p>524.485</text:p>
          </table:table-cell>
        </table:table-row>
        <table:table-row table:style-name="ro1">
          <table:table-cell/>
          <table:table-cell office:value-type="string">
            <text:p>7,</text:p>
          </table:table-cell>
          <table:table-cell office:value-type="float" office:value="617.508">
            <text:p>617.508</text:p>
          </table:table-cell>
          <table:table-cell office:value-type="float" office:value="584.563">
            <text:p>584.563</text:p>
          </table:table-cell>
          <table:table-cell office:value-type="float" office:value="613.83">
            <text:p>613.83</text:p>
          </table:table-cell>
          <table:table-cell office:value-type="float" office:value="552.134">
            <text:p>552.134</text:p>
          </table:table-cell>
          <table:table-cell office:value-type="float" office:value="556.098">
            <text:p>556.098</text:p>
          </table:table-cell>
          <table:table-cell office:value-type="float" office:value="479.408">
            <text:p>479.408</text:p>
          </table:table-cell>
        </table:table-row>
        <table:table-row table:style-name="ro1">
          <table:table-cell/>
          <table:table-cell office:value-type="string">
            <text:p>8,</text:p>
          </table:table-cell>
          <table:table-cell office:value-type="float" office:value="589.319">
            <text:p>589.319</text:p>
          </table:table-cell>
          <table:table-cell office:value-type="float" office:value="554.702">
            <text:p>554.702</text:p>
          </table:table-cell>
          <table:table-cell office:value-type="float" office:value="587.335">
            <text:p>587.335</text:p>
          </table:table-cell>
          <table:table-cell office:value-type="float" office:value="527.34">
            <text:p>527.34</text:p>
          </table:table-cell>
          <table:table-cell office:value-type="float" office:value="531.603">
            <text:p>531.603</text:p>
          </table:table-cell>
          <table:table-cell office:value-type="float" office:value="454.24">
            <text:p>454.24</text:p>
          </table:table-cell>
        </table:table-row>
        <table:table-row table:style-name="ro1">
          <table:table-cell/>
          <table:table-cell office:value-type="string">
            <text:p>9,</text:p>
          </table:table-cell>
          <table:table-cell office:value-type="float" office:value="570.652">
            <text:p>570.652</text:p>
          </table:table-cell>
          <table:table-cell office:value-type="float" office:value="534.361">
            <text:p>534.361</text:p>
          </table:table-cell>
          <table:table-cell office:value-type="float" office:value="569.196">
            <text:p>569.196</text:p>
          </table:table-cell>
          <table:table-cell office:value-type="float" office:value="509.964">
            <text:p>509.964</text:p>
          </table:table-cell>
          <table:table-cell office:value-type="float" office:value="514.995">
            <text:p>514.995</text:p>
          </table:table-cell>
          <table:table-cell office:value-type="float" office:value="438.161">
            <text:p>438.161</text:p>
          </table:table-cell>
        </table:table-row>
        <table:table-row table:style-name="ro1">
          <table:table-cell/>
          <table:table-cell office:value-type="string">
            <text:p>10,</text:p>
          </table:table-cell>
          <table:table-cell office:value-type="float" office:value="556.814">
            <text:p>556.814</text:p>
          </table:table-cell>
          <table:table-cell office:value-type="float" office:value="519.196">
            <text:p>519.196</text:p>
          </table:table-cell>
          <table:table-cell office:value-type="float" office:value="555.736">
            <text:p>555.736</text:p>
          </table:table-cell>
          <table:table-cell office:value-type="float" office:value="497.05">
            <text:p>497.05</text:p>
          </table:table-cell>
          <table:table-cell office:value-type="float" office:value="502.688">
            <text:p>502.688</text:p>
          </table:table-cell>
          <table:table-cell office:value-type="float" office:value="426.645">
            <text:p>426.645</text:p>
          </table:table-cell>
        </table:table-row>
        <table:table-row table:style-name="ro1">
          <table:table-cell/>
          <table:table-cell office:value-type="string">
            <text:p>11,</text:p>
          </table:table-cell>
          <table:table-cell office:value-type="float" office:value="545.241">
            <text:p>545.241</text:p>
          </table:table-cell>
          <table:table-cell office:value-type="float" office:value="507.107">
            <text:p>507.107</text:p>
          </table:table-cell>
          <table:table-cell office:value-type="float" office:value="544.264">
            <text:p>544.264</text:p>
          </table:table-cell>
          <table:table-cell office:value-type="float" office:value="486.498">
            <text:p>486.498</text:p>
          </table:table-cell>
          <table:table-cell office:value-type="float" office:value="492.647">
            <text:p>492.647</text:p>
          </table:table-cell>
          <table:table-cell office:value-type="float" office:value="417.828">
            <text:p>417.828</text:p>
          </table:table-cell>
        </table:table-row>
        <table:table-row table:style-name="ro1">
          <table:table-cell/>
          <table:table-cell office:value-type="string">
            <text:p>12,</text:p>
          </table:table-cell>
          <table:table-cell office:value-type="float" office:value="535.841">
            <text:p>535.841</text:p>
          </table:table-cell>
          <table:table-cell office:value-type="float" office:value="497.71">
            <text:p>497.71</text:p>
          </table:table-cell>
          <table:table-cell office:value-type="float" office:value="534.974">
            <text:p>534.974</text:p>
          </table:table-cell>
          <table:table-cell office:value-type="float" office:value="478.133">
            <text:p>478.133</text:p>
          </table:table-cell>
          <table:table-cell office:value-type="float" office:value="484.975">
            <text:p>484.975</text:p>
          </table:table-cell>
          <table:table-cell office:value-type="float" office:value="410.202">
            <text:p>410.202</text:p>
          </table:table-cell>
        </table:table-row>
        <table:table-row table:style-name="ro1">
          <table:table-cell/>
          <table:table-cell office:value-type="string">
            <text:p>13,</text:p>
          </table:table-cell>
          <table:table-cell office:value-type="float" office:value="527.667">
            <text:p>527.667</text:p>
          </table:table-cell>
          <table:table-cell office:value-type="float" office:value="490.051">
            <text:p>490.051</text:p>
          </table:table-cell>
          <table:table-cell office:value-type="float" office:value="526.925">
            <text:p>526.925</text:p>
          </table:table-cell>
          <table:table-cell office:value-type="float" office:value="471.081">
            <text:p>471.081</text:p>
          </table:table-cell>
          <table:table-cell office:value-type="float" office:value="478.261">
            <text:p>478.261</text:p>
          </table:table-cell>
          <table:table-cell office:value-type="float" office:value="404.166">
            <text:p>404.166</text:p>
          </table:table-cell>
        </table:table-row>
        <table:table-row table:style-name="ro1">
          <table:table-cell/>
          <table:table-cell office:value-type="string">
            <text:p>14,</text:p>
          </table:table-cell>
          <table:table-cell office:value-type="float" office:value="520.723">
            <text:p>520.723</text:p>
          </table:table-cell>
          <table:table-cell office:value-type="float" office:value="483.378">
            <text:p>483.378</text:p>
          </table:table-cell>
          <table:table-cell office:value-type="float" office:value="519.953">
            <text:p>519.953</text:p>
          </table:table-cell>
          <table:table-cell office:value-type="float" office:value="465.098">
            <text:p>465.098</text:p>
          </table:table-cell>
          <table:table-cell office:value-type="float" office:value="472.859">
            <text:p>472.859</text:p>
          </table:table-cell>
          <table:table-cell office:value-type="float" office:value="399.16">
            <text:p>399.16</text:p>
          </table:table-cell>
        </table:table-row>
        <table:table-row table:style-name="ro1">
          <table:table-cell/>
          <table:table-cell office:value-type="string">
            <text:p>15,</text:p>
          </table:table-cell>
          <table:table-cell office:value-type="float" office:value="514.34">
            <text:p>514.34</text:p>
          </table:table-cell>
          <table:table-cell office:value-type="float" office:value="477.922">
            <text:p>477.922</text:p>
          </table:table-cell>
          <table:table-cell office:value-type="float" office:value="513.742">
            <text:p>513.742</text:p>
          </table:table-cell>
          <table:table-cell office:value-type="float" office:value="459.944">
            <text:p>459.944</text:p>
          </table:table-cell>
          <table:table-cell office:value-type="float" office:value="468.11">
            <text:p>468.11</text:p>
          </table:table-cell>
          <table:table-cell office:value-type="float" office:value="394.959">
            <text:p>394.959</text:p>
          </table:table-cell>
        </table:table-row>
        <table:table-row table:style-name="ro1">
          <table:table-cell/>
          <table:table-cell office:value-type="string">
            <text:p>16,</text:p>
          </table:table-cell>
          <table:table-cell office:value-type="float" office:value="508.618">
            <text:p>508.618</text:p>
          </table:table-cell>
          <table:table-cell office:value-type="float" office:value="472.879">
            <text:p>472.879</text:p>
          </table:table-cell>
          <table:table-cell office:value-type="float" office:value="508.087">
            <text:p>508.087</text:p>
          </table:table-cell>
          <table:table-cell office:value-type="float" office:value="455.368">
            <text:p>455.368</text:p>
          </table:table-cell>
          <table:table-cell office:value-type="float" office:value="463.949">
            <text:p>463.949</text:p>
          </table:table-cell>
          <table:table-cell office:value-type="float" office:value="391.064">
            <text:p>391.064</text:p>
          </table:table-cell>
        </table:table-row>
        <table:table-row table:style-name="ro1">
          <table:table-cell/>
          <table:table-cell office:value-type="string">
            <text:p>17,</text:p>
          </table:table-cell>
          <table:table-cell office:value-type="float" office:value="503.534">
            <text:p>503.534</text:p>
          </table:table-cell>
          <table:table-cell office:value-type="float" office:value="468.542">
            <text:p>468.542</text:p>
          </table:table-cell>
          <table:table-cell office:value-type="float" office:value="503.203">
            <text:p>503.203</text:p>
          </table:table-cell>
          <table:table-cell office:value-type="float" office:value="451.158">
            <text:p>451.158</text:p>
          </table:table-cell>
          <table:table-cell office:value-type="float" office:value="460.29">
            <text:p>460.29</text:p>
          </table:table-cell>
          <table:table-cell office:value-type="float" office:value="387.965">
            <text:p>387.965</text:p>
          </table:table-cell>
        </table:table-row>
        <table:table-row table:style-name="ro1">
          <table:table-cell/>
          <table:table-cell office:value-type="string">
            <text:p>18,</text:p>
          </table:table-cell>
          <table:table-cell office:value-type="float" office:value="499.244">
            <text:p>499.244</text:p>
          </table:table-cell>
          <table:table-cell office:value-type="float" office:value="464.767">
            <text:p>464.767</text:p>
          </table:table-cell>
          <table:table-cell office:value-type="float" office:value="498.666">
            <text:p>498.666</text:p>
          </table:table-cell>
          <table:table-cell office:value-type="float" office:value="447.643">
            <text:p>447.643</text:p>
          </table:table-cell>
          <table:table-cell office:value-type="float" office:value="457.001">
            <text:p>457.001</text:p>
          </table:table-cell>
          <table:table-cell office:value-type="float" office:value="385.067">
            <text:p>385.067</text:p>
          </table:table-cell>
        </table:table-row>
        <table:table-row table:style-name="ro1">
          <table:table-cell/>
          <table:table-cell office:value-type="string">
            <text:p>19,</text:p>
          </table:table-cell>
          <table:table-cell office:value-type="float" office:value="495.137">
            <text:p>495.137</text:p>
          </table:table-cell>
          <table:table-cell office:value-type="float" office:value="461.283">
            <text:p>461.283</text:p>
          </table:table-cell>
          <table:table-cell office:value-type="float" office:value="494.695">
            <text:p>494.695</text:p>
          </table:table-cell>
          <table:table-cell office:value-type="float" office:value="444.266">
            <text:p>444.266</text:p>
          </table:table-cell>
          <table:table-cell office:value-type="float" office:value="454.014">
            <text:p>454.014</text:p>
          </table:table-cell>
          <table:table-cell office:value-type="float" office:value="382.724">
            <text:p>382.724</text:p>
          </table:table-cell>
        </table:table-row>
        <table:table-row table:style-name="ro1">
          <table:table-cell/>
          <table:table-cell office:value-type="string">
            <text:p>20,</text:p>
          </table:table-cell>
          <table:table-cell office:value-type="float" office:value="491.4">
            <text:p>491.4</text:p>
          </table:table-cell>
          <table:table-cell office:value-type="float" office:value="458.156">
            <text:p>458.156</text:p>
          </table:table-cell>
          <table:table-cell office:value-type="float" office:value="491.052">
            <text:p>491.052</text:p>
          </table:table-cell>
          <table:table-cell office:value-type="float" office:value="441.298">
            <text:p>441.298</text:p>
          </table:table-cell>
          <table:table-cell office:value-type="float" office:value="451.535">
            <text:p>451.535</text:p>
          </table:table-cell>
          <table:table-cell office:value-type="float" office:value="380.506">
            <text:p>380.506</text:p>
          </table:table-cell>
        </table:table-row>
        <table:table-row table:style-name="ro1" table:number-rows-repeated="10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0T17:39:49</dc:date>
    <dc:creator>Martin Brennan</dc:creator>
    <meta:document-statistic meta:table-count="2" meta:cell-count="2234" meta:object-count="0"/>
    <meta:generator>LibreOffice/3.5$Linux_x86 LibreOffice_project/350m1$Build-2</meta:generator>
  </office:meta>
</office:document-meta>
</file>